
<file path=META-INF/manifest.xml><?xml version="1.0" encoding="utf-8"?>
<manifest:manifest xmlns:manifest="urn:oasis:names:tc:opendocument:xmlns:manifest:1.0" manifest:version="1.2">
  <manifest:file-entry manifest:full-path="/" manifest:version="1.2" manifest:media-type="application/vnd.oasis.opendocument.spreadsheet"/>
  <manifest:file-entry manifest:full-path="Basic/Standard/Structures.xml" manifest:media-type="text/xml"/>
  <manifest:file-entry manifest:full-path="Basic/Standard/script-lb.xml" manifest:media-type="text/xml"/>
  <manifest:file-entry manifest:full-path="Basic/Standard/CountTime.xml" manifest:media-type="text/xml"/>
  <manifest:file-entry manifest:full-path="Basic/Standard/Psychology.xml" manifest:media-type="text/xml"/>
  <manifest:file-entry manifest:full-path="Basic/Standard/Random.xml" manifest:media-type="text/xml"/>
  <manifest:file-entry manifest:full-path="Basic/script-lc.xml" manifest:media-type="text/xml"/>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Thumbnails/thumbnail.png" manifest:media-type="image/png"/>
  <manifest:file-entry manifest:full-path="content.xml" manifest:media-type="text/xml"/>
  <manifest:file-entry manifest:full-path="setting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automatic-styles>
    <style:style style:name="co1" style:family="table-column">
      <style:table-column-properties fo:break-before="auto" style:column-width="22.58mm"/>
    </style:style>
    <style:style style:name="ro1" style:family="table-row">
      <style:table-row-properties style:row-height="4.52mm" fo:break-before="auto" style:use-optimal-row-height="true"/>
    </style:style>
    <style:style style:name="ta1" style:family="table" style:master-page-name="Default">
      <style:table-properties table:display="true" style:writing-mode="lr-tb"/>
    </style:style>
    <number:time-style style:name="N41">
      <number:hours number:style="long"/>
      <number:text>:</number:text>
      <number:minutes number:style="long"/>
      <number:text>:</number:text>
      <number:seconds number:style="long"/>
    </number:time-style>
    <number:boolean-style style:name="N99">
      <number:boolean/>
    </number:boolean-style>
    <style:style style:name="ce1" style:family="table-cell" style:parent-style-name="Default">
      <style:table-cell-properties style:text-align-source="fix" style:repeat-content="false" style:vertical-align="middle"/>
      <style:paragraph-properties fo:text-align="center" fo:margin-left="0mm"/>
      <style:text-properties fo:font-size="32pt" style:font-size-asian="32pt" style:font-size-complex="32pt"/>
    </style:style>
    <style:style style:name="ce2" style:family="table-cell" style:parent-style-name="Default">
      <style:table-cell-properties style:text-align-source="fix" style:repeat-content="false" style:vertical-align="middle"/>
      <style:paragraph-properties fo:text-align="center"/>
    </style:style>
    <style:style style:name="ce3" style:family="table-cell" style:parent-style-name="Default">
      <style:table-cell-properties style:text-align-source="fix" style:repeat-content="false" style:vertical-align="middle"/>
      <style:paragraph-properties fo:text-align="center" fo:margin-left="0mm"/>
    </style:style>
    <style:style style:name="ce4" style:family="table-cell" style:parent-style-name="Default">
      <style:table-cell-properties style:text-align-source="fix" style:repeat-content="false" fo:wrap-option="wrap" style:vertical-align="middle"/>
      <style:paragraph-properties fo:text-align="start" fo:margin-left="0mm"/>
    </style:style>
    <style:style style:name="ce5"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bold" style:text-underline-mode="continuous" style:text-overline-mode="continuous" style:text-line-through-mode="continuous" style:font-size-asian="10pt" style:language-asian="en" style:country-asian="US" style:font-style-asian="normal" style:font-weight-asian="bold" style:font-size-complex="10pt" style:language-complex="en" style:country-complex="US" style:font-style-complex="normal" style:font-weight-complex="bold" style:text-emphasize="none" style:font-relief="none" style:text-overline-style="none" style:text-overline-color="font-color"/>
    </style:style>
    <style:style style:name="ce6" style:family="table-cell" style:parent-style-name="Default">
      <style:text-properties style:use-window-font-color="true" style:text-outline="false" style:text-line-through-style="none" style:text-line-through-type="none" style:font-name="Arial" fo:font-size="10pt" fo:language="en" fo:country="US" fo:font-style="normal" fo:text-shadow="none" style:text-underline-style="none" fo:font-weight="normal" style:text-underline-mode="continuous" style:text-overline-mode="continuous" style:text-line-through-mode="continuous" style:font-size-asian="10pt" style:language-asian="en" style:country-asian="US" style:font-style-asian="normal" style:font-weight-asian="normal" style:font-size-complex="10pt" style:language-complex="en" style:country-complex="US" style:font-style-complex="normal" style:font-weight-complex="normal" style:text-emphasize="none" style:font-relief="none" style:text-overline-style="none" style:text-overline-color="font-color"/>
    </style:style>
    <style:style style:name="ce7" style:family="table-cell" style:parent-style-name="Default">
      <style:table-cell-properties style:text-align-source="fix" style:repeat-content="false" fo:wrap-option="wrap"/>
      <style:paragraph-properties fo:text-align="center"/>
      <style:text-properties style:use-window-font-color="true" style:text-outline="false" style:text-line-through-style="none" style:text-line-through-type="none" style:font-name="Liberation Serif" fo:font-size="10pt" fo:language="en" fo:country="GB" fo:font-style="normal" fo:text-shadow="none" style:text-underline-style="none" fo:font-weight="bold"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8" style:family="table-cell" style:parent-style-name="Default">
      <style:table-cell-properties fo:wrap-option="wrap"/>
      <style:text-properties style:use-window-font-color="true" style:text-outline="false" style:text-line-through-style="none" style:text-line-through-type="none" style:font-name="Liberation Serif" fo:font-size="10pt" fo:language="en" fo:country="GB" fo:font-style="normal" fo:text-shadow="none" style:text-underline-style="none" fo:font-weight="normal" style:text-underline-mode="continuous" style:text-overline-mode="continuous" style:text-line-through-mode="continuous" style:font-size-asian="10pt" style:language-asian="zh" style:country-asian="CN" style:font-style-asian="normal" style:font-weight-asian="normal" style:font-size-complex="10pt" style:language-complex="hi" style:country-complex="IN" style:font-style-complex="normal" style:font-weight-complex="normal" style:text-emphasize="none" style:font-relief="none" style:text-overline-style="none" style:text-overline-color="font-color"/>
    </style:style>
    <style:style style:name="ce40" style:family="table-cell" style:parent-style-name="Default">
      <style:table-cell-properties style:text-align-source="fix" style:repeat-content="false" style:vertical-align="middle"/>
      <style:paragraph-properties fo:text-align="center"/>
    </style:style>
    <style:style style:name="ce47" style:family="table-cell" style:parent-style-name="Default">
      <style:table-cell-properties fo:background-color="#00ffff" style:cell-protect="none" style:print-content="true" fo:border="0.99pt solid #000000"/>
    </style:style>
    <style:style style:name="ce10" style:family="table-cell" style:parent-style-name="Default">
      <style:table-cell-properties fo:border="0.99pt solid #000000"/>
    </style:style>
    <style:style style:name="ce11" style:family="table-cell" style:parent-style-name="Default">
      <style:table-cell-properties style:cell-protect="none" style:print-content="true"/>
    </style:style>
    <style:style style:name="ce12" style:family="table-cell" style:parent-style-name="Default">
      <style:table-cell-properties fo:border-bottom="none" fo:border-left="0.99pt solid #000000" fo:border-right="none" fo:border-top="0.99pt solid #000000"/>
    </style:style>
    <style:style style:name="ce13" style:family="table-cell" style:parent-style-name="Default">
      <style:table-cell-properties fo:border-bottom="none" style:text-align-source="fix" style:repeat-content="false" fo:wrap-option="wrap" fo:border-left="0.99pt solid #000000" fo:border-right="0.99pt solid #000000" fo:border-top="none" style:vertical-align="middle"/>
      <style:paragraph-properties fo:text-align="center"/>
      <style:text-properties fo:font-size="20pt" style:font-size-asian="20pt" style:font-size-complex="20pt"/>
    </style:style>
    <style:style style:name="ce44" style:family="table-cell" style:parent-style-name="Default">
      <style:table-cell-properties fo:border-bottom="none" fo:border-left="0.99pt solid #000000" fo:border-right="none" fo:border-top="none"/>
    </style:style>
    <style:style style:name="ce15" style:family="table-cell" style:parent-style-name="Default">
      <style:table-cell-properties fo:border-bottom="0.99pt solid #000000" fo:border-left="0.99pt solid #000000" fo:border-right="none" fo:border-top="none"/>
    </style:style>
    <style:style style:name="ce46" style:family="table-cell" style:parent-style-name="Default">
      <style:table-cell-properties style:cell-protect="none" style:print-content="true" fo:border="0.99pt solid #000000"/>
    </style:style>
    <style:style style:name="ce16" style:family="table-cell" style:parent-style-name="Default">
      <style:table-cell-properties fo:border-bottom="none" fo:border-left="none" fo:border-right="none" fo:border-top="0.99pt solid #000000"/>
    </style:style>
    <style:style style:name="ce49" style:family="table-cell" style:parent-style-name="Default">
      <style:table-cell-properties style:cell-protect="none" style:print-content="true" style:text-align-source="fix" style:repeat-content="false" fo:border="0.99pt solid #000000"/>
      <style:paragraph-properties fo:text-align="center"/>
    </style:style>
    <style:style style:name="ce18" style:family="table-cell" style:parent-style-name="Default">
      <style:table-cell-properties fo:border-bottom="0.99pt solid #000000" fo:border-left="none" fo:border-right="none" fo:border-top="none"/>
    </style:style>
    <style:style style:name="ce51" style:family="table-cell" style:parent-style-name="Default">
      <style:table-cell-properties style:cell-protect="none" style:print-content="true" style:text-align-source="fix" style:repeat-content="false" fo:border="0.99pt solid #000000" style:vertical-align="middle"/>
      <style:paragraph-properties fo:text-align="center"/>
    </style:style>
    <style:style style:name="ce20" style:family="table-cell" style:parent-style-name="Default">
      <style:table-cell-properties style:text-align-source="fix" style:repeat-content="false"/>
      <style:paragraph-properties fo:text-align="center" fo:margin-left="0mm"/>
    </style:style>
    <style:style style:name="ce21" style:family="table-cell" style:parent-style-name="Default">
      <style:table-cell-properties style:text-align-source="fix" style:repeat-content="false" fo:border="none"/>
      <style:paragraph-properties fo:text-align="center" fo:margin-left="0mm"/>
    </style:style>
    <style:style style:name="ce54" style:family="table-cell" style:parent-style-name="Default" style:data-style-name="N41">
      <style:table-cell-properties style:cell-protect="none" style:print-content="true" fo:border="0.99pt solid #000000"/>
    </style:style>
    <style:style style:name="ce39" style:family="table-cell" style:parent-style-name="Default">
      <style:table-cell-properties style:text-align-source="fix" style:repeat-content="false" style:vertical-align="middle"/>
      <style:paragraph-properties fo:text-align="center"/>
    </style:style>
    <style:style style:name="ce56" style:family="table-cell" style:parent-style-name="Default" style:data-style-name="N0">
      <style:table-cell-properties style:cell-protect="none" style:print-content="true" style:text-align-source="fix" style:repeat-content="false" fo:border="0.99pt solid #000000" style:vertical-align="middle"/>
      <style:paragraph-properties fo:text-align="center" fo:margin-left="0mm"/>
    </style:style>
    <style:style style:name="ce24" style:family="table-cell" style:parent-style-name="Default">
      <style:table-cell-properties fo:border-bottom="none" fo:border-left="none" fo:border-right="0.99pt solid #000000" fo:border-top="0.99pt solid #000000"/>
    </style:style>
    <style:style style:name="ce58" style:family="table-cell" style:parent-style-name="Default">
      <style:table-cell-properties fo:border-bottom="none" fo:border-left="none" fo:border-right="0.99pt solid #000000" fo:border-top="none"/>
    </style:style>
    <style:style style:name="ce26" style:family="table-cell" style:parent-style-name="Default">
      <style:table-cell-properties fo:border-bottom="0.99pt solid #000000" fo:border-left="none" fo:border-right="0.99pt solid #000000" fo:border-top="none"/>
    </style:style>
    <style:style style:name="ce27" style:family="table-cell" style:parent-style-name="Default">
      <style:table-cell-properties style:cell-protect="protected" style:print-content="true"/>
    </style:style>
    <style:style style:name="ce28" style:family="table-cell" style:parent-style-name="Default">
      <style:table-cell-properties style:cell-protect="protected" style:print-content="true" fo:border="0.99pt solid #000000"/>
    </style:style>
    <style:style style:name="ce29" style:family="table-cell" style:parent-style-name="Default" style:data-style-name="N99">
      <style:table-cell-properties style:cell-protect="protected" style:print-content="true"/>
    </style:style>
    <style:style style:name="ce30" style:family="table-cell" style:parent-style-name="Default" style:data-style-name="N99">
      <style:table-cell-properties style:cell-protect="none" style:print-content="true"/>
    </style:style>
    <style:style style:name="ce65" style:family="table-cell" style:parent-style-name="Default">
      <style:table-cell-properties fo:background-color="#000000"/>
    </style:style>
    <style:style style:name="ce74" style:family="table-cell" style:parent-style-name="Default">
      <style:table-cell-properties style:cell-protect="none" style:print-content="true" style:text-align-source="fix" style:repeat-content="false"/>
      <style:paragraph-properties fo:text-align="center"/>
      <style:text-properties fo:color="#00cc00"/>
    </style:style>
    <style:style style:name="ce67" style:family="table-cell" style:parent-style-name="Default">
      <style:table-cell-properties fo:background-color="#000000" style:text-align-source="fix" style:repeat-content="false"/>
      <style:paragraph-properties fo:text-align="center"/>
    </style:style>
    <style:style style:name="ce76" style:family="table-cell" style:parent-style-name="Default">
      <style:table-cell-properties style:cell-protect="none" style:print-content="true" fo:border="0.74pt solid #000000"/>
    </style:style>
    <style:style style:name="ce78" style:family="table-cell" style:parent-style-name="Default">
      <style:table-cell-properties style:cell-protect="none" style:print-content="true" style:text-align-source="fix" style:repeat-content="false" fo:border="0.74pt solid #000000"/>
      <style:paragraph-properties fo:text-align="center" fo:margin-left="0mm"/>
    </style:style>
    <style:style style:name="ce79" style:family="table-cell" style:parent-style-name="Default">
      <style:table-cell-properties style:cell-protect="none" style:print-content="true"/>
      <style:text-properties fo:color="#ff3333"/>
    </style:style>
    <style:style style:name="ce80" style:family="table-cell" style:parent-style-name="Default">
      <style:table-cell-properties style:cell-protect="none" style:print-content="true"/>
      <style:text-properties fo:color="#cc66ff"/>
    </style:style>
    <style:style style:name="ce83" style:family="table-cell" style:parent-style-name="Default">
      <style:table-cell-properties style:cell-protect="none" style:print-content="true" style:text-align-source="fix" style:repeat-content="false" style:vertical-align="middle"/>
      <style:paragraph-properties fo:text-align="center"/>
      <style:text-properties fo:color="#6666ff"/>
    </style:style>
    <style:style style:name="ce84" style:family="table-cell" style:parent-style-name="Default">
      <style:table-cell-properties style:cell-protect="none" style:print-content="true"/>
      <style:text-properties fo:color="#00cc00"/>
    </style:style>
    <style:style style:name="ce85" style:family="table-cell" style:parent-style-name="Default">
      <style:table-cell-properties style:cell-protect="none" style:print-content="true" style:text-align-source="fix" style:repeat-content="false" style:vertical-align="middle"/>
      <style:paragraph-properties fo:text-align="center"/>
      <style:text-properties fo:color="#cc66ff"/>
    </style:style>
    <style:style style:name="ce86" style:family="table-cell" style:parent-style-name="Default">
      <style:table-cell-properties style:cell-protect="none" style:print-content="true"/>
      <style:text-properties fo:color="#6666ff"/>
    </style:style>
    <style:style style:name="gr1" style:family="graphic">
      <style:graphic-properties draw:marker-start="Arrowheads_20_1" draw:marker-start-width="2mm" draw:marker-start-center="false" draw:fill="solid" draw:fill-color="#ffffc0" draw:auto-grow-height="true" draw:auto-grow-width="false" fo:min-height="55.31mm" fo:padding-top="1mm" fo:padding-bottom="1mm" fo:padding-left="1mm" fo:padding-right="1mm" draw:shadow="hidden" draw:shadow-offset-x="1mm" draw:shadow-offset-y="1mm" draw:caption-escape-direction="auto"/>
    </style:style>
    <style:style style:name="gr2" style:family="graphic">
      <style:graphic-properties draw:marker-start="Arrowheads_20_1" draw:marker-start-width="2mm" draw:marker-start-center="false" draw:fill="solid" draw:fill-color="#ffffc0" draw:auto-grow-height="true" draw:auto-grow-width="false" fo:min-height="31.61mm" fo:padding-top="1mm" fo:padding-bottom="1mm" fo:padding-left="1mm" fo:padding-right="1mm" draw:shadow="hidden" draw:shadow-offset-x="1mm" draw:shadow-offset-y="1mm" draw:caption-escape-direction="auto"/>
    </style:style>
    <style:style style:name="gr3" style:family="graphic">
      <style:graphic-properties draw:textarea-horizontal-align="justify" draw:textarea-vertical-align="middle" draw:auto-grow-height="false" fo:min-height="4.78mm" fo:min-width="22.58mm"/>
    </style:style>
    <style:style style:name="gr4" style:family="graphic">
      <style:graphic-properties draw:textarea-horizontal-align="justify" draw:textarea-vertical-align="middle" draw:auto-grow-height="false" fo:min-height="4.78mm" fo:min-width="22.02mm"/>
    </style:style>
    <style:style style:name="gr5" style:family="graphic">
      <style:graphic-properties draw:textarea-horizontal-align="justify" draw:textarea-vertical-align="middle" draw:auto-grow-height="false" fo:min-height="4.78mm" fo:min-width="22.3mm"/>
    </style:style>
    <style:style style:name="gr6" style:family="graphic">
      <style:graphic-properties draw:textarea-horizontal-align="justify" draw:textarea-vertical-align="middle" draw:auto-grow-height="false" fo:min-height="5.05mm" fo:min-width="22.3mm"/>
    </style:style>
    <style:style style:name="gr7" style:family="graphic">
      <style:graphic-properties draw:textarea-horizontal-align="justify" draw:textarea-vertical-align="middle" draw:auto-grow-height="false" fo:min-height="4.78mm" fo:min-width="23.13mm"/>
    </style:style>
    <style:style style:name="gr8" style:family="graphic">
      <style:graphic-properties draw:textarea-horizontal-align="justify" draw:textarea-vertical-align="middle" draw:auto-grow-height="false" fo:min-height="5.05mm" fo:min-width="22.58mm"/>
    </style:style>
    <style:style style:name="gr9" style:family="graphic">
      <style:graphic-properties draw:textarea-horizontal-align="justify" draw:textarea-vertical-align="middle" draw:auto-grow-height="false" fo:min-height="5.04mm" fo:min-width="22.58mm"/>
    </style:style>
    <style:style style:name="gr10" style:family="graphic">
      <style:graphic-properties draw:textarea-horizontal-align="justify" draw:textarea-vertical-align="middle" draw:auto-grow-height="false" fo:min-height="5.05mm" fo:min-width="23.13mm"/>
    </style:style>
    <style:style style:name="gr11" style:family="graphic">
      <style:graphic-properties draw:textarea-horizontal-align="justify" draw:textarea-vertical-align="middle" draw:auto-grow-height="false" fo:min-height="5.05mm" fo:min-width="22.86mm"/>
    </style:style>
    <style:style style:name="gr12" style:family="graphic">
      <style:graphic-properties draw:textarea-horizontal-align="justify" draw:textarea-vertical-align="middle" draw:auto-grow-height="false" fo:min-height="4.52mm" fo:min-width="13.1mm"/>
    </style:style>
    <style:style style:name="gr13" style:family="graphic">
      <style:graphic-properties draw:textarea-horizontal-align="justify" draw:textarea-vertical-align="middle" draw:auto-grow-height="false" fo:min-height="4.25mm" fo:min-width="12.54mm"/>
    </style:style>
    <style:style style:name="gr14" style:family="graphic">
      <style:graphic-properties draw:textarea-horizontal-align="justify" draw:textarea-vertical-align="middle" draw:auto-grow-height="false" fo:min-height="3.45mm" fo:min-width="17mm"/>
    </style:style>
    <style:style style:name="gr15" style:family="graphic">
      <style:graphic-properties draw:marker-start="Arrowheads_20_1" draw:marker-start-width="2mm" draw:marker-start-center="false" draw:fill="solid" draw:fill-color="#ffffc0" draw:auto-grow-height="true" draw:auto-grow-width="false" fo:min-height="75.06mm" fo:padding-top="1mm" fo:padding-bottom="1mm" fo:padding-left="1mm" fo:padding-right="1mm" draw:shadow="hidden" draw:shadow-offset-x="1mm" draw:shadow-offset-y="1mm" draw:caption-escape-direction="auto"/>
    </style:style>
    <style:style style:name="gr16" style:family="graphic">
      <style:graphic-properties draw:marker-start="Arrowheads_20_1" draw:marker-start-width="2mm" draw:marker-start-center="false" draw:fill="solid" draw:fill-color="#ffffc0" draw:auto-grow-height="true" draw:auto-grow-width="false" fo:min-height="19.76mm" fo:padding-top="1mm" fo:padding-bottom="1mm" fo:padding-left="1mm" fo:padding-right="1mm" draw:shadow="hidden" draw:shadow-offset-x="1mm" draw:shadow-offset-y="1mm" draw:caption-escape-direction="auto"/>
    </style:style>
    <style:style style:name="gr17" style:family="graphic">
      <style:graphic-properties draw:marker-start="Arrowheads_20_1" draw:marker-start-width="2mm" draw:marker-start-center="false" draw:fill="solid" draw:fill-color="#ffffc0" draw:auto-grow-height="true" draw:auto-grow-width="false" fo:min-height="47.41mm" fo:padding-top="1mm" fo:padding-bottom="1mm" fo:padding-left="1mm" fo:padding-right="1mm" draw:shadow="hidden" draw:shadow-offset-x="1mm" draw:shadow-offset-y="1mm" draw:caption-escape-direction="auto"/>
    </style:style>
    <style:style style:name="gr18" style:family="graphic">
      <style:graphic-properties draw:marker-start="Arrowheads_20_1" draw:marker-start-width="2mm" draw:marker-start-center="false" draw:fill="solid" draw:fill-color="#ffffc0" draw:auto-grow-height="true" draw:auto-grow-width="false" fo:min-height="39.51mm" fo:padding-top="1mm" fo:padding-bottom="1mm" fo:padding-left="1mm" fo:padding-right="1mm" draw:shadow="hidden" draw:shadow-offset-x="1mm" draw:shadow-offset-y="1mm" draw:caption-escape-direction="auto"/>
    </style:style>
    <style:style style:name="gr19" style:family="graphic">
      <style:graphic-properties draw:marker-start="Arrowheads_20_1" draw:marker-start-width="2mm" draw:marker-start-center="false" draw:fill="solid" draw:fill-color="#ffffc0" draw:auto-grow-height="true" draw:auto-grow-width="false" fo:min-height="55.64mm" fo:padding-top="1mm" fo:padding-bottom="1mm" fo:padding-left="1mm" fo:padding-right="1mm" draw:shadow="hidden" draw:shadow-offset-x="1mm" draw:shadow-offset-y="1mm" draw:caption-escape-direction="auto"/>
    </style:style>
    <style:style style:name="gr20" style:family="graphic">
      <style:graphic-properties draw:textarea-horizontal-align="justify" draw:textarea-vertical-align="middle" draw:auto-grow-height="false" fo:min-height="5.05mm" fo:min-width="17.57mm"/>
    </style:style>
    <style:style style:name="gr21" style:family="graphic">
      <style:graphic-properties draw:textarea-horizontal-align="justify" draw:textarea-vertical-align="middle" draw:auto-grow-height="false" fo:min-height="5.04mm" fo:min-width="18.12mm"/>
    </style:style>
    <style:style style:name="gr22" style:family="graphic">
      <style:graphic-properties draw:textarea-horizontal-align="justify" draw:textarea-vertical-align="middle" draw:auto-grow-height="false" fo:min-height="5.04mm" fo:min-width="18.4mm"/>
    </style:style>
    <style:style style:name="gr23" style:family="graphic">
      <style:graphic-properties draw:textarea-horizontal-align="justify" draw:textarea-vertical-align="middle" draw:auto-grow-height="false" fo:min-height="4.52mm" fo:min-width="18.4mm"/>
    </style:style>
    <style:style style:name="gr24" style:family="graphic">
      <style:graphic-properties draw:textarea-horizontal-align="justify" draw:textarea-vertical-align="middle" draw:auto-grow-height="false" fo:min-height="5.31mm" fo:min-width="18.12mm"/>
    </style:style>
    <style:style style:name="gr25" style:family="graphic">
      <style:graphic-properties draw:textarea-horizontal-align="justify" draw:textarea-vertical-align="middle" draw:auto-grow-height="false" fo:min-height="4.78mm" fo:min-width="17.84mm"/>
    </style:style>
    <style:style style:name="gr26" style:family="graphic">
      <style:graphic-properties draw:textarea-horizontal-align="justify" draw:textarea-vertical-align="middle" draw:auto-grow-height="false" fo:min-height="4.78mm" fo:min-width="18.12mm"/>
    </style:style>
    <style:style style:name="gr27" style:family="graphic">
      <style:graphic-properties draw:textarea-horizontal-align="justify" draw:textarea-vertical-align="middle" draw:auto-grow-height="false" fo:min-height="4.78mm" fo:min-width="17.28mm"/>
    </style:style>
    <style:style style:name="gr28" style:family="graphic">
      <style:graphic-properties draw:textarea-horizontal-align="justify" draw:textarea-vertical-align="middle" draw:auto-grow-height="false" fo:min-height="4.78mm" fo:min-width="18.68mm"/>
    </style:style>
    <style:style style:name="gr29" style:family="graphic">
      <style:graphic-properties draw:textarea-horizontal-align="justify" draw:textarea-vertical-align="middle" draw:auto-grow-height="false" fo:min-height="5.31mm" fo:min-width="18.68mm"/>
    </style:style>
    <style:style style:name="gr30" style:family="graphic">
      <style:graphic-properties draw:textarea-horizontal-align="justify" draw:textarea-vertical-align="middle" draw:auto-grow-height="false" fo:min-height="5.05mm" fo:min-width="18.4mm"/>
    </style:style>
    <style:style style:name="gr31" style:family="graphic">
      <style:graphic-properties draw:textarea-horizontal-align="justify" draw:textarea-vertical-align="middle" draw:auto-grow-height="false" fo:min-height="5.31mm" fo:min-width="18.4mm"/>
    </style:style>
    <style:style style:name="gr32" style:family="graphic">
      <style:graphic-properties draw:textarea-horizontal-align="justify" draw:textarea-vertical-align="middle" draw:auto-grow-height="false" fo:min-height="4.78mm" fo:min-width="19.23mm"/>
    </style:style>
    <style:style style:name="gr33" style:family="graphic">
      <style:graphic-properties draw:textarea-horizontal-align="justify" draw:textarea-vertical-align="middle" draw:auto-grow-height="false" fo:min-height="5.04mm" fo:min-width="22.3mm"/>
    </style:style>
    <style:style style:name="gr34" style:family="graphic">
      <style:graphic-properties draw:textarea-horizontal-align="justify" draw:textarea-vertical-align="middle" draw:auto-grow-height="false" fo:min-height="4.25mm" fo:min-width="22.85mm"/>
    </style:style>
    <style:style style:name="gr35" style:family="graphic">
      <style:graphic-properties draw:textarea-horizontal-align="justify" draw:textarea-vertical-align="middle" draw:auto-grow-height="false" fo:min-height="4.78mm" fo:min-width="22.57mm"/>
    </style:style>
    <style:style style:name="gr36" style:family="graphic">
      <style:graphic-properties draw:textarea-horizontal-align="justify" draw:textarea-vertical-align="middle" draw:auto-grow-height="false" fo:min-height="4.52mm" fo:min-width="22.3mm"/>
    </style:style>
    <style:style style:name="gr37" style:family="graphic">
      <style:graphic-properties draw:textarea-horizontal-align="justify" draw:textarea-vertical-align="middle" draw:auto-grow-height="false" fo:min-height="3.98mm" fo:min-width="22.3mm"/>
    </style:style>
    <style:style style:name="gr38" style:family="graphic">
      <style:graphic-properties draw:textarea-horizontal-align="justify" draw:textarea-vertical-align="middle" draw:auto-grow-height="false" fo:min-height="5.04mm" fo:min-width="45.43mm"/>
    </style:style>
    <style:style style:name="gr39" style:family="graphic">
      <style:graphic-properties draw:marker-start="Arrowheads_20_1" draw:marker-start-width="2mm" draw:marker-start-center="false" draw:fill="solid" draw:fill-color="#ffffc0" draw:auto-grow-height="true" draw:auto-grow-width="false" fo:min-height="71.11mm" fo:padding-top="1mm" fo:padding-bottom="1mm" fo:padding-left="1mm" fo:padding-right="1mm" draw:shadow="hidden" draw:shadow-offset-x="1mm" draw:shadow-offset-y="1mm" draw:caption-escape-direction="auto"/>
    </style:style>
    <style:style style:name="gr40" style:family="graphic">
      <style:graphic-properties draw:marker-start="Arrowheads_20_1" draw:marker-start-width="2mm" draw:marker-start-center="false" draw:fill="solid" draw:fill-color="#ffffc0" draw:auto-grow-height="true" draw:auto-grow-width="false" fo:min-height="59.26mm" fo:padding-top="1mm" fo:padding-bottom="1mm" fo:padding-left="1mm" fo:padding-right="1mm" draw:shadow="hidden" draw:shadow-offset-x="1mm" draw:shadow-offset-y="1mm" draw:caption-escape-direction="auto"/>
    </style:style>
    <style:style style:name="gr41" style:family="graphic">
      <style:graphic-properties draw:marker-start="Arrowheads_20_1" draw:marker-start-width="2mm" draw:marker-start-center="false" draw:fill="solid" draw:fill-color="#ffffc0" draw:auto-grow-height="true" draw:auto-grow-width="false" fo:min-height="27.66mm" fo:padding-top="1mm" fo:padding-bottom="1mm" fo:padding-left="1mm" fo:padding-right="1mm" draw:shadow="hidden" draw:shadow-offset-x="1mm" draw:shadow-offset-y="1mm" draw:caption-escape-direction="auto"/>
    </style:style>
    <style:style style:name="gr42" style:family="graphic">
      <style:graphic-properties draw:marker-start="Arrowheads_20_1" draw:marker-start-width="2mm" draw:marker-start-center="false" draw:fill="solid" draw:fill-color="#ffffc0" draw:auto-grow-height="true" draw:auto-grow-width="false" fo:min-height="23.71mm" fo:padding-top="1mm" fo:padding-bottom="1mm" fo:padding-left="1mm" fo:padding-right="1mm" draw:shadow="hidden" draw:shadow-offset-x="1mm" draw:shadow-offset-y="1mm" draw:caption-escape-direction="auto"/>
    </style:style>
    <style:style style:name="gr43" style:family="graphic">
      <style:graphic-properties draw:marker-start="Arrowheads_20_1" draw:marker-start-width="2mm" draw:marker-start-center="false" draw:fill="solid" draw:fill-color="#ffffc0" draw:auto-grow-height="true" draw:auto-grow-width="false" fo:min-height="35.56mm" fo:padding-top="1mm" fo:padding-bottom="1mm" fo:padding-left="1mm" fo:padding-right="1mm" draw:shadow="hidden" draw:shadow-offset-x="1mm" draw:shadow-offset-y="1mm" draw:caption-escape-direction="auto"/>
    </style:style>
    <style:style style:name="P1" style:family="paragraph">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2" style:family="paragraph">
      <loext:graphic-properties draw:fill="solid" draw:fill-color="#ffffc0"/>
      <style:paragraph-properties style:text-autospace="none" style:line-break="normal" style:writing-mode="page"/>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fo:hyphenate="false"/>
    </style:style>
    <style:style style:name="P3" style:family="paragraph">
      <style:paragraph-properties fo:text-align="center" style:writing-mode="page"/>
    </style:style>
    <style:style style:name="P4" style:family="paragraph">
      <style:paragraph-properties fo:text-align="center"/>
    </style:style>
    <style:style style:name="T1" style:family="text">
      <style:text-properties style:text-outline="false" style:text-line-through-style="none" style:text-line-through-type="none" style:font-name="Liberation Sans" fo:font-size="10pt" fo:language="en" fo:country="GB" fo:font-style="normal" fo:text-shadow="none" style:text-underline-style="none" fo:font-weight="normal" style:text-underline-mode="continuous" style:text-overline-mode="continuous" style:text-line-through-mode="continuous" style:font-name-asian="Microsoft YaHei" style:font-size-asian="10pt" style:language-asian="zh" style:country-asian="CN" style:font-style-asian="normal" style:font-weight-asian="normal" style:font-name-complex="Mangal" style:font-size-complex="10pt" style:language-complex="hi" style:country-complex="IN" style:font-style-complex="normal" style:font-weight-complex="normal" style:text-emphasize="none" style:font-relief="none" style:text-overline-style="none" style:text-overline-color="font-color"/>
    </style:style>
  </office:automatic-styles>
  <office:body>
    <office:spreadsheet>
      <table:calculation-settings table:automatic-find-labels="false"/>
      <table:content-validations>
        <table:content-validation table:name="val1" table:base-cell-address="Conversion.B5">
          <table:error-message table:message-type="warning" table:display="true">
            <text:p>An empty cell or non-numerical entry will result in an error.</text:p>
          </table:error-message>
        </table:content-validation>
        <table:content-validation table:name="val2" table:condition="of:cell-content-text-length()&lt;=10" table:allow-empty-cell="false" table:base-cell-address="Conversion.D5">
          <table:error-message table:message-type="information" table:display="true">
            <text:p>Acceptible unit abbreviations and prefixes are given below.</text:p>
          </table:error-message>
        </table:content-validation>
        <table:content-validation table:name="val3" table:condition="of:cell-content-text-length()&lt;=10" table:allow-empty-cell="true" table:base-cell-address="Conversion.F5">
          <table:error-message table:message-type="warning" table:display="true">
            <text:p>Acceptible unit abbreviations and prefixes are given below.</text:p>
          </table:error-message>
        </table:content-validation>
      </table:content-validations>
      <table:table table:name="ToolBook" table:style-name="ta1" table:protected="true">
        <loext:table-protection loext:select-protected-cells="true" loext:select-unprotected-cells="true"/>
        <table:table-column table:style-name="co1" table:number-columns-repeated="6" table:default-cell-style-name="Default"/>
        <table:table-row table:style-name="ro1" table:number-rows-repeated="5">
          <table:table-cell table:number-columns-repeated="6"/>
        </table:table-row>
        <table:table-row table:style-name="ro1">
          <table:table-cell table:style-name="ce1" office:value-type="string" calcext:value-type="string" table:number-columns-spanned="6" table:number-rows-spanned="3">
            <text:p>ToolBook</text:p>
          </table:table-cell>
          <table:covered-table-cell table:number-columns-repeated="5"/>
        </table:table-row>
        <table:table-row table:style-name="ro1">
          <table:covered-table-cell table:number-columns-repeated="6"/>
        </table:table-row>
        <table:table-row table:style-name="ro1">
          <table:covered-table-cell table:number-columns-repeated="6"/>
        </table:table-row>
        <table:table-row table:style-name="ro1">
          <table:table-cell table:number-columns-repeated="6"/>
        </table:table-row>
        <table:table-row table:style-name="ro1">
          <table:table-cell table:style-name="ce2" office:value-type="string" calcext:value-type="string" table:number-columns-spanned="6" table:number-rows-spanned="1">
            <text:p>Created by Wolf VanZandt</text:p>
          </table:table-cell>
          <table:covered-table-cell table:number-columns-repeated="5"/>
        </table:table-row>
      </table:table>
      <table:table table:name="Introduction" table:style-name="ta1" table:protected="true">
        <loext:table-protection loext:select-protected-cells="true" loext:select-unprotected-cells="true"/>
        <table:table-column table:style-name="co1" table:number-columns-repeated="7" table:default-cell-style-name="Default"/>
        <table:table-row table:style-name="ro1">
          <table:table-cell table:style-name="ce3" office:value-type="string" calcext:value-type="string" table:number-columns-spanned="7" table:number-rows-spanned="1">
            <text:p>Introduction</text:p>
          </table:table-cell>
          <table:covered-table-cell table:number-columns-repeated="6"/>
        </table:table-row>
        <table:table-row table:style-name="ro1">
          <table:table-cell table:number-columns-repeated="7"/>
        </table:table-row>
        <table:table-row table:style-name="ro1">
          <table:table-cell table:style-name="ce4" office:value-type="string" calcext:value-type="string" table:number-columns-spanned="7" table:number-rows-spanned="3">
            <text:p>ToolBook is a LibreOffice spreadsheet document containing….well, tools. There are measurement equipment and calculators, timers and counters, and I will be expanding it as time goes on and as I encounter needs for other equipment.</text:p>
          </table:table-cell>
          <table:covered-table-cell table:number-columns-repeated="6"/>
        </table:table-row>
        <table:table-row table:style-name="ro1">
          <table:covered-table-cell table:number-columns-repeated="7"/>
        </table:table-row>
        <table:table-row table:style-name="ro1">
          <table:covered-table-cell table:number-columns-repeated="7"/>
        </table:table-row>
        <table:table-row table:style-name="ro1">
          <table:table-cell table:number-columns-repeated="7"/>
        </table:table-row>
        <table:table-row table:style-name="ro1">
          <table:table-cell office:value-type="string" calcext:value-type="string">
            <text:p>It’s free and so is the office productivity suite it’s designed to operate in, LibreOffice.</text:p>
          </table:table-cell>
          <table:table-cell table:number-columns-repeated="6"/>
        </table:table-row>
        <table:table-row table:style-name="ro1">
          <table:table-cell table:number-columns-repeated="7"/>
        </table:table-row>
        <table:table-row table:style-name="ro1">
          <table:table-cell office:value-type="string" calcext:value-type="string">
            <text:p>I hope you enjoy using it.</text:p>
          </table:table-cell>
          <table:table-cell table:number-columns-repeated="6"/>
        </table:table-row>
      </table:table>
      <table:table table:name="Tools" table:style-name="ta1" table:protected="true">
        <loext:table-protection loext:select-protected-cells="true" loext:select-unprotected-cells="true"/>
        <table:table-column table:style-name="co1" table:number-columns-repeated="2" table:default-cell-style-name="Default"/>
        <table:table-row table:style-name="ro1">
          <table:table-cell office:value-type="string" calcext:value-type="string">
            <text:p>Conversion</text:p>
          </table:table-cell>
          <table:table-cell/>
        </table:table-row>
        <table:table-row table:style-name="ro1">
          <table:table-cell/>
          <table:table-cell office:value-type="string" calcext:value-type="string">
            <text:p><text:a xlink:href="#Conversion.A1" xlink:type="simple">Conversion</text:a></text:p>
          </table:table-cell>
        </table:table-row>
        <table:table-row table:style-name="ro1">
          <table:table-cell office:value-type="string" calcext:value-type="string">
            <text:p>Calculations</text:p>
          </table:table-cell>
          <table:table-cell/>
        </table:table-row>
        <table:table-row table:style-name="ro1">
          <table:table-cell/>
          <table:table-cell office:value-type="string" calcext:value-type="string">
            <text:p><text:a xlink:href="#Calculations.A1" xlink:type="simple">Calculations</text:a></text:p>
          </table:table-cell>
        </table:table-row>
        <table:table-row table:style-name="ro1">
          <table:table-cell office:value-type="string" calcext:value-type="string">
            <text:p>Timers and counters</text:p>
          </table:table-cell>
          <table:table-cell/>
        </table:table-row>
        <table:table-row table:style-name="ro1">
          <table:table-cell/>
          <table:table-cell office:value-type="string" calcext:value-type="string">
            <text:p><text:a xlink:href="#Timers and counters.A8" xlink:type="simple">Clock</text:a></text:p>
          </table:table-cell>
        </table:table-row>
        <table:table-row table:style-name="ro1">
          <table:table-cell/>
          <table:table-cell office:value-type="string" calcext:value-type="string">
            <text:p><text:a xlink:href="#Timers and counters.A20" xlink:type="simple">Timer</text:a></text:p>
          </table:table-cell>
        </table:table-row>
        <table:table-row table:style-name="ro1">
          <table:table-cell/>
          <table:table-cell office:value-type="string" calcext:value-type="string">
            <text:p><text:a xlink:href="#Timers and counters.A39" xlink:type="simple">Counter</text:a></text:p>
          </table:table-cell>
        </table:table-row>
        <table:table-row table:style-name="ro1">
          <table:table-cell/>
          <table:table-cell office:value-type="string" calcext:value-type="string">
            <text:p><text:a xlink:href="#Timers and counters.A51" xlink:type="simple">Countdown with alarm</text:a></text:p>
          </table:table-cell>
        </table:table-row>
        <table:table-row table:style-name="ro1">
          <table:table-cell/>
          <table:table-cell office:value-type="string" calcext:value-type="string">
            <text:p><text:a xlink:href="#Timers and counters.A68" xlink:type="simple">Frequency timer</text:a></text:p>
          </table:table-cell>
        </table:table-row>
        <table:table-row table:style-name="ro1">
          <table:table-cell/>
          <table:table-cell office:value-type="string" calcext:value-type="string">
            <text:p><text:a xlink:href="#Timers and counters.A83" xlink:type="simple">Time per count</text:a></text:p>
          </table:table-cell>
        </table:table-row>
        <table:table-row table:style-name="ro1">
          <table:table-cell office:value-type="string" calcext:value-type="string">
            <text:p>Length and direction</text:p>
          </table:table-cell>
          <table:table-cell/>
        </table:table-row>
        <table:table-row table:style-name="ro1">
          <table:table-cell/>
          <table:table-cell office:value-type="string" calcext:value-type="string">
            <text:p><text:a xlink:href="#Length and direction.A1" xlink:type="simple">Length and direction</text:a></text:p>
          </table:table-cell>
        </table:table-row>
        <table:table-row table:style-name="ro1">
          <table:table-cell office:value-type="string" calcext:value-type="string">
            <text:p>Randomizers</text:p>
          </table:table-cell>
          <table:table-cell/>
        </table:table-row>
        <table:table-row table:style-name="ro1">
          <table:table-cell/>
          <table:table-cell office:value-type="string" calcext:value-type="string">
            <text:p><text:a xlink:href="#Randomizers.A6" xlink:type="simple">0 to 1 randomizer</text:a></text:p>
          </table:table-cell>
        </table:table-row>
        <table:table-row table:style-name="ro1">
          <table:table-cell/>
          <table:table-cell office:value-type="string" calcext:value-type="string">
            <text:p><text:a xlink:href="#Randomizers.A12" xlink:type="simple">Coin flipper</text:a></text:p>
          </table:table-cell>
        </table:table-row>
        <table:table-row table:style-name="ro1">
          <table:table-cell/>
          <table:table-cell office:value-type="string" calcext:value-type="string">
            <text:p><text:a xlink:href="#Randomizers.A19" xlink:type="simple">3 sided dice</text:a></text:p>
          </table:table-cell>
        </table:table-row>
        <table:table-row table:style-name="ro1">
          <table:table-cell/>
          <table:table-cell office:value-type="string" calcext:value-type="string">
            <text:p><text:a xlink:href="#Randomizers.A25" xlink:type="simple">4 sided dice</text:a></text:p>
          </table:table-cell>
        </table:table-row>
        <table:table-row table:style-name="ro1">
          <table:table-cell/>
          <table:table-cell office:value-type="string" calcext:value-type="string">
            <text:p><text:a xlink:href="#Randomizers.A31" xlink:type="simple">5 sided dice</text:a></text:p>
          </table:table-cell>
        </table:table-row>
        <table:table-row table:style-name="ro1">
          <table:table-cell/>
          <table:table-cell office:value-type="string" calcext:value-type="string">
            <text:p><text:a xlink:href="#Randomizers.A37" xlink:type="simple">6 sided dice</text:a></text:p>
          </table:table-cell>
        </table:table-row>
        <table:table-row table:style-name="ro1">
          <table:table-cell/>
          <table:table-cell office:value-type="string" calcext:value-type="string">
            <text:p><text:a xlink:href="#Randomizers.A43" xlink:type="simple">7 sided dice</text:a></text:p>
          </table:table-cell>
        </table:table-row>
        <table:table-row table:style-name="ro1">
          <table:table-cell/>
          <table:table-cell office:value-type="string" calcext:value-type="string">
            <text:p><text:a xlink:href="#Randomizers.A49" xlink:type="simple">8 sided dice</text:a></text:p>
          </table:table-cell>
        </table:table-row>
        <table:table-row table:style-name="ro1">
          <table:table-cell/>
          <table:table-cell office:value-type="string" calcext:value-type="string">
            <text:p><text:a xlink:href="#Randomizers.A55" xlink:type="simple">9 sided dice</text:a></text:p>
          </table:table-cell>
        </table:table-row>
        <table:table-row table:style-name="ro1">
          <table:table-cell/>
          <table:table-cell office:value-type="string" calcext:value-type="string">
            <text:p><text:a xlink:href="#Randomizers.A61" xlink:type="simple">10 sided dice</text:a></text:p>
          </table:table-cell>
        </table:table-row>
        <table:table-row table:style-name="ro1">
          <table:table-cell/>
          <table:table-cell office:value-type="string" calcext:value-type="string">
            <text:p><text:a xlink:href="#Randomizers.A67" xlink:type="simple">12 sided dice</text:a></text:p>
          </table:table-cell>
        </table:table-row>
        <table:table-row table:style-name="ro1">
          <table:table-cell/>
          <table:table-cell office:value-type="string" calcext:value-type="string">
            <text:p><text:a xlink:href="#Randomizers.A73" xlink:type="simple">20 sided dice</text:a></text:p>
          </table:table-cell>
        </table:table-row>
        <table:table-row table:style-name="ro1">
          <table:table-cell/>
          <table:table-cell office:value-type="string" calcext:value-type="string">
            <text:p><text:a xlink:href="#Randomizers.A79" xlink:type="simple">25 sided dice</text:a></text:p>
          </table:table-cell>
        </table:table-row>
        <table:table-row table:style-name="ro1">
          <table:table-cell/>
          <table:table-cell office:value-type="string" calcext:value-type="string">
            <text:p><text:a xlink:href="#Randomizers.A85" xlink:type="simple">100 sided dice</text:a></text:p>
          </table:table-cell>
        </table:table-row>
        <table:table-row table:style-name="ro1">
          <table:table-cell/>
          <table:table-cell office:value-type="string" calcext:value-type="string">
            <text:p><text:a xlink:href="#Randomizers.A91" xlink:type="simple">n sided dice</text:a></text:p>
          </table:table-cell>
        </table:table-row>
        <table:table-row table:style-name="ro1">
          <table:table-cell/>
          <table:table-cell office:value-type="string" calcext:value-type="string">
            <text:p><text:a xlink:href="#Randomizers.A99" xlink:type="simple">List randomizer</text:a></text:p>
          </table:table-cell>
        </table:table-row>
        <table:table-row table:style-name="ro1">
          <table:table-cell/>
          <table:table-cell office:value-type="string" calcext:value-type="string">
            <text:p><text:a xlink:href="#Randomizers.A105" xlink:type="simple">Matrix randomizer</text:a></text:p>
          </table:table-cell>
        </table:table-row>
      </table:table>
      <table:table table:name="Conversion" table:style-name="ta1" table:protected="true">
        <loext:table-protection loext:select-protected-cells="true" loext:select-unprotected-cells="true"/>
        <table:table-column table:style-name="co1" table:default-cell-style-name="ce8"/>
        <table:table-column table:style-name="co1" table:number-columns-repeated="5" table:default-cell-style-name="Default"/>
        <table:table-row table:style-name="ro1">
          <table:table-cell table:style-name="Default">
            <office:annotation draw:style-name="gr1" draw:text-style-name="P2" svg:width="108.57mm" svg:height="57.31mm" svg:x="28.57mm" svg:y="0mm" draw:caption-point-x="-6.1mm" draw:caption-point-y="0.1mm">
              <dc:creator>WV</dc:creator>
              <dc:date>2016-10-02T00:00:00</dc:date>
              <text:p text:style-name="P1"><text:span text:style-name="T1">To convert a measurement from one unit to another, enter the value in the cell labeled “Value” and enter the abbreviations of the units to convert from and to in the cells labeled “From” and “To”.</text:span></text:p>
              <text:p text:style-name="P1"><text:span text:style-name="T1"/></text:p>
              <text:p text:style-name="P1"><text:span text:style-name="T1">Be sure and use the appropriate abbreviation as shown in the tables below. Any prefix can be appended to the front of any unit abbreviation.</text:span></text:p>
            </office:annotation>
          </table:table-cell>
          <table:table-cell table:number-columns-repeated="5"/>
        </table:table-row>
        <table:table-row table:style-name="ro1">
          <table:table-cell table:style-name="Default"/>
          <table:table-cell table:style-name="ce40" office:value-type="string" calcext:value-type="string" table:number-columns-spanned="5" table:number-rows-spanned="1">
            <text:p>Convert</text:p>
          </table:table-cell>
          <table:covered-table-cell table:number-columns-repeated="4"/>
        </table:table-row>
        <table:table-row table:style-name="ro1">
          <table:table-cell table:style-name="Default"/>
          <table:table-cell table:number-columns-repeated="5"/>
        </table:table-row>
        <table:table-row table:style-name="ro1">
          <table:table-cell table:style-name="Default"/>
          <table:table-cell office:value-type="string" calcext:value-type="string">
            <text:p>Value</text:p>
          </table:table-cell>
          <table:table-cell/>
          <table:table-cell office:value-type="string" calcext:value-type="string">
            <text:p>From</text:p>
          </table:table-cell>
          <table:table-cell/>
          <table:table-cell office:value-type="string" calcext:value-type="string">
            <text:p>To</text:p>
          </table:table-cell>
        </table:table-row>
        <table:table-row table:style-name="ro1">
          <table:table-cell table:style-name="Default"/>
          <table:table-cell table:style-name="ce47" table:content-validation-name="val1" office:value-type="float" office:value="2" calcext:value-type="float">
            <text:p>2</text:p>
          </table:table-cell>
          <table:table-cell/>
          <table:table-cell table:style-name="ce47" table:content-validation-name="val2" office:value-type="string" calcext:value-type="string">
            <text:p>km</text:p>
          </table:table-cell>
          <table:table-cell/>
          <table:table-cell table:style-name="ce47" table:content-validation-name="val3" office:value-type="string" calcext:value-type="string">
            <text:p>mi</text:p>
          </table:table-cell>
        </table:table-row>
        <table:table-row table:style-name="ro1">
          <table:table-cell table:style-name="Default"/>
          <table:table-cell table:number-columns-repeated="5"/>
        </table:table-row>
        <table:table-row table:style-name="ro1">
          <table:table-cell table:style-name="Default"/>
          <table:table-cell table:number-columns-repeated="2"/>
          <table:table-cell office:value-type="string" calcext:value-type="string">
            <text:p>Result</text:p>
          </table:table-cell>
          <table:table-cell table:number-columns-repeated="2"/>
        </table:table-row>
        <table:table-row table:style-name="ro1">
          <table:table-cell table:style-name="Default"/>
          <table:table-cell table:number-columns-repeated="5"/>
        </table:table-row>
        <table:table-row table:style-name="ro1">
          <table:table-cell table:style-name="Default"/>
          <table:table-cell table:number-columns-repeated="2"/>
          <table:table-cell table:style-name="ce10" table:formula="of:=CONVERT([.B5];[.D5];[.F5])" office:value-type="float" office:value="1.24274238447467" calcext:value-type="float">
            <text:p>1.24274238447467</text:p>
          </table:table-cell>
          <table:table-cell table:number-columns-repeated="2"/>
        </table:table-row>
        <table:table-row table:style-name="ro1" table:number-rows-repeated="6">
          <table:table-cell table:style-name="Default"/>
          <table:table-cell table:number-columns-repeated="5"/>
        </table:table-row>
        <table:table-row table:style-name="ro1">
          <table:table-cell table:style-name="ce5" office:value-type="string" calcext:value-type="string">
            <text:p>Property</text:p>
          </table:table-cell>
          <table:table-cell office:value-type="string" calcext:value-type="string">
            <text:p>Units</text:p>
          </table:table-cell>
          <table:table-cell table:number-columns-repeated="4"/>
        </table:table-row>
        <table:table-row table:style-name="ro1">
          <table:table-cell table:style-name="ce6" office:value-type="string" calcext:value-type="string">
            <text:p>Weight</text:p>
          </table:table-cell>
          <table:table-cell office:value-type="string" calcext:value-type="string">
            <text:p>g, sg, lbm, u, ozm, stone, ton, grain, pweight, hweight, shweight</text:p>
          </table:table-cell>
          <table:table-cell table:number-columns-repeated="4"/>
        </table:table-row>
        <table:table-row table:style-name="ro1">
          <table:table-cell table:style-name="ce6" office:value-type="string" calcext:value-type="string">
            <text:p>Length</text:p>
          </table:table-cell>
          <table:table-cell office:value-type="string" calcext:value-type="string">
            <text:p>m, mi, Nmi, in, ft, yd, ang, Pica, ell, parsec</text:p>
          </table:table-cell>
          <table:table-cell table:number-columns-repeated="4"/>
        </table:table-row>
        <table:table-row table:style-name="ro1">
          <table:table-cell table:style-name="ce6" office:value-type="string" calcext:value-type="string">
            <text:p>Time</text:p>
          </table:table-cell>
          <table:table-cell office:value-type="string" calcext:value-type="string">
            <text:p>yr, day, hr, mn, sec</text:p>
          </table:table-cell>
          <table:table-cell table:number-columns-repeated="4"/>
        </table:table-row>
        <table:table-row table:style-name="ro1">
          <table:table-cell table:style-name="ce6" office:value-type="string" calcext:value-type="string">
            <text:p>Pressure</text:p>
          </table:table-cell>
          <table:table-cell office:value-type="string" calcext:value-type="string">
            <text:p>Pa, atm, mmHg, Torr, psi</text:p>
          </table:table-cell>
          <table:table-cell table:number-columns-repeated="4"/>
        </table:table-row>
        <table:table-row table:style-name="ro1">
          <table:table-cell table:style-name="ce6" office:value-type="string" calcext:value-type="string">
            <text:p>Force</text:p>
          </table:table-cell>
          <table:table-cell office:value-type="string" calcext:value-type="string">
            <text:p>N, dyn, pond</text:p>
          </table:table-cell>
          <table:table-cell table:number-columns-repeated="4"/>
        </table:table-row>
        <table:table-row table:style-name="ro1">
          <table:table-cell table:style-name="ce6" office:value-type="string" calcext:value-type="string">
            <text:p>Energy</text:p>
          </table:table-cell>
          <table:table-cell office:value-type="string" calcext:value-type="string">
            <text:p>J, e, c, cal, eV, HPh, Wh, BTU</text:p>
          </table:table-cell>
          <table:table-cell table:number-columns-repeated="4"/>
        </table:table-row>
        <table:table-row table:style-name="ro1">
          <table:table-cell table:style-name="ce6" office:value-type="string" calcext:value-type="string">
            <text:p>Power</text:p>
          </table:table-cell>
          <table:table-cell office:value-type="string" calcext:value-type="string">
            <text:p>W, HP, PS</text:p>
          </table:table-cell>
          <table:table-cell table:number-columns-repeated="4"/>
        </table:table-row>
        <table:table-row table:style-name="ro1">
          <table:table-cell table:style-name="ce6" office:value-type="string" calcext:value-type="string">
            <text:p>Field strength</text:p>
          </table:table-cell>
          <table:table-cell office:value-type="string" calcext:value-type="string">
            <text:p>T, ga</text:p>
          </table:table-cell>
          <table:table-cell table:number-columns-repeated="4"/>
        </table:table-row>
        <table:table-row table:style-name="ro1">
          <table:table-cell table:style-name="ce6" office:value-type="string" calcext:value-type="string">
            <text:p>Temperature</text:p>
          </table:table-cell>
          <table:table-cell office:value-type="string" calcext:value-type="string">
            <text:p>C, F, K, Reau, Rank</text:p>
          </table:table-cell>
          <table:table-cell table:number-columns-repeated="4"/>
        </table:table-row>
        <table:table-row table:style-name="ro1">
          <table:table-cell table:style-name="ce6" office:value-type="string" calcext:value-type="string">
            <text:p>Volume</text:p>
          </table:table-cell>
          <table:table-cell office:value-type="string" calcext:value-type="string">
            <text:p>l, tsp, tbs, oz, cup, pt, qt, gal, m3, mi3, Nmi3, in3, ft3, yd3, ang3, Pica3, barrel, bushel, regton, Schooner, Middy, Glass</text:p>
          </table:table-cell>
          <table:table-cell table:number-columns-repeated="4"/>
        </table:table-row>
        <table:table-row table:style-name="ro1">
          <table:table-cell table:style-name="ce6" office:value-type="string" calcext:value-type="string">
            <text:p>Area</text:p>
          </table:table-cell>
          <table:table-cell office:value-type="string" calcext:value-type="string">
            <text:p>m2, mi2, Nmi2, in2, ft2, yd2, ang2, Pica2, Morgen, ar, acre, ha</text:p>
          </table:table-cell>
          <table:table-cell table:number-columns-repeated="4"/>
        </table:table-row>
        <table:table-row table:style-name="ro1">
          <table:table-cell table:style-name="ce6" office:value-type="string" calcext:value-type="string">
            <text:p>Speed</text:p>
          </table:table-cell>
          <table:table-cell office:value-type="string" calcext:value-type="string">
            <text:p>m/s, m/h, mph, kn, admkn</text:p>
          </table:table-cell>
          <table:table-cell table:number-columns-repeated="4"/>
        </table:table-row>
        <table:table-row table:style-name="ro1">
          <table:table-cell table:style-name="Default"/>
          <table:table-cell table:number-columns-repeated="5"/>
        </table:table-row>
        <table:table-row table:style-name="ro1">
          <table:table-cell table:style-name="ce7" office:value-type="string" calcext:value-type="string">
            <text:p>Prefix</text:p>
          </table:table-cell>
          <table:table-cell table:style-name="ce7" office:value-type="string" calcext:value-type="string">
            <text:p>Multiplier</text:p>
          </table:table-cell>
          <table:table-cell table:number-columns-repeated="4"/>
        </table:table-row>
        <table:table-row table:style-name="ro1">
          <table:table-cell office:value-type="string" calcext:value-type="string">
            <text:p>Y (yotta)</text:p>
          </table:table-cell>
          <table:table-cell table:style-name="ce8" office:value-type="string" calcext:value-type="string">
            <text:p>10^24</text:p>
          </table:table-cell>
          <table:table-cell table:number-columns-repeated="4"/>
        </table:table-row>
        <table:table-row table:style-name="ro1">
          <table:table-cell office:value-type="string" calcext:value-type="string">
            <text:p>Z (zetta)</text:p>
          </table:table-cell>
          <table:table-cell table:style-name="ce8" office:value-type="string" calcext:value-type="string">
            <text:p>10^21</text:p>
          </table:table-cell>
          <table:table-cell table:number-columns-repeated="4"/>
        </table:table-row>
        <table:table-row table:style-name="ro1">
          <table:table-cell office:value-type="string" calcext:value-type="string">
            <text:p>E (exa)</text:p>
          </table:table-cell>
          <table:table-cell table:style-name="ce8" office:value-type="string" calcext:value-type="string">
            <text:p>10^18</text:p>
          </table:table-cell>
          <table:table-cell table:number-columns-repeated="4"/>
        </table:table-row>
        <table:table-row table:style-name="ro1">
          <table:table-cell office:value-type="string" calcext:value-type="string">
            <text:p>P (peta)</text:p>
          </table:table-cell>
          <table:table-cell table:style-name="ce8" office:value-type="string" calcext:value-type="string">
            <text:p>10^15</text:p>
          </table:table-cell>
          <table:table-cell table:number-columns-repeated="4"/>
        </table:table-row>
        <table:table-row table:style-name="ro1">
          <table:table-cell office:value-type="string" calcext:value-type="string">
            <text:p>T (tera)</text:p>
          </table:table-cell>
          <table:table-cell table:style-name="ce8" office:value-type="string" calcext:value-type="string">
            <text:p>10^12</text:p>
          </table:table-cell>
          <table:table-cell table:number-columns-repeated="4"/>
        </table:table-row>
        <table:table-row table:style-name="ro1">
          <table:table-cell office:value-type="string" calcext:value-type="string">
            <text:p>G (giga)</text:p>
          </table:table-cell>
          <table:table-cell table:style-name="ce8" office:value-type="string" calcext:value-type="string">
            <text:p>10^9</text:p>
          </table:table-cell>
          <table:table-cell table:number-columns-repeated="4"/>
        </table:table-row>
        <table:table-row table:style-name="ro1">
          <table:table-cell office:value-type="string" calcext:value-type="string">
            <text:p>M (mega)</text:p>
          </table:table-cell>
          <table:table-cell table:style-name="ce8" office:value-type="string" calcext:value-type="string">
            <text:p>10^6</text:p>
          </table:table-cell>
          <table:table-cell table:number-columns-repeated="4"/>
        </table:table-row>
        <table:table-row table:style-name="ro1">
          <table:table-cell office:value-type="string" calcext:value-type="string">
            <text:p>k (kilo)</text:p>
          </table:table-cell>
          <table:table-cell table:style-name="ce8" office:value-type="string" calcext:value-type="string">
            <text:p>10^3</text:p>
          </table:table-cell>
          <table:table-cell table:number-columns-repeated="4"/>
        </table:table-row>
        <table:table-row table:style-name="ro1">
          <table:table-cell office:value-type="string" calcext:value-type="string">
            <text:p>h (hecto)</text:p>
          </table:table-cell>
          <table:table-cell table:style-name="ce8" office:value-type="string" calcext:value-type="string">
            <text:p>10^2</text:p>
          </table:table-cell>
          <table:table-cell table:number-columns-repeated="4"/>
        </table:table-row>
        <table:table-row table:style-name="ro1">
          <table:table-cell office:value-type="string" calcext:value-type="string">
            <text:p>e (deca)</text:p>
          </table:table-cell>
          <table:table-cell table:style-name="ce8" office:value-type="string" calcext:value-type="string">
            <text:p>10^1</text:p>
          </table:table-cell>
          <table:table-cell table:number-columns-repeated="4"/>
        </table:table-row>
        <table:table-row table:style-name="ro1">
          <table:table-cell office:value-type="string" calcext:value-type="string">
            <text:p>d (deci)</text:p>
          </table:table-cell>
          <table:table-cell table:style-name="ce8" office:value-type="string" calcext:value-type="string">
            <text:p>10^-1</text:p>
          </table:table-cell>
          <table:table-cell table:number-columns-repeated="4"/>
        </table:table-row>
        <table:table-row table:style-name="ro1">
          <table:table-cell office:value-type="string" calcext:value-type="string">
            <text:p>c (centi)</text:p>
          </table:table-cell>
          <table:table-cell table:style-name="ce8" office:value-type="string" calcext:value-type="string">
            <text:p>10^-2</text:p>
          </table:table-cell>
          <table:table-cell table:number-columns-repeated="4"/>
        </table:table-row>
        <table:table-row table:style-name="ro1">
          <table:table-cell office:value-type="string" calcext:value-type="string">
            <text:p>m (milli)</text:p>
          </table:table-cell>
          <table:table-cell table:style-name="ce8" office:value-type="string" calcext:value-type="string">
            <text:p>10^-3</text:p>
          </table:table-cell>
          <table:table-cell table:number-columns-repeated="4"/>
        </table:table-row>
        <table:table-row table:style-name="ro1">
          <table:table-cell office:value-type="string" calcext:value-type="string">
            <text:p>u (micro)</text:p>
          </table:table-cell>
          <table:table-cell table:style-name="ce8" office:value-type="string" calcext:value-type="string">
            <text:p>10^-6</text:p>
          </table:table-cell>
          <table:table-cell table:number-columns-repeated="4"/>
        </table:table-row>
        <table:table-row table:style-name="ro1">
          <table:table-cell office:value-type="string" calcext:value-type="string">
            <text:p>n (nano)</text:p>
          </table:table-cell>
          <table:table-cell table:style-name="ce8" office:value-type="string" calcext:value-type="string">
            <text:p>10^-9</text:p>
          </table:table-cell>
          <table:table-cell table:number-columns-repeated="4"/>
        </table:table-row>
        <table:table-row table:style-name="ro1">
          <table:table-cell office:value-type="string" calcext:value-type="string">
            <text:p>p (pico)</text:p>
          </table:table-cell>
          <table:table-cell table:style-name="ce8" office:value-type="string" calcext:value-type="string">
            <text:p>10^-12</text:p>
          </table:table-cell>
          <table:table-cell table:number-columns-repeated="4"/>
        </table:table-row>
        <table:table-row table:style-name="ro1">
          <table:table-cell office:value-type="string" calcext:value-type="string">
            <text:p>f (femto)</text:p>
          </table:table-cell>
          <table:table-cell table:style-name="ce8" office:value-type="string" calcext:value-type="string">
            <text:p>10^-15</text:p>
          </table:table-cell>
          <table:table-cell table:number-columns-repeated="4"/>
        </table:table-row>
        <table:table-row table:style-name="ro1">
          <table:table-cell office:value-type="string" calcext:value-type="string">
            <text:p>a (atto)</text:p>
          </table:table-cell>
          <table:table-cell table:style-name="ce8" office:value-type="string" calcext:value-type="string">
            <text:p>10^-18</text:p>
          </table:table-cell>
          <table:table-cell table:number-columns-repeated="4"/>
        </table:table-row>
        <table:table-row table:style-name="ro1">
          <table:table-cell office:value-type="string" calcext:value-type="string">
            <text:p>z (zepto)</text:p>
          </table:table-cell>
          <table:table-cell table:style-name="ce8" office:value-type="string" calcext:value-type="string">
            <text:p>10^-21</text:p>
          </table:table-cell>
          <table:table-cell table:number-columns-repeated="4"/>
        </table:table-row>
        <table:table-row table:style-name="ro1">
          <table:table-cell office:value-type="string" calcext:value-type="string">
            <text:p>y (yocto)</text:p>
          </table:table-cell>
          <table:table-cell table:style-name="ce8" office:value-type="string" calcext:value-type="string">
            <text:p>10^-24</text:p>
          </table:table-cell>
          <table:table-cell table:number-columns-repeated="4"/>
        </table:table-row>
      </table:table>
      <table:table table:name="Calculations" table:style-name="ta1">
        <table:table-column table:style-name="co1" table:number-columns-repeated="1024" table:default-cell-style-name="ce11"/>
        <table:table-row table:style-name="ro1">
          <table:table-cell>
            <office:annotation draw:style-name="gr2" draw:text-style-name="P2" svg:width="28.99mm" svg:height="33.61mm" svg:x="28.57mm" svg:y="0mm" draw:caption-point-x="-6.1mm" draw:caption-point-y="0.1mm">
              <dc:creator>WV</dc:creator>
              <dc:date>2016-10-02T00:00:00</dc:date>
              <text:p text:style-name="P1"><text:span text:style-name="T1">This sheet is left blank and unprotected so you can perform calculations on it using Calc functions and commands.</text:span></text:p>
            </office:annotation>
          </table:table-cell>
          <table:table-cell table:number-columns-repeated="1023"/>
        </table:table-row>
        <table:table-row table:style-name="ro1" table:number-rows-repeated="1048574">
          <table:table-cell table:number-columns-repeated="1024"/>
        </table:table-row>
        <table:table-row table:style-name="ro1">
          <table:table-cell table:number-columns-repeated="1024"/>
        </table:table-row>
      </table:table>
      <table:table table:name="Timers and counters" table:style-name="ta1" table:protected="true">
        <loext:table-protection loext:select-protected-cells="true" loext:select-unprotected-cells="true"/>
        <table:shapes>
          <draw:custom-shape draw:z-index="0" draw:style-name="gr3" svg:width="22.58mm" svg:height="4.78mm" svg:x="90.03mm" svg:y="103.59mm">
            <office:event-listeners>
              <script:event-listener script:language="ooo:script" script:event-name="dom:click" xlink:href="vnd.sun.star.script:Standard.CountTime.REFTIME?language=Basic&amp;location=document" xlink:type="simple"/>
            </office:event-listeners>
            <text:p text:style-name="P3">Refresh</text:p>
            <draw:enhanced-geometry svg:viewBox="0 0 21600 21600" draw:type="rectangle" draw:enhanced-path="M 0 0 L 21600 0 21600 21600 0 21600 0 0 Z N"/>
          </draw:custom-shape>
          <draw:custom-shape draw:z-index="1" draw:style-name="gr4" svg:width="22.02mm" svg:height="4.78mm" svg:x="0mm" svg:y="130.69mm">
            <office:event-listeners>
              <script:event-listener script:language="ooo:script" script:event-name="dom:click" xlink:href="vnd.sun.star.script:Standard.CountTime.MARK1?language=Basic&amp;location=document" xlink:type="simple"/>
            </office:event-listeners>
            <text:p text:style-name="P3">Mark</text:p>
            <draw:enhanced-geometry svg:viewBox="0 0 21600 21600" draw:type="rectangle" draw:enhanced-path="M 0 0 L 21600 0 21600 21600 0 21600 0 0 Z N"/>
          </draw:custom-shape>
          <draw:custom-shape draw:z-index="2" draw:style-name="gr4" draw:text-style-name="P3" svg:width="22.02mm" svg:height="4.78mm" svg:x="45.16mm" svg:y="130.95mm">
            <office:event-listeners>
              <script:event-listener script:language="ooo:script" script:event-name="dom:click" xlink:href="vnd.sun.star.script:Standard.CountTime.MARK2?language=Basic&amp;location=document" xlink:type="simple"/>
            </office:event-listeners>
            <text:p text:style-name="P3">Mark</text:p>
            <draw:enhanced-geometry svg:viewBox="0 0 21600 21600" draw:type="rectangle" draw:enhanced-path="M 0 0 L 21600 0 21600 21600 0 21600 0 0 Z N"/>
          </draw:custom-shape>
          <draw:custom-shape draw:z-index="3" draw:style-name="gr4" draw:text-style-name="P3" svg:width="22.02mm" svg:height="4.78mm" svg:x="90.31mm" svg:y="130.95mm">
            <office:event-listeners>
              <script:event-listener script:language="ooo:script" script:event-name="dom:click" xlink:href="vnd.sun.star.script:Standard.CountTime.MARK3?language=Basic&amp;location=document" xlink:type="simple"/>
            </office:event-listeners>
            <text:p text:style-name="P3">Mark</text:p>
            <draw:enhanced-geometry svg:viewBox="0 0 21600 21600" draw:type="rectangle" draw:enhanced-path="M 0 0 L 21600 0 21600 21600 0 21600 0 0 Z N"/>
          </draw:custom-shape>
          <draw:custom-shape draw:z-index="4" draw:style-name="gr4" draw:text-style-name="P3" svg:width="22.02mm" svg:height="4.78mm" svg:x="135.47mm" svg:y="130.95mm">
            <office:event-listeners>
              <script:event-listener script:language="ooo:script" script:event-name="dom:click" xlink:href="vnd.sun.star.script:Standard.CountTime.MARK4?language=Basic&amp;location=document" xlink:type="simple"/>
            </office:event-listeners>
            <text:p text:style-name="P3">Mark</text:p>
            <draw:enhanced-geometry svg:viewBox="0 0 21600 21600" draw:type="rectangle" draw:enhanced-path="M 0 0 L 21600 0 21600 21600 0 21600 0 0 Z N"/>
          </draw:custom-shape>
          <draw:custom-shape draw:z-index="5" draw:style-name="gr5" svg:width="22.3mm" svg:height="4.78mm" svg:x="0mm" svg:y="139.72mm">
            <office:event-listeners>
              <script:event-listener script:language="ooo:script" script:event-name="dom:click" xlink:href="vnd.sun.star.script:Standard.CountTime.RESTART1?language=Basic&amp;location=document" xlink:type="simple"/>
            </office:event-listeners>
            <text:p text:style-name="P3">Restart</text:p>
            <draw:enhanced-geometry svg:viewBox="0 0 21600 21600" draw:type="rectangle" draw:enhanced-path="M 0 0 L 21600 0 21600 21600 0 21600 0 0 Z N"/>
          </draw:custom-shape>
          <draw:custom-shape draw:z-index="6" draw:style-name="gr5" draw:text-style-name="P3" svg:width="22.3mm" svg:height="4.78mm" svg:x="45.16mm" svg:y="139.98mm">
            <office:event-listeners>
              <script:event-listener script:language="ooo:script" script:event-name="dom:click" xlink:href="vnd.sun.star.script:Standard.CountTime.RESTART2?language=Basic&amp;location=document" xlink:type="simple"/>
            </office:event-listeners>
            <text:p text:style-name="P3">Restart</text:p>
            <draw:enhanced-geometry svg:viewBox="0 0 21600 21600" draw:type="rectangle" draw:enhanced-path="M 0 0 L 21600 0 21600 21600 0 21600 0 0 Z N"/>
          </draw:custom-shape>
          <draw:custom-shape draw:z-index="7" draw:style-name="gr5" draw:text-style-name="P3" svg:width="22.3mm" svg:height="4.78mm" svg:x="90.31mm" svg:y="139.98mm">
            <office:event-listeners>
              <script:event-listener script:language="ooo:script" script:event-name="dom:click" xlink:href="vnd.sun.star.script:Standard.CountTime.RESTART3?language=Basic&amp;location=document" xlink:type="simple"/>
            </office:event-listeners>
            <text:p text:style-name="P3">Restart</text:p>
            <draw:enhanced-geometry svg:viewBox="0 0 21600 21600" draw:type="rectangle" draw:enhanced-path="M 0 0 L 21600 0 21600 21600 0 21600 0 0 Z N"/>
          </draw:custom-shape>
          <draw:custom-shape draw:z-index="8" draw:style-name="gr5" draw:text-style-name="P3" svg:width="22.3mm" svg:height="4.78mm" svg:x="135.47mm" svg:y="139.98mm">
            <office:event-listeners>
              <script:event-listener script:language="ooo:script" script:event-name="dom:click" xlink:href="vnd.sun.star.script:Standard.CountTime.RESTART4?language=Basic&amp;location=document" xlink:type="simple"/>
            </office:event-listeners>
            <text:p text:style-name="P3">Restart</text:p>
            <draw:enhanced-geometry svg:viewBox="0 0 21600 21600" draw:type="rectangle" draw:enhanced-path="M 0 0 L 21600 0 21600 21600 0 21600 0 0 Z N"/>
          </draw:custom-shape>
          <draw:custom-shape draw:z-index="9" draw:style-name="gr5" svg:width="22.3mm" svg:height="4.78mm" svg:x="0mm" svg:y="148.48mm">
            <office:event-listeners>
              <script:event-listener script:language="ooo:script" script:event-name="dom:click" xlink:href="vnd.sun.star.script:Standard.CountTime.CLEART1?language=Basic&amp;location=document" xlink:type="simple"/>
            </office:event-listeners>
            <text:p text:style-name="P3">Clear</text:p>
            <draw:enhanced-geometry svg:viewBox="0 0 21600 21600" draw:type="rectangle" draw:enhanced-path="M 0 0 L 21600 0 21600 21600 0 21600 0 0 Z N"/>
          </draw:custom-shape>
          <draw:custom-shape draw:z-index="10" draw:style-name="gr5" draw:text-style-name="P3" svg:width="22.3mm" svg:height="4.78mm" svg:x="45.16mm" svg:y="149.01mm">
            <office:event-listeners>
              <script:event-listener script:language="ooo:script" script:event-name="dom:click" xlink:href="vnd.sun.star.script:Standard.CountTime.CLEART2?language=Basic&amp;location=document" xlink:type="simple"/>
            </office:event-listeners>
            <text:p text:style-name="P3">Clear</text:p>
            <draw:enhanced-geometry svg:viewBox="0 0 21600 21600" draw:type="rectangle" draw:enhanced-path="M 0 0 L 21600 0 21600 21600 0 21600 0 0 Z N"/>
          </draw:custom-shape>
          <draw:custom-shape draw:z-index="11" draw:style-name="gr5" draw:text-style-name="P3" svg:width="22.3mm" svg:height="4.78mm" svg:x="90.31mm" svg:y="149.01mm">
            <office:event-listeners>
              <script:event-listener script:language="ooo:script" script:event-name="dom:click" xlink:href="vnd.sun.star.script:Standard.CountTime.CLEART3?language=Basic&amp;location=document" xlink:type="simple"/>
            </office:event-listeners>
            <text:p text:style-name="P3">Clear</text:p>
            <draw:enhanced-geometry svg:viewBox="0 0 21600 21600" draw:type="rectangle" draw:enhanced-path="M 0 0 L 21600 0 21600 21600 0 21600 0 0 Z N"/>
          </draw:custom-shape>
          <draw:custom-shape draw:z-index="12" draw:style-name="gr5" draw:text-style-name="P3" svg:width="22.3mm" svg:height="4.78mm" svg:x="135.47mm" svg:y="149.01mm">
            <office:event-listeners>
              <script:event-listener script:language="ooo:script" script:event-name="dom:click" xlink:href="vnd.sun.star.script:Standard.CountTime.CLEART4?language=Basic&amp;location=document" xlink:type="simple"/>
            </office:event-listeners>
            <text:p text:style-name="P3">Clear</text:p>
            <draw:enhanced-geometry svg:viewBox="0 0 21600 21600" draw:type="rectangle" draw:enhanced-path="M 0 0 L 21600 0 21600 21600 0 21600 0 0 Z N"/>
          </draw:custom-shape>
          <draw:custom-shape draw:z-index="13" draw:style-name="gr6" svg:width="22.3mm" svg:height="5.05mm" svg:x="90.03mm" svg:y="112.62mm">
            <office:event-listeners>
              <script:event-listener script:language="ooo:script" script:event-name="dom:click" xlink:href="vnd.sun.star.script:Standard.CountTime.STARTTIME?language=Basic&amp;location=document" xlink:type="simple"/>
            </office:event-listeners>
            <text:p text:style-name="P3">Start</text:p>
            <draw:enhanced-geometry svg:viewBox="0 0 21600 21600" draw:type="rectangle" draw:enhanced-path="M 0 0 L 21600 0 21600 21600 0 21600 0 0 Z N"/>
          </draw:custom-shape>
          <draw:custom-shape draw:z-index="14" draw:style-name="gr7" svg:width="23.13mm" svg:height="4.78mm" svg:x="67.18mm" svg:y="266.15mm">
            <office:event-listeners>
              <script:event-listener script:language="ooo:script" script:event-name="dom:click" xlink:href="vnd.sun.star.script:Standard.CountTime.COUNTLARM?language=Basic&amp;location=document" xlink:type="simple"/>
            </office:event-listeners>
            <text:p text:style-name="P4">Start</text:p>
            <draw:enhanced-geometry svg:viewBox="0 0 21600 21600" draw:type="rectangle" draw:enhanced-path="M 0 0 L 21600 0 21600 21600 0 21600 0 0 Z N"/>
          </draw:custom-shape>
          <draw:custom-shape draw:z-index="15" draw:style-name="gr8" svg:width="22.58mm" svg:height="5.05mm" svg:x="67.45mm" svg:y="342.92mm">
            <office:event-listeners>
              <script:event-listener script:language="ooo:script" script:event-name="dom:click" xlink:href="vnd.sun.star.script:Standard.CountTime.FREQSET?language=Basic&amp;location=document" xlink:type="simple"/>
            </office:event-listeners>
            <text:p text:style-name="P4">Set up</text:p>
            <draw:enhanced-geometry svg:viewBox="0 0 21600 21600" draw:type="rectangle" draw:enhanced-path="M 0 0 L 21600 0 21600 21600 0 21600 0 0 Z N"/>
          </draw:custom-shape>
          <draw:custom-shape draw:z-index="16" draw:style-name="gr5" svg:width="22.3mm" svg:height="4.78mm" svg:x="112.61mm" svg:y="342.92mm">
            <office:event-listeners>
              <script:event-listener script:language="ooo:script" script:event-name="dom:click" xlink:href="vnd.sun.star.script:Standard.CountTime.STOPFREQ?language=Basic&amp;location=document" xlink:type="simple"/>
            </office:event-listeners>
            <text:p text:style-name="P4">Stop</text:p>
            <draw:enhanced-geometry svg:viewBox="0 0 21600 21600" draw:type="rectangle" draw:enhanced-path="M 0 0 L 21600 0 21600 21600 0 21600 0 0 Z N"/>
          </draw:custom-shape>
          <draw:custom-shape draw:z-index="17" draw:style-name="gr9" svg:width="22.58mm" svg:height="5.04mm" svg:x="112.61mm" svg:y="189.13mm">
            <office:event-listeners>
              <script:event-listener script:language="ooo:script" script:event-name="dom:click" xlink:href="vnd.sun.star.script:Standard.CountTime.CLEARALL?language=Basic&amp;location=document" xlink:type="simple"/>
            </office:event-listeners>
            <text:p text:style-name="P4">Clear</text:p>
            <draw:enhanced-geometry svg:viewBox="0 0 21600 21600" draw:type="rectangle" draw:enhanced-path="M 0 0 L 21600 0 21600 21600 0 21600 0 0 Z N"/>
          </draw:custom-shape>
          <draw:custom-shape draw:z-index="18" draw:style-name="gr10" svg:width="23.13mm" svg:height="5.05mm" svg:x="67.18mm" svg:y="401.62mm">
            <office:event-listeners>
              <script:event-listener script:language="ooo:script" script:event-name="dom:click" xlink:href="vnd.sun.star.script:Standard.CountTime.TPCSET?language=Basic&amp;location=document" xlink:type="simple"/>
            </office:event-listeners>
            <text:p text:style-name="P4">Set up</text:p>
            <draw:enhanced-geometry svg:viewBox="0 0 21600 21600" draw:type="rectangle" draw:enhanced-path="M 0 0 L 21600 0 21600 21600 0 21600 0 0 Z N"/>
          </draw:custom-shape>
          <draw:custom-shape draw:z-index="19" draw:style-name="gr11" svg:width="22.86mm" svg:height="5.05mm" svg:x="112.61mm" svg:y="401.62mm">
            <office:event-listeners>
              <script:event-listener script:language="ooo:script" script:event-name="dom:click" xlink:href="vnd.sun.star.script:Standard.CountTime.STOPFREQ?language=Basic&amp;location=document" xlink:type="simple"/>
            </office:event-listeners>
            <text:p text:style-name="P4">Stop</text:p>
            <draw:enhanced-geometry svg:viewBox="0 0 21600 21600" draw:type="rectangle" draw:enhanced-path="M 0 0 L 21600 0 21600 21600 0 21600 0 0 Z N"/>
          </draw:custom-shape>
          <draw:custom-shape draw:z-index="20" draw:style-name="gr12" svg:width="13.1mm" svg:height="4.52mm" svg:x="119.02mm" svg:y="112.62mm">
            <office:event-listeners>
              <script:event-listener script:language="ooo:script" script:event-name="dom:click" xlink:href="vnd.sun.star.script:Standard.CountTime.STARTTIMER?language=Basic&amp;location=document" xlink:type="simple"/>
            </office:event-listeners>
            <text:p text:style-name="P4">Start</text:p>
            <draw:enhanced-geometry svg:viewBox="0 0 21600 21600" draw:type="rectangle" draw:enhanced-path="M 0 0 L 21600 0 21600 21600 0 21600 0 0 Z N"/>
          </draw:custom-shape>
          <draw:custom-shape draw:z-index="21" draw:style-name="gr13" svg:width="12.54mm" svg:height="4.25mm" svg:x="138.53mm" svg:y="112.62mm">
            <office:event-listeners>
              <script:event-listener script:language="ooo:script" script:event-name="dom:click" xlink:href="vnd.sun.star.script:Standard.CountTime.STOPTIMER?language=Basic&amp;location=document" xlink:type="simple"/>
            </office:event-listeners>
            <text:p text:style-name="P4">Stop</text:p>
            <draw:enhanced-geometry svg:viewBox="0 0 21600 21600" draw:type="rectangle" draw:enhanced-path="M 0 0 L 21600 0 21600 21600 0 21600 0 0 Z N"/>
          </draw:custom-shape>
          <draw:custom-shape draw:z-index="22" draw:style-name="gr14" svg:width="17mm" svg:height="3.45mm" svg:x="127.66mm" svg:y="118.2mm">
            <office:event-listeners>
              <script:event-listener script:language="ooo:script" script:event-name="dom:click" xlink:href="vnd.sun.star.script:Standard.CountTime.ZEROTIMER?language=Basic&amp;location=document" xlink:type="simple"/>
            </office:event-listeners>
            <text:p text:style-name="P4">Zero</text:p>
            <draw:enhanced-geometry svg:viewBox="0 0 21600 21600" draw:type="rectangle" draw:enhanced-path="M 0 0 L 21600 0 21600 21600 0 21600 0 0 Z N"/>
          </draw:custom-shape>
        </table:shapes>
        <table:table-column table:style-name="co1" table:number-columns-repeated="7" table:default-cell-style-name="Default"/>
        <table:table-column table:style-name="co1" table:number-columns-repeated="7" table:default-cell-style-name="ce11"/>
        <table:table-column table:style-name="co1" table:number-columns-repeated="7" table:default-cell-style-name="Default"/>
        <table:table-row table:style-name="ro1">
          <table:table-cell office:value-type="string" calcext:value-type="string">
            <office:annotation draw:style-name="gr15" draw:text-style-name="P2" svg:width="106.9mm" svg:height="77.06mm" svg:x="28.57mm" svg:y="0mm" draw:caption-point-x="-6.1mm" draw:caption-point-y="0.1mm">
              <dc:creator>WV</dc:creator>
              <dc:date>2016-10-02T00:00:00</dc:date>
              <text:p text:style-name="P1"><text:span text:style-name="T1">This sheet contains a number of counters and timers. </text:span></text:p>
              <text:p text:style-name="P1"><text:span text:style-name="T1"/></text:p>
              <text:p text:style-name="P1"><text:span text:style-name="T1">Starting times are saved in a global array named ST(4), Counts are saved in a global array named CT(4). The instruments use columns I through L to display sequential measurements on four different channels. In other words, four different things can be counted or timed simultaneously.</text:span></text:p>
              <text:p text:style-name="P1"><text:span text:style-name="T1"/></text:p>
              <text:p text:style-name="P1"><text:span text:style-name="T1">The function keys F2 to F5 are used to advance the counters by 1. Four different fingers can be counting different things, each finger advancing a different channel.</text:span></text:p>
              <text:p text:style-name="P1"><text:span text:style-name="T1"/></text:p>
              <text:p text:style-name="P1"><text:span text:style-name="T1">Shift+Ctrl+ a function key from F2 to F5 will clear a respective channel, setting the count back to 0.</text:span></text:p>
              <text:p text:style-name="P1"><text:span text:style-name="T1"/></text:p>
              <text:p text:style-name="P1"><text:span text:style-name="T1">Alt+F1 resets all counter channels and Alt+F2 resets all the timer channels to current time.</text:span></text:p>
              <text:p text:style-name="P1"><text:span text:style-name="T1"/></text:p>
              <text:p text:style-name="P1"><text:span text:style-name="T1"/></text:p>
            </office:annotation>
            <text:p>F2</text:p>
          </table:table-cell>
          <table:table-cell office:value-type="string" calcext:value-type="string">
            <text:p>Advance count 1</text:p>
          </table:table-cell>
          <table:table-cell/>
          <table:table-cell office:value-type="string" calcext:value-type="string">
            <text:p>Shift+Ctrl+F1</text:p>
          </table:table-cell>
          <table:table-cell office:value-type="string" calcext:value-type="string">
            <text:p>Clear count 1</text:p>
          </table:table-cell>
          <table:table-cell table:number-columns-repeated="3"/>
          <table:table-cell office:value-type="string" calcext:value-type="string">
            <text:p>Channel 1</text:p>
          </table:table-cell>
          <table:table-cell office:value-type="string" calcext:value-type="string">
            <text:p>Channel 2</text:p>
          </table:table-cell>
          <table:table-cell office:value-type="string" calcext:value-type="string">
            <text:p>Channel 3</text:p>
          </table:table-cell>
          <table:table-cell office:value-type="string" calcext:value-type="string">
            <text:p>Channel 4</text:p>
          </table:table-cell>
          <table:table-cell table:number-columns-repeated="9"/>
        </table:table-row>
        <table:table-row table:style-name="ro1">
          <table:table-cell office:value-type="string" calcext:value-type="string">
            <text:p>F3</text:p>
          </table:table-cell>
          <table:table-cell office:value-type="string" calcext:value-type="string">
            <text:p>Advance count 2</text:p>
          </table:table-cell>
          <table:table-cell/>
          <table:table-cell office:value-type="string" calcext:value-type="string">
            <text:p>Shift+Ctrl+F2</text:p>
          </table:table-cell>
          <table:table-cell office:value-type="string" calcext:value-type="string">
            <text:p>Clear count 2</text:p>
          </table:table-cell>
          <table:table-cell table:number-columns-repeated="16"/>
        </table:table-row>
        <table:table-row table:style-name="ro1">
          <table:table-cell office:value-type="string" calcext:value-type="string">
            <text:p>F4</text:p>
          </table:table-cell>
          <table:table-cell office:value-type="string" calcext:value-type="string">
            <text:p>Advance count 3</text:p>
          </table:table-cell>
          <table:table-cell/>
          <table:table-cell office:value-type="string" calcext:value-type="string">
            <text:p>Shift+Ctrl+F3</text:p>
          </table:table-cell>
          <table:table-cell office:value-type="string" calcext:value-type="string">
            <text:p>Clear count 3</text:p>
          </table:table-cell>
          <table:table-cell table:number-columns-repeated="16"/>
        </table:table-row>
        <table:table-row table:style-name="ro1">
          <table:table-cell office:value-type="string" calcext:value-type="string">
            <text:p>F5</text:p>
          </table:table-cell>
          <table:table-cell office:value-type="string" calcext:value-type="string">
            <text:p>Advance count 4</text:p>
          </table:table-cell>
          <table:table-cell/>
          <table:table-cell office:value-type="string" calcext:value-type="string">
            <text:p>Shift+Ctrl+F4</text:p>
          </table:table-cell>
          <table:table-cell office:value-type="string" calcext:value-type="string">
            <text:p>Clear count 4</text:p>
          </table:table-cell>
          <table:table-cell table:number-columns-repeated="16"/>
        </table:table-row>
        <table:table-row table:style-name="ro1">
          <table:table-cell table:number-columns-repeated="21"/>
        </table:table-row>
        <table:table-row table:style-name="ro1">
          <table:table-cell office:value-type="string" calcext:value-type="string">
            <text:p>Alt+F1</text:p>
          </table:table-cell>
          <table:table-cell office:value-type="string" calcext:value-type="string">
            <text:p>Reset all counters</text:p>
          </table:table-cell>
          <table:table-cell/>
          <table:table-cell office:value-type="string" calcext:value-type="string">
            <text:p>Alt+F2</text:p>
          </table:table-cell>
          <table:table-cell office:value-type="string" calcext:value-type="string">
            <text:p>Reset all timers</text:p>
          </table:table-cell>
          <table:table-cell table:number-columns-repeated="16"/>
        </table:table-row>
        <table:table-row table:style-name="ro1">
          <table:table-cell table:number-columns-repeated="21"/>
        </table:table-row>
        <table:table-row table:style-name="ro1">
          <table:table-cell table:style-name="ce12">
            <office:annotation draw:style-name="gr16" draw:text-style-name="P2" svg:width="28.99mm" svg:height="21.76mm" svg:x="28.57mm" svg:y="16.6mm" draw:caption-point-x="-6.1mm" draw:caption-point-y="15.1mm">
              <dc:creator>WV</dc:creator>
              <dc:date>2016-10-02T00:00:00</dc:date>
              <text:p text:style-name="P1"><text:span text:style-name="T1">When the F9 key is pressed, this area displays the current date and time.</text:span></text:p>
            </office:annotation>
          </table:table-cell>
          <table:table-cell table:style-name="ce16" table:number-columns-repeated="5"/>
          <table:table-cell table:style-name="ce24"/>
          <table:table-cell table:number-columns-repeated="14"/>
        </table:table-row>
        <table:table-row table:style-name="ro1">
          <table:table-cell table:style-name="ce13" office:value-type="string" calcext:value-type="string" table:number-columns-spanned="7" table:number-rows-spanned="2">
            <text:p>Date and Time</text:p>
          </table:table-cell>
          <table:covered-table-cell table:number-columns-repeated="5"/>
          <table:covered-table-cell table:style-name="ce58"/>
          <table:table-cell table:number-columns-repeated="14"/>
        </table:table-row>
        <table:table-row table:style-name="ro1">
          <table:covered-table-cell table:style-name="ce44"/>
          <table:covered-table-cell table:number-columns-repeated="5"/>
          <table:covered-table-cell table:style-name="ce58"/>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44"/>
          <table:table-cell office:value-type="string" calcext:value-type="string">
            <text:p>Day</text:p>
          </table:table-cell>
          <table:table-cell office:value-type="string" calcext:value-type="string">
            <text:p>Month</text:p>
          </table:table-cell>
          <table:table-cell office:value-type="string" calcext:value-type="string">
            <text:p>Day</text:p>
          </table:table-cell>
          <table:table-cell office:value-type="string" calcext:value-type="string">
            <text:p>Year</text:p>
          </table:table-cell>
          <table:table-cell/>
          <table:table-cell table:style-name="ce58"/>
          <table:table-cell table:number-columns-repeated="14"/>
        </table:table-row>
        <table:table-row table:style-name="ro1">
          <table:table-cell table:style-name="ce44"/>
          <table:table-cell table:style-name="ce49" table:formula="of:=IF(WEEKDAY(NOW();1)=1;&quot;Sunday&quot;;IF(WEEKDAY(NOW();1)=2;&quot;Monday&quot;;IF(WEEKDAY(NOW();1)=3;&quot;Teusday&quot;;IF(WEEKDAY(NOW();1)=4;&quot;Wednesday&quot;;IF(WEEKDAY(NOW();1)=5;&quot;Thursday&quot;;IF(WEEKDAY(NOW();1)=6;&quot;Friday&quot;;&quot;Saturday&quot;))))))" office:value-type="string" office:string-value="Teusday" calcext:value-type="string">
            <text:p>Teusday</text:p>
          </table:table-cell>
          <table:table-cell table:style-name="ce49" table:formula="of:=MONTH(NOW())" office:value-type="float" office:value="3" calcext:value-type="float">
            <text:p>3</text:p>
          </table:table-cell>
          <table:table-cell table:style-name="ce49" table:formula="of:=DAY(NOW())" office:value-type="float" office:value="13" calcext:value-type="float">
            <text:p>13</text:p>
          </table:table-cell>
          <table:table-cell table:style-name="ce49" table:formula="of:=YEAR(NOW())" office:value-type="float" office:value="2018" calcext:value-type="float">
            <text:p>2018</text:p>
          </table:table-cell>
          <table:table-cell/>
          <table:table-cell table:style-name="ce58"/>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44"/>
          <table:table-cell office:value-type="string" calcext:value-type="string">
            <text:p>Hour</text:p>
          </table:table-cell>
          <table:table-cell office:value-type="string" calcext:value-type="string">
            <text:p>Minute</text:p>
          </table:table-cell>
          <table:table-cell office:value-type="string" calcext:value-type="string">
            <text:p>Second</text:p>
          </table:table-cell>
          <table:table-cell table:number-columns-repeated="2"/>
          <table:table-cell table:style-name="ce58"/>
          <table:table-cell table:number-columns-repeated="14"/>
        </table:table-row>
        <table:table-row table:style-name="ro1">
          <table:table-cell table:style-name="ce44"/>
          <table:table-cell table:style-name="ce11" table:formula="of:=HOUR(NOW())" office:value-type="float" office:value="18" calcext:value-type="float">
            <text:p>18</text:p>
          </table:table-cell>
          <table:table-cell table:style-name="ce11" table:formula="of:=MINUTE(NOW())" office:value-type="float" office:value="40" calcext:value-type="float">
            <text:p>40</text:p>
          </table:table-cell>
          <table:table-cell table:style-name="ce11" table:formula="of:=SECOND(NOW())" office:value-type="float" office:value="25" calcext:value-type="float">
            <text:p>25</text:p>
          </table:table-cell>
          <table:table-cell table:number-columns-repeated="2"/>
          <table:table-cell table:style-name="ce58"/>
          <table:table-cell table:number-columns-repeated="14"/>
        </table:table-row>
        <table:table-row table:style-name="ro1">
          <table:table-cell table:style-name="ce44"/>
          <table:table-cell table:number-columns-repeated="4"/>
          <table:table-cell office:value-type="string" calcext:value-type="string">
            <text:p>Press F9 to refresh</text:p>
          </table:table-cell>
          <table:table-cell table:style-name="ce58"/>
          <table:table-cell table:number-columns-repeated="14"/>
        </table:table-row>
        <table:table-row table:style-name="ro1">
          <table:table-cell table:style-name="ce15"/>
          <table:table-cell table:style-name="ce18" table:number-columns-repeated="5"/>
          <table:table-cell table:style-name="ce26"/>
          <table:table-cell table:number-columns-repeated="14"/>
        </table:table-row>
        <table:table-row table:style-name="ro1">
          <table:table-cell table:number-columns-repeated="21"/>
        </table:table-row>
        <table:table-row table:style-name="ro1">
          <table:table-cell table:style-name="ce12">
            <office:annotation draw:style-name="gr17" draw:text-style-name="P2" svg:width="109.4mm" svg:height="49.41mm" svg:x="28.57mm" svg:y="70.79mm" draw:caption-point-x="-6.1mm" draw:caption-point-y="15.1mm">
              <dc:creator>WV</dc:creator>
              <dc:date>2016-10-02T00:00:00</dc:date>
              <text:p text:style-name="P1"><text:span text:style-name="T1">This timer controls four channels that can keep track of four events simultaneously.</text:span></text:p>
              <text:p text:style-name="P1"><text:span text:style-name="T1"/></text:p>
              <text:p text:style-name="P1"><text:span text:style-name="T1">To start timing, click the Start button. To see the elapsed time from the start, click the Refresh button and read the time in the time window.</text:span></text:p>
              <text:p text:style-name="P1"><text:span text:style-name="T1"/></text:p>
              <text:p text:style-name="P1"><text:span text:style-name="T1">For each timer channel, the Mark button enters the elapsed time into that timer’s column (I through L). The Restart button starts the timer at the current time. The Clear button deletes the measurements in that timer’s column. Alt+F2 resets all the timer channels but does not delete the displayed times.</text:span></text:p>
            </office:annotation>
          </table:table-cell>
          <table:table-cell table:style-name="ce16" table:number-columns-repeated="5"/>
          <table:table-cell table:style-name="ce24"/>
          <table:table-cell table:number-columns-repeated="14"/>
        </table:table-row>
        <table:table-row table:style-name="ro1">
          <table:table-cell table:style-name="ce13" office:value-type="string" calcext:value-type="string" table:number-columns-spanned="7" table:number-rows-spanned="2">
            <text:p>Timer</text:p>
          </table:table-cell>
          <table:covered-table-cell table:number-columns-repeated="5"/>
          <table:covered-table-cell table:style-name="ce58"/>
          <table:table-cell table:number-columns-repeated="14"/>
        </table:table-row>
        <table:table-row table:style-name="ro1">
          <table:covered-table-cell table:style-name="ce44"/>
          <table:covered-table-cell table:number-columns-repeated="5"/>
          <table:covered-table-cell table:style-name="ce58"/>
          <table:table-cell table:number-columns-repeated="13"/>
          <table:table-cell office:value-type="float" office:value="32212321" calcext:value-type="float">
            <text:p>32212321</text:p>
          </table:table-cell>
        </table:table-row>
        <table:table-row table:style-name="ro1">
          <table:table-cell table:style-name="ce44"/>
          <table:table-cell table:number-columns-repeated="4"/>
          <table:table-cell table:style-name="ce39" office:value-type="string" calcext:value-type="string" table:number-columns-spanned="2" table:number-rows-spanned="1">
            <text:p>Simple Timer</text:p>
          </table:table-cell>
          <table:covered-table-cell table:style-name="ce58"/>
          <table:table-cell table:number-columns-repeated="14"/>
        </table:table-row>
        <table:table-row table:style-name="ro1">
          <table:table-cell table:style-name="ce44"/>
          <table:table-cell table:style-name="ce51" office:value-type="float" office:value="0" calcext:value-type="float" table:number-columns-spanned="2" table:number-rows-spanned="2">
            <text:p>0</text:p>
          </table:table-cell>
          <table:covered-table-cell/>
          <table:table-cell table:number-columns-repeated="2"/>
          <table:table-cell table:style-name="ce56" office:value-type="float" office:value="0" calcext:value-type="float" table:number-columns-spanned="2" table:number-rows-spanned="1">
            <text:p>0</text:p>
          </table:table-cell>
          <table:covered-table-cell table:style-name="ce58"/>
          <table:table-cell table:number-columns-repeated="14"/>
        </table:table-row>
        <table:table-row table:style-name="ro1">
          <table:table-cell table:style-name="ce44"/>
          <table:covered-table-cell table:number-columns-repeated="2"/>
          <table:table-cell table:number-columns-repeated="3"/>
          <table:table-cell table:style-name="ce58"/>
          <table:table-cell table:number-columns-repeated="14"/>
        </table:table-row>
        <table:table-row table:style-name="ro1" table:number-rows-repeated="2">
          <table:table-cell table:style-name="ce44"/>
          <table:table-cell table:number-columns-repeated="5"/>
          <table:table-cell table:style-name="ce58"/>
          <table:table-cell table:number-columns-repeated="14"/>
        </table:table-row>
        <table:table-row table:style-name="ro1">
          <table:table-cell table:style-name="ce44" office:value-type="string" calcext:value-type="string">
            <text:p>Timer 1</text:p>
          </table:table-cell>
          <table:table-cell/>
          <table:table-cell office:value-type="string" calcext:value-type="string">
            <text:p>Timer 2</text:p>
          </table:table-cell>
          <table:table-cell/>
          <table:table-cell office:value-type="string" calcext:value-type="string">
            <text:p>Timer 3</text:p>
          </table:table-cell>
          <table:table-cell/>
          <table:table-cell table:style-name="ce58" office:value-type="string" calcext:value-type="string">
            <text:p>Timer 4</text:p>
          </table:table-cell>
          <table:table-cell table:number-columns-repeated="14"/>
        </table:table-row>
        <table:table-row table:style-name="ro1" table:number-rows-repeated="8">
          <table:table-cell table:style-name="ce44"/>
          <table:table-cell table:number-columns-repeated="5"/>
          <table:table-cell table:style-name="ce58"/>
          <table:table-cell table:number-columns-repeated="14"/>
        </table:table-row>
        <table:table-row table:style-name="ro1">
          <table:table-cell table:style-name="ce15"/>
          <table:table-cell table:style-name="ce18" table:number-columns-repeated="5"/>
          <table:table-cell table:style-name="ce26"/>
          <table:table-cell table:number-columns-repeated="14"/>
        </table:table-row>
        <table:table-row table:style-name="ro1">
          <table:table-cell table:number-columns-repeated="21"/>
        </table:table-row>
        <table:table-row table:style-name="ro1">
          <table:table-cell table:style-name="ce12">
            <office:annotation draw:style-name="gr2" draw:text-style-name="P2" svg:width="28.99mm" svg:height="33.61mm" svg:x="28.57mm" svg:y="156.59mm" draw:caption-point-x="-6.1mm" draw:caption-point-y="15.1mm">
              <dc:creator>WV</dc:creator>
              <dc:date>2016-10-03T00:00:00</dc:date>
              <text:p text:style-name="P1"><text:span text:style-name="T1">The Counter section simply displays the contents of the counter registers and makes them available for analysis.</text:span></text:p>
            </office:annotation>
          </table:table-cell>
          <table:table-cell table:style-name="ce16" table:number-columns-repeated="5"/>
          <table:table-cell table:style-name="ce24"/>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13" office:value-type="string" calcext:value-type="string" table:number-columns-spanned="7" table:number-rows-spanned="2">
            <text:p>Counter</text:p>
          </table:table-cell>
          <table:covered-table-cell table:number-columns-repeated="5"/>
          <table:covered-table-cell table:style-name="ce58"/>
          <table:table-cell table:number-columns-repeated="14"/>
        </table:table-row>
        <table:table-row table:style-name="ro1">
          <table:covered-table-cell table:style-name="ce44"/>
          <table:covered-table-cell table:number-columns-repeated="5"/>
          <table:covered-table-cell table:style-name="ce58"/>
          <table:table-cell table:number-columns-repeated="14"/>
        </table:table-row>
        <table:table-row table:style-name="ro1" table:number-rows-repeated="2">
          <table:table-cell table:style-name="ce44"/>
          <table:table-cell table:number-columns-repeated="5"/>
          <table:table-cell table:style-name="ce58"/>
          <table:table-cell table:number-columns-repeated="14"/>
        </table:table-row>
        <table:table-row table:style-name="ro1">
          <table:table-cell table:style-name="ce44" office:value-type="string" calcext:value-type="string">
            <text:p>Channel 1</text:p>
          </table:table-cell>
          <table:table-cell/>
          <table:table-cell office:value-type="string" calcext:value-type="string">
            <text:p>Channel 2</text:p>
          </table:table-cell>
          <table:table-cell/>
          <table:table-cell office:value-type="string" calcext:value-type="string">
            <text:p>Channel 3</text:p>
          </table:table-cell>
          <table:table-cell/>
          <table:table-cell table:style-name="ce58" office:value-type="string" calcext:value-type="string">
            <text:p>Channel 4</text:p>
          </table:table-cell>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46" office:value-type="float" office:value="0" calcext:value-type="float">
            <text:p>0</text:p>
          </table:table-cell>
          <table:table-cell/>
          <table:table-cell table:style-name="ce46" office:value-type="float" office:value="0" calcext:value-type="float">
            <text:p>0</text:p>
          </table:table-cell>
          <table:table-cell/>
          <table:table-cell table:style-name="ce46" office:value-type="float" office:value="0" calcext:value-type="float">
            <text:p>0</text:p>
          </table:table-cell>
          <table:table-cell/>
          <table:table-cell table:style-name="ce46" office:value-type="float" office:value="0" calcext:value-type="float">
            <text:p>0</text:p>
          </table:table-cell>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15"/>
          <table:table-cell table:style-name="ce18" table:number-columns-repeated="5"/>
          <table:table-cell table:style-name="ce26"/>
          <table:table-cell table:number-columns-repeated="14"/>
        </table:table-row>
        <table:table-row table:style-name="ro1">
          <table:table-cell table:number-columns-repeated="21"/>
        </table:table-row>
        <table:table-row table:style-name="ro1">
          <table:table-cell table:style-name="ce12">
            <office:annotation draw:style-name="gr18" draw:text-style-name="P2" svg:width="104.39mm" svg:height="41.51mm" svg:x="28.57mm" svg:y="210.77mm" draw:caption-point-x="-6.1mm" draw:caption-point-y="15.1mm">
              <dc:creator>WV</dc:creator>
              <dc:date>2016-10-03T00:00:00</dc:date>
              <text:p text:style-name="P1"><text:span text:style-name="T1">This countdown timer will count down a specified number of hours minutes, and seconds, displaying the time remaining, and then will play the Piece for Strings and Orchestra. The sound file can be changed in the shell statement in the code.</text:span></text:p>
              <text:p text:style-name="P1"><text:span text:style-name="T1"/></text:p>
              <text:p text:style-name="P1"><text:span text:style-name="T1">Enter the time interval in the three input boxes and then click the Start button to begin the countdown.</text:span></text:p>
            </office:annotation>
          </table:table-cell>
          <table:table-cell table:style-name="ce16" table:number-columns-repeated="5"/>
          <table:table-cell table:style-name="ce24"/>
          <table:table-cell table:number-columns-repeated="14"/>
        </table:table-row>
        <table:table-row table:style-name="ro1">
          <table:table-cell table:style-name="ce13" office:value-type="string" calcext:value-type="string" table:number-columns-spanned="7" table:number-rows-spanned="2">
            <text:p>Countdown with alarm</text:p>
          </table:table-cell>
          <table:covered-table-cell table:number-columns-repeated="5"/>
          <table:covered-table-cell table:style-name="ce58"/>
          <table:table-cell table:number-columns-repeated="14"/>
        </table:table-row>
        <table:table-row table:style-name="ro1">
          <table:covered-table-cell table:style-name="ce44"/>
          <table:covered-table-cell table:number-columns-repeated="5"/>
          <table:covered-table-cell table:style-name="ce58"/>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44"/>
          <table:table-cell table:style-name="ce20" office:value-type="string" calcext:value-type="string">
            <text:p>Hours</text:p>
          </table:table-cell>
          <table:table-cell table:style-name="ce20"/>
          <table:table-cell table:style-name="ce20" office:value-type="string" calcext:value-type="string">
            <text:p>Minutes</text:p>
          </table:table-cell>
          <table:table-cell table:style-name="ce20"/>
          <table:table-cell table:style-name="ce20" office:value-type="string" calcext:value-type="string">
            <text:p>Second</text:p>
          </table:table-cell>
          <table:table-cell table:style-name="ce58"/>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44"/>
          <table:table-cell table:style-name="ce47" office:value-type="float" office:value="0" calcext:value-type="float">
            <text:p>0</text:p>
          </table:table-cell>
          <table:table-cell/>
          <table:table-cell table:style-name="ce47" office:value-type="float" office:value="0" calcext:value-type="float">
            <text:p>0</text:p>
          </table:table-cell>
          <table:table-cell/>
          <table:table-cell table:style-name="ce47" office:value-type="float" office:value="10" calcext:value-type="float">
            <text:p>10</text:p>
          </table:table-cell>
          <table:table-cell table:style-name="ce58"/>
          <table:table-cell table:number-columns-repeated="14"/>
        </table:table-row>
        <table:table-row table:style-name="ro1" table:number-rows-repeated="4">
          <table:table-cell table:style-name="ce44"/>
          <table:table-cell table:number-columns-repeated="5"/>
          <table:table-cell table:style-name="ce58"/>
          <table:table-cell table:number-columns-repeated="14"/>
        </table:table-row>
        <table:table-row table:style-name="ro1">
          <table:table-cell table:style-name="ce44"/>
          <table:table-cell table:number-columns-repeated="2"/>
          <table:table-cell table:style-name="ce21" office:value-type="string" calcext:value-type="string">
            <text:p>Time</text:p>
          </table:table-cell>
          <table:table-cell table:number-columns-repeated="2"/>
          <table:table-cell table:style-name="ce58"/>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44"/>
          <table:table-cell table:number-columns-repeated="2"/>
          <table:table-cell table:style-name="ce54" office:value-type="time" office:time-value="PT00H00M00.999999605S" calcext:value-type="time">
            <text:p>00:00:01</text:p>
          </table:table-cell>
          <table:table-cell table:number-columns-repeated="2"/>
          <table:table-cell table:style-name="ce58"/>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15"/>
          <table:table-cell table:style-name="ce18" table:number-columns-repeated="5"/>
          <table:table-cell table:style-name="ce26"/>
          <table:table-cell table:number-columns-repeated="14"/>
        </table:table-row>
        <table:table-row table:style-name="ro1">
          <table:table-cell table:number-columns-repeated="21"/>
        </table:table-row>
        <table:table-row table:style-name="ro1">
          <table:table-cell table:style-name="ce12"/>
          <table:table-cell table:style-name="ce16" table:number-columns-repeated="5"/>
          <table:table-cell table:style-name="ce24"/>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13" office:value-type="string" calcext:value-type="string" table:number-columns-spanned="7" table:number-rows-spanned="2">
            <text:p>Frequency Timer</text:p>
          </table:table-cell>
          <table:covered-table-cell table:number-columns-repeated="5"/>
          <table:covered-table-cell table:style-name="ce58"/>
          <table:table-cell table:number-columns-repeated="14"/>
        </table:table-row>
        <table:table-row table:style-name="ro1">
          <table:covered-table-cell table:style-name="ce44"/>
          <table:covered-table-cell table:number-columns-repeated="5"/>
          <table:covered-table-cell table:style-name="ce58"/>
          <table:table-cell table:number-columns-repeated="14"/>
        </table:table-row>
        <table:table-row table:style-name="ro1">
          <table:table-cell table:style-name="ce44"/>
          <table:table-cell table:number-columns-repeated="2"/>
          <table:table-cell table:style-name="ce20" office:value-type="string" calcext:value-type="string">
            <text:p>Intervals</text:p>
          </table:table-cell>
          <table:table-cell table:number-columns-repeated="2"/>
          <table:table-cell table:style-name="ce58"/>
          <table:table-cell table:number-columns-repeated="14"/>
        </table:table-row>
        <table:table-row table:style-name="ro1">
          <table:table-cell table:style-name="ce44"/>
          <table:table-cell table:style-name="ce20" office:value-type="string" calcext:value-type="string">
            <text:p>Hours</text:p>
          </table:table-cell>
          <table:table-cell table:style-name="ce20"/>
          <table:table-cell table:style-name="ce20" office:value-type="string" calcext:value-type="string">
            <text:p>Minutes</text:p>
          </table:table-cell>
          <table:table-cell table:style-name="ce20"/>
          <table:table-cell table:style-name="ce20" office:value-type="string" calcext:value-type="string">
            <text:p>Second</text:p>
          </table:table-cell>
          <table:table-cell table:style-name="ce58"/>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44"/>
          <table:table-cell table:style-name="ce47" office:value-type="float" office:value="0" calcext:value-type="float">
            <text:p>0</text:p>
          </table:table-cell>
          <table:table-cell/>
          <table:table-cell table:style-name="ce47" office:value-type="float" office:value="0" calcext:value-type="float">
            <text:p>0</text:p>
          </table:table-cell>
          <table:table-cell/>
          <table:table-cell table:style-name="ce47" office:value-type="float" office:value="10" calcext:value-type="float">
            <text:p>10</text:p>
          </table:table-cell>
          <table:table-cell table:style-name="ce58"/>
          <table:table-cell table:number-columns-repeated="14"/>
        </table:table-row>
        <table:table-row table:style-name="ro1" table:number-rows-repeated="5">
          <table:table-cell table:style-name="ce44"/>
          <table:table-cell table:number-columns-repeated="5"/>
          <table:table-cell table:style-name="ce58"/>
          <table:table-cell table:number-columns-repeated="14"/>
        </table:table-row>
        <table:table-row table:style-name="ro1">
          <table:table-cell table:style-name="ce15"/>
          <table:table-cell table:style-name="ce18" table:number-columns-repeated="5"/>
          <table:table-cell table:style-name="ce26"/>
          <table:table-cell table:number-columns-repeated="14"/>
        </table:table-row>
        <table:table-row table:style-name="ro1">
          <table:table-cell table:number-columns-repeated="21"/>
        </table:table-row>
        <table:table-row table:style-name="ro1">
          <table:table-cell table:style-name="ce12">
            <office:annotation draw:style-name="gr2" draw:text-style-name="P2" svg:width="113.58mm" svg:height="33.61mm" svg:x="28.57mm" svg:y="355.27mm" draw:caption-point-x="-6.1mm" draw:caption-point-y="15.1mm">
              <dc:creator>WV</dc:creator>
              <dc:date>2016-10-03T00:00:00</dc:date>
              <text:p text:style-name="P1"><text:span text:style-name="T1">This timer counts a fixed number of clicks (on F1 through F5) and then registers the time it took to count that number of clicks, recording each time interval sequentially in the count registers.</text:span></text:p>
              <text:p text:style-name="P1"><text:span text:style-name="T1"/></text:p>
              <text:p text:style-name="P1"><text:span text:style-name="T1">To use it, enter the fixed number of clicks into the blue input box and click the Set up button to start the timer. When you have finished, click the Stop button to clear all the internal registers.</text:span></text:p>
            </office:annotation>
          </table:table-cell>
          <table:table-cell table:style-name="ce16" table:number-columns-repeated="5"/>
          <table:table-cell table:style-name="ce24"/>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13" office:value-type="string" calcext:value-type="string" table:number-columns-spanned="7" table:number-rows-spanned="2">
            <text:p>Time per Count</text:p>
          </table:table-cell>
          <table:covered-table-cell table:number-columns-repeated="5"/>
          <table:covered-table-cell table:style-name="ce58"/>
          <table:table-cell table:number-columns-repeated="14"/>
        </table:table-row>
        <table:table-row table:style-name="ro1">
          <table:covered-table-cell table:style-name="ce44"/>
          <table:covered-table-cell table:number-columns-repeated="5"/>
          <table:covered-table-cell table:style-name="ce58"/>
          <table:table-cell table:number-columns-repeated="14"/>
        </table:table-row>
        <table:table-row table:style-name="ro1">
          <table:table-cell table:style-name="ce44"/>
          <table:table-cell table:number-columns-repeated="5"/>
          <table:table-cell table:style-name="ce58"/>
          <table:table-cell table:number-columns-repeated="14"/>
        </table:table-row>
        <table:table-row table:style-name="ro1">
          <table:table-cell table:style-name="ce44"/>
          <table:table-cell office:value-type="string" calcext:value-type="string">
            <text:p>Number of counts</text:p>
          </table:table-cell>
          <table:table-cell/>
          <table:table-cell table:style-name="ce47" office:value-type="float" office:value="5" calcext:value-type="float">
            <text:p>5</text:p>
          </table:table-cell>
          <table:table-cell table:number-columns-repeated="2"/>
          <table:table-cell table:style-name="ce58"/>
          <table:table-cell table:number-columns-repeated="14"/>
        </table:table-row>
        <table:table-row table:style-name="ro1" table:number-rows-repeated="4">
          <table:table-cell table:style-name="ce44"/>
          <table:table-cell table:number-columns-repeated="5"/>
          <table:table-cell table:style-name="ce58"/>
          <table:table-cell table:number-columns-repeated="14"/>
        </table:table-row>
        <table:table-row table:style-name="ro1">
          <table:table-cell table:style-name="ce15"/>
          <table:table-cell table:style-name="ce18" table:number-columns-repeated="5"/>
          <table:table-cell table:style-name="ce26"/>
          <table:table-cell table:number-columns-repeated="14"/>
        </table:table-row>
        <table:table-row table:style-name="ro1" table:number-rows-repeated="1048482">
          <table:table-cell table:number-columns-repeated="21"/>
        </table:table-row>
        <table:table-row table:style-name="ro1">
          <table:table-cell table:number-columns-repeated="21"/>
        </table:table-row>
      </table:table>
      <table:table table:name="Length and direction" table:style-name="ta1">
        <table:table-column table:style-name="co1" table:number-columns-repeated="1024" table:default-cell-style-name="ce11"/>
        <table:table-row table:style-name="ro1">
          <table:table-cell table:style-name="ce27">
            <office:annotation draw:style-name="gr19" draw:text-style-name="P2" svg:width="109.4mm" svg:height="57.64mm" svg:x="28.57mm" svg:y="0mm" draw:caption-point-x="-6.1mm" draw:caption-point-y="0.1mm">
              <dc:creator>WV</dc:creator>
              <dc:date>2016-10-07T00:00:00</dc:date>
              <text:p text:style-name="P1"><text:span text:style-name="T1">To measure a line drawn on the spreadsheet below (using the Line toolbar&gt;Line command), right click on the line and select Position and Size. Copy the Width and Height values to the blue input cells below. The corrected horizontal and vertical lengths appear under TRUE and the length (determines by the Pythagorean formula) appears next to Length.</text:span></text:p>
              <text:p text:style-name="P1"><text:span text:style-name="T1"/></text:p>
              <text:p text:style-name="P1"><text:span text:style-name="T1">You can also see or modify the angle of the line to the horizontal on the Rotation tab using <text:s/>the Rotation Angle command.</text:span></text:p>
              <text:p text:style-name="P1"><text:span text:style-name="T1"/></text:p>
              <text:p text:style-name="P1"><text:span text:style-name="T1">Note that the units of measurement can be changed at Tools&gt;Options...&gt;LibreOffice Calc&gt;General&gt;Measurement Unit.</text:span></text:p>
            </office:annotation>
          </table:table-cell>
          <table:table-cell table:number-columns-repeated="1023"/>
        </table:table-row>
        <table:table-row table:style-name="ro1">
          <table:table-cell table:number-columns-repeated="1024"/>
        </table:table-row>
        <table:table-row table:style-name="ro1">
          <table:table-cell table:number-columns-repeated="6"/>
          <table:table-cell table:style-name="ce30"/>
          <table:table-cell table:number-columns-repeated="1017"/>
        </table:table-row>
        <table:table-row table:style-name="ro1" table:number-rows-repeated="12">
          <table:table-cell table:number-columns-repeated="1024"/>
        </table:table-row>
        <table:table-row table:style-name="ro1">
          <table:table-cell table:style-name="ce27" office:value-type="string" calcext:value-type="string">
            <text:p>Line length</text:p>
          </table:table-cell>
          <table:table-cell table:style-name="ce27" table:number-columns-repeated="2"/>
          <table:table-cell table:number-columns-repeated="1021"/>
        </table:table-row>
        <table:table-row table:style-name="ro1">
          <table:table-cell table:style-name="ce27"/>
          <table:table-cell table:style-name="ce27" office:value-type="string" calcext:value-type="string">
            <text:p>Measured</text:p>
          </table:table-cell>
          <table:table-cell table:style-name="ce29" office:value-type="boolean" office:boolean-value="true" calcext:value-type="boolean">
            <text:p>TRUE</text:p>
          </table:table-cell>
          <table:table-cell table:number-columns-repeated="1021"/>
        </table:table-row>
        <table:table-row table:style-name="ro1">
          <table:table-cell table:style-name="ce27" office:value-type="string" calcext:value-type="string">
            <text:p>Size width</text:p>
          </table:table-cell>
          <table:table-cell table:style-name="ce47" office:value-type="float" office:value="78.05" calcext:value-type="float">
            <text:p>78.05</text:p>
          </table:table-cell>
          <table:table-cell table:style-name="ce27" table:formula="of:=[.B18]*0.89" office:value-type="float" office:value="69.4645" calcext:value-type="float">
            <text:p>69.4645</text:p>
          </table:table-cell>
          <table:table-cell table:number-columns-repeated="1021"/>
        </table:table-row>
        <table:table-row table:style-name="ro1">
          <table:table-cell table:style-name="ce27" office:value-type="string" calcext:value-type="string">
            <text:p>Size height</text:p>
          </table:table-cell>
          <table:table-cell table:style-name="ce47" office:value-type="float" office:value="0.01" calcext:value-type="float">
            <text:p>0.01</text:p>
          </table:table-cell>
          <table:table-cell table:style-name="ce27" table:formula="of:=[.B19]*0.89" office:value-type="float" office:value="0.0089" calcext:value-type="float">
            <text:p>0.0089</text:p>
          </table:table-cell>
          <table:table-cell table:number-columns-repeated="1021"/>
        </table:table-row>
        <table:table-row table:style-name="ro1">
          <table:table-cell table:style-name="ce27" table:number-columns-repeated="3"/>
          <table:table-cell table:number-columns-repeated="1021"/>
        </table:table-row>
        <table:table-row table:style-name="ro1">
          <table:table-cell table:style-name="ce27" office:value-type="string" calcext:value-type="string">
            <text:p>Length</text:p>
          </table:table-cell>
          <table:table-cell table:style-name="ce28" table:formula="of:=SQRT([.C18]^2+[.C19]^2)" office:value-type="float" office:value="69.4645005701473" calcext:value-type="float">
            <text:p>69.4645005701473</text:p>
          </table:table-cell>
          <table:table-cell table:style-name="ce27"/>
          <table:table-cell table:number-columns-repeated="1021"/>
        </table:table-row>
        <table:table-row table:style-name="ro1" table:number-rows-repeated="1048554">
          <table:table-cell table:number-columns-repeated="1024"/>
        </table:table-row>
        <table:table-row table:style-name="ro1">
          <table:table-cell table:number-columns-repeated="1024"/>
        </table:table-row>
      </table:table>
      <table:table table:name="Randomizers" table:style-name="ta1" table:protected="true">
        <loext:table-protection loext:select-protected-cells="true" loext:select-unprotected-cells="true"/>
        <table:shapes>
          <draw:custom-shape draw:z-index="0" draw:style-name="gr20" svg:width="17.57mm" svg:height="5.05mm" svg:x="1.11mm" svg:y="40.37mm">
            <office:event-listeners>
              <script:event-listener script:language="ooo:script" script:event-name="dom:click" xlink:href="vnd.sun.star.script:Standard.Random.RIZER?language=Basic&amp;location=document" xlink:type="simple"/>
            </office:event-listeners>
            <text:p>Toss</text:p>
            <draw:enhanced-geometry svg:viewBox="0 0 21600 21600" draw:type="rectangle" draw:enhanced-path="M 0 0 L 21600 0 21600 21600 0 21600 0 0 Z N"/>
          </draw:custom-shape>
          <draw:custom-shape draw:z-index="1" draw:style-name="gr21" svg:width="18.12mm" svg:height="5.04mm" svg:x="0.56mm" svg:y="67.47mm">
            <office:event-listeners>
              <script:event-listener script:language="ooo:script" script:event-name="dom:click" xlink:href="vnd.sun.star.script:Standard.Random.CFLIPPER?language=Basic&amp;location=document" xlink:type="simple"/>
            </office:event-listeners>
            <text:p>Toss</text:p>
            <draw:enhanced-geometry svg:viewBox="0 0 21600 21600" draw:type="rectangle" draw:enhanced-path="M 0 0 L 21600 0 21600 21600 0 21600 0 0 Z N"/>
          </draw:custom-shape>
          <draw:custom-shape draw:z-index="2" draw:style-name="gr22" svg:width="18.4mm" svg:height="5.04mm" svg:x="0mm" svg:y="98.56mm">
            <office:event-listeners>
              <script:event-listener script:language="ooo:script" script:event-name="dom:click" xlink:href="vnd.sun.star.script:Standard.Random.DICE3?language=Basic&amp;location=document" xlink:type="simple"/>
            </office:event-listeners>
            <text:p>Toss</text:p>
            <draw:enhanced-geometry svg:viewBox="0 0 21600 21600" draw:type="rectangle" draw:enhanced-path="M 0 0 L 21600 0 21600 21600 0 21600 0 0 Z N"/>
          </draw:custom-shape>
          <draw:custom-shape draw:z-index="3" draw:style-name="gr23" svg:width="18.4mm" svg:height="4.52mm" svg:x="0.28mm" svg:y="126.17mm">
            <office:event-listeners>
              <script:event-listener script:language="ooo:script" script:event-name="dom:click" xlink:href="vnd.sun.star.script:Standard.Random.DICE4?language=Basic&amp;location=document" xlink:type="simple"/>
            </office:event-listeners>
            <text:p>Toss</text:p>
            <draw:enhanced-geometry svg:viewBox="0 0 21600 21600" draw:type="rectangle" draw:enhanced-path="M 0 0 L 21600 0 21600 21600 0 21600 0 0 Z N"/>
          </draw:custom-shape>
          <draw:custom-shape draw:z-index="4" draw:style-name="gr24" svg:width="18.12mm" svg:height="5.31mm" svg:x="0mm" svg:y="152.73mm">
            <office:event-listeners>
              <script:event-listener script:language="ooo:script" script:event-name="dom:click" xlink:href="vnd.sun.star.script:Standard.Random.DICE5?language=Basic&amp;location=document" xlink:type="simple"/>
            </office:event-listeners>
            <text:p>Toss</text:p>
            <draw:enhanced-geometry svg:viewBox="0 0 21600 21600" draw:type="rectangle" draw:enhanced-path="M 0 0 L 21600 0 21600 21600 0 21600 0 0 Z N"/>
          </draw:custom-shape>
          <draw:custom-shape draw:z-index="5" draw:style-name="gr25" svg:width="17.84mm" svg:height="4.78mm" svg:x="0mm" svg:y="180.36mm">
            <office:event-listeners>
              <script:event-listener script:language="ooo:script" script:event-name="dom:click" xlink:href="vnd.sun.star.script:Standard.Random.DICE6?language=Basic&amp;location=document" xlink:type="simple"/>
            </office:event-listeners>
            <text:p>Toss</text:p>
            <draw:enhanced-geometry svg:viewBox="0 0 21600 21600" draw:type="rectangle" draw:enhanced-path="M 0 0 L 21600 0 21600 21600 0 21600 0 0 Z N"/>
          </draw:custom-shape>
          <draw:custom-shape draw:z-index="6" draw:style-name="gr26" svg:width="18.12mm" svg:height="4.78mm" svg:x="0mm" svg:y="207.19mm">
            <office:event-listeners>
              <script:event-listener script:language="ooo:script" script:event-name="dom:click" xlink:href="vnd.sun.star.script:Standard.Random.DICE7?language=Basic&amp;location=document" xlink:type="simple"/>
            </office:event-listeners>
            <text:p>Toss</text:p>
            <draw:enhanced-geometry svg:viewBox="0 0 21600 21600" draw:type="rectangle" draw:enhanced-path="M 0 0 L 21600 0 21600 21600 0 21600 0 0 Z N"/>
          </draw:custom-shape>
          <draw:custom-shape draw:z-index="7" draw:style-name="gr26" svg:width="18.12mm" svg:height="4.78mm" svg:x="0mm" svg:y="234.54mm">
            <office:event-listeners>
              <script:event-listener script:language="ooo:script" script:event-name="dom:click" xlink:href="vnd.sun.star.script:Standard.Random.DICE8?language=Basic&amp;location=document" xlink:type="simple"/>
            </office:event-listeners>
            <text:p>Toss</text:p>
            <draw:enhanced-geometry svg:viewBox="0 0 21600 21600" draw:type="rectangle" draw:enhanced-path="M 0 0 L 21600 0 21600 21600 0 21600 0 0 Z N"/>
          </draw:custom-shape>
          <draw:custom-shape draw:z-index="8" draw:style-name="gr27" svg:width="17.28mm" svg:height="4.78mm" svg:x="0mm" svg:y="261.64mm">
            <office:event-listeners>
              <script:event-listener script:language="ooo:script" script:event-name="dom:click" xlink:href="vnd.sun.star.script:Standard.Random.DICE9?language=Basic&amp;location=document" xlink:type="simple"/>
            </office:event-listeners>
            <text:p>Toss</text:p>
            <draw:enhanced-geometry svg:viewBox="0 0 21600 21600" draw:type="rectangle" draw:enhanced-path="M 0 0 L 21600 0 21600 21600 0 21600 0 0 Z N"/>
          </draw:custom-shape>
          <draw:custom-shape draw:z-index="9" draw:style-name="gr28" svg:width="18.68mm" svg:height="4.78mm" svg:x="0mm" svg:y="288.73mm">
            <office:event-listeners>
              <script:event-listener script:language="ooo:script" script:event-name="dom:click" xlink:href="vnd.sun.star.script:Standard.Random.DICE10?language=Basic&amp;location=document" xlink:type="simple"/>
            </office:event-listeners>
            <text:p>Toss</text:p>
            <draw:enhanced-geometry svg:viewBox="0 0 21600 21600" draw:type="rectangle" draw:enhanced-path="M 0 0 L 21600 0 21600 21600 0 21600 0 0 Z N"/>
          </draw:custom-shape>
          <draw:custom-shape draw:z-index="10" draw:style-name="gr29" svg:width="18.68mm" svg:height="5.31mm" svg:x="0mm" svg:y="315.03mm">
            <office:event-listeners>
              <script:event-listener script:language="ooo:script" script:event-name="dom:click" xlink:href="vnd.sun.star.script:Standard.Random.DICE12?language=Basic&amp;location=document" xlink:type="simple"/>
            </office:event-listeners>
            <text:p>Toss</text:p>
            <draw:enhanced-geometry svg:viewBox="0 0 21600 21600" draw:type="rectangle" draw:enhanced-path="M 0 0 L 21600 0 21600 21600 0 21600 0 0 Z N"/>
          </draw:custom-shape>
          <draw:custom-shape draw:z-index="11" draw:style-name="gr30" svg:width="18.4mm" svg:height="5.05mm" svg:x="0mm" svg:y="342.65mm">
            <office:event-listeners>
              <script:event-listener script:language="ooo:script" script:event-name="dom:click" xlink:href="vnd.sun.star.script:Standard.Random.DICE20?language=Basic&amp;location=document" xlink:type="simple"/>
            </office:event-listeners>
            <text:p>Toss</text:p>
            <draw:enhanced-geometry svg:viewBox="0 0 21600 21600" draw:type="rectangle" draw:enhanced-path="M 0 0 L 21600 0 21600 21600 0 21600 0 0 Z N"/>
          </draw:custom-shape>
          <draw:custom-shape draw:z-index="12" draw:style-name="gr30" svg:width="18.4mm" svg:height="5.05mm" svg:x="0mm" svg:y="369.74mm">
            <office:event-listeners>
              <script:event-listener script:language="ooo:script" script:event-name="dom:click" xlink:href="vnd.sun.star.script:Standard.Random.DICE25?language=Basic&amp;location=document" xlink:type="simple"/>
            </office:event-listeners>
            <text:p>Toss</text:p>
            <draw:enhanced-geometry svg:viewBox="0 0 21600 21600" draw:type="rectangle" draw:enhanced-path="M 0 0 L 21600 0 21600 21600 0 21600 0 0 Z N"/>
          </draw:custom-shape>
          <draw:custom-shape draw:z-index="13" draw:style-name="gr24" svg:width="18.12mm" svg:height="5.31mm" svg:x="0mm" svg:y="396.57mm">
            <office:event-listeners>
              <script:event-listener script:language="ooo:script" script:event-name="dom:click" xlink:href="vnd.sun.star.script:Standard.Random.DICE100?language=Basic&amp;location=document" xlink:type="simple"/>
            </office:event-listeners>
            <text:p>Toss</text:p>
            <draw:enhanced-geometry svg:viewBox="0 0 21600 21600" draw:type="rectangle" draw:enhanced-path="M 0 0 L 21600 0 21600 21600 0 21600 0 0 Z N"/>
          </draw:custom-shape>
          <draw:custom-shape draw:z-index="14" draw:style-name="gr31" svg:width="18.4mm" svg:height="5.31mm" svg:x="0mm" svg:y="432.43mm">
            <office:event-listeners>
              <script:event-listener script:language="ooo:script" script:event-name="dom:click" xlink:href="vnd.sun.star.script:Standard.Random.DICEn?language=Basic&amp;location=document" xlink:type="simple"/>
            </office:event-listeners>
            <text:p>Toss</text:p>
            <draw:enhanced-geometry svg:viewBox="0 0 21600 21600" draw:type="rectangle" draw:enhanced-path="M 0 0 L 21600 0 21600 21600 0 21600 0 0 Z N"/>
          </draw:custom-shape>
          <draw:custom-shape draw:z-index="15" draw:style-name="gr32" svg:width="19.23mm" svg:height="4.78mm" svg:x="0mm" svg:y="460.06mm">
            <office:event-listeners>
              <script:event-listener script:language="ooo:script" script:event-name="dom:click" xlink:href="vnd.sun.star.script:Standard.Random.LISTAMIZER?language=Basic&amp;location=document" xlink:type="simple"/>
            </office:event-listeners>
            <text:p>Draw</text:p>
            <draw:enhanced-geometry svg:viewBox="0 0 21600 21600" draw:type="rectangle" draw:enhanced-path="M 0 0 L 21600 0 21600 21600 0 21600 0 0 Z N"/>
          </draw:custom-shape>
          <draw:custom-shape draw:z-index="16" draw:style-name="gr29" svg:width="18.68mm" svg:height="5.31mm" svg:x="0mm" svg:y="486.89mm">
            <office:event-listeners>
              <script:event-listener script:language="ooo:script" script:event-name="dom:click" xlink:href="vnd.sun.star.script:Standard.Random.MATRIXIZER?language=Basic&amp;location=document" xlink:type="simple"/>
            </office:event-listeners>
            <text:p>Draw</text:p>
            <draw:enhanced-geometry svg:viewBox="0 0 21600 21600" draw:type="rectangle" draw:enhanced-path="M 0 0 L 21600 0 21600 21600 0 21600 0 0 Z N"/>
          </draw:custom-shape>
        </table:shapes>
        <table:table-column table:style-name="co1" table:default-cell-style-name="Default"/>
        <table:table-column table:style-name="co1" table:number-columns-repeated="4" table:default-cell-style-name="ce11"/>
        <table:table-column table:style-name="co1" table:number-columns-repeated="2" table:default-cell-style-name="Default"/>
        <table:table-row table:style-name="ro1">
          <table:table-cell table:style-name="ce4" office:value-type="string" calcext:value-type="string" table:number-columns-spanned="7" table:number-rows-spanned="3">
            <text:p>The tools on this page are, in essence, electronic dice. You can set it up to throw any number of dice with any number of faces. You can also set up a list or array and randomly select text elements from it.</text:p>
          </table:table-cell>
          <table:covered-table-cell table:number-columns-repeated="4" table:style-name="Default"/>
          <table:covered-table-cell table:number-columns-repeated="2"/>
        </table:table-row>
        <table:table-row table:style-name="ro1">
          <table:covered-table-cell/>
          <table:covered-table-cell table:number-columns-repeated="4" table:style-name="Default"/>
          <table:covered-table-cell table:number-columns-repeated="2"/>
        </table:table-row>
        <table:table-row table:style-name="ro1">
          <table:covered-table-cell/>
          <table:covered-table-cell table:number-columns-repeated="4" table:style-name="Default"/>
          <table:covered-table-cell table:number-columns-repeated="2"/>
        </table:table-row>
        <table:table-row table:style-name="ro1" table:number-rows-repeated="2">
          <table:table-cell table:number-columns-repeated="7"/>
        </table:table-row>
        <table:table-row table:style-name="ro1">
          <table:table-cell office:value-type="string" calcext:value-type="string">
            <text:p>0 to 1 randomizer</text:p>
          </table:table-cell>
          <table:table-cell table:number-columns-repeated="6"/>
        </table:table-row>
        <table:table-row table:style-name="ro1">
          <table:table-cell table:number-columns-repeated="7"/>
        </table:table-row>
        <table:table-row table:style-name="ro1">
          <table:table-cell office:value-type="string" calcext:value-type="string">
            <text:p>Number of random numbers</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Coin flipper</text:p>
          </table:table-cell>
          <table:table-cell table:number-columns-repeated="6"/>
        </table:table-row>
        <table:table-row table:style-name="ro1">
          <table:table-cell table:number-columns-repeated="7"/>
        </table:table-row>
        <table:table-row table:style-name="ro1">
          <table:table-cell office:value-type="string" calcext:value-type="string">
            <text:p>Number of flips</text:p>
          </table:table-cell>
          <table:table-cell/>
          <table:table-cell table:style-name="ce47"/>
          <table:table-cell table:number-columns-repeated="4"/>
        </table:table-row>
        <table:table-row table:style-name="ro1" table:number-rows-repeated="4">
          <table:table-cell table:number-columns-repeated="7"/>
        </table:table-row>
        <table:table-row table:style-name="ro1">
          <table:table-cell office:value-type="string" calcext:value-type="string">
            <text:p>3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4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5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6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7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8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9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10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12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20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25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100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n sided dice</text:p>
          </table:table-cell>
          <table:table-cell table:number-columns-repeated="6"/>
        </table:table-row>
        <table:table-row table:style-name="ro1">
          <table:table-cell table:number-columns-repeated="7"/>
        </table:table-row>
        <table:table-row table:style-name="ro1">
          <table:table-cell office:value-type="string" calcext:value-type="string">
            <text:p>Number of dice tossed</text:p>
          </table:table-cell>
          <table:table-cell/>
          <table:table-cell table:style-name="ce47"/>
          <table:table-cell table:number-columns-repeated="4"/>
        </table:table-row>
        <table:table-row table:style-name="ro1">
          <table:table-cell table:number-columns-repeated="7"/>
        </table:table-row>
        <table:table-row table:style-name="ro1">
          <table:table-cell office:value-type="string" calcext:value-type="string">
            <text:p>Number of faces</text:p>
          </table:table-cell>
          <table:table-cell/>
          <table:table-cell table:style-name="ce47"/>
          <table:table-cell table:number-columns-repeated="4"/>
        </table:table-row>
        <table:table-row table:style-name="ro1" table:number-rows-repeated="3">
          <table:table-cell table:number-columns-repeated="7"/>
        </table:table-row>
        <table:table-row table:style-name="ro1">
          <table:table-cell office:value-type="string" calcext:value-type="string">
            <text:p>List randomizer</text:p>
          </table:table-cell>
          <table:table-cell table:number-columns-repeated="6"/>
        </table:table-row>
        <table:table-row table:style-name="ro1">
          <table:table-cell table:number-columns-repeated="2"/>
          <table:table-cell office:value-type="string" calcext:value-type="string">
            <text:p>Row</text:p>
          </table:table-cell>
          <table:table-cell office:value-type="string" calcext:value-type="string">
            <text:p>Column</text:p>
          </table:table-cell>
          <table:table-cell table:number-columns-repeated="3"/>
        </table:table-row>
        <table:table-row table:style-name="ro1">
          <table:table-cell office:value-type="string" calcext:value-type="string">
            <text:p>First item (address)</text:p>
          </table:table-cell>
          <table:table-cell/>
          <table:table-cell table:style-name="ce47" table:number-columns-repeated="2"/>
          <table:table-cell table:number-columns-repeated="3"/>
        </table:table-row>
        <table:table-row table:style-name="ro1" table:number-rows-repeated="3">
          <table:table-cell table:number-columns-repeated="7"/>
        </table:table-row>
        <table:table-row table:style-name="ro1">
          <table:table-cell office:value-type="string" calcext:value-type="string">
            <text:p>Matrix randomizer</text:p>
          </table:table-cell>
          <table:table-cell table:number-columns-repeated="6"/>
        </table:table-row>
        <table:table-row table:style-name="ro1">
          <table:table-cell table:number-columns-repeated="2"/>
          <table:table-cell office:value-type="string" calcext:value-type="string">
            <text:p>Row</text:p>
          </table:table-cell>
          <table:table-cell office:value-type="string" calcext:value-type="string">
            <text:p>Column</text:p>
          </table:table-cell>
          <table:table-cell table:number-columns-repeated="3"/>
        </table:table-row>
        <table:table-row table:style-name="ro1">
          <table:table-cell office:value-type="string" calcext:value-type="string">
            <text:p>First item (address)</text:p>
          </table:table-cell>
          <table:table-cell/>
          <table:table-cell table:style-name="ce47" table:number-columns-repeated="2"/>
          <table:table-cell table:number-columns-repeated="3"/>
        </table:table-row>
        <table:table-row table:style-name="ro1" table:number-rows-repeated="575">
          <table:table-cell table:number-columns-repeated="7"/>
        </table:table-row>
        <table:table-row table:style-name="ro1">
          <table:table-cell table:number-columns-repeated="7"/>
        </table:table-row>
      </table:table>
      <table:table table:name="Psychology" table:style-name="ta1">
        <table:shapes>
          <draw:custom-shape draw:z-index="0" draw:style-name="gr33" svg:width="22.3mm" svg:height="5.04mm" svg:x="22.3mm" svg:y="94.56mm">
            <office:event-listeners>
              <script:event-listener script:language="ooo:script" script:event-name="dom:click" xlink:href="vnd.sun.star.script:Standard.Psychology.RANDMZ?language=Basic&amp;location=document" xlink:type="simple"/>
            </office:event-listeners>
            <text:p text:style-name="P4">Randomize</text:p>
            <draw:enhanced-geometry svg:viewBox="0 0 21600 21600" draw:type="rectangle" draw:enhanced-path="M 0 0 L 21600 0 21600 21600 0 21600 0 0 Z N"/>
          </draw:custom-shape>
          <draw:custom-shape draw:z-index="1" draw:style-name="gr34" svg:width="22.85mm" svg:height="4.25mm" svg:x="22.03mm" svg:y="103.86mm">
            <office:event-listeners>
              <script:event-listener script:language="ooo:script" script:event-name="dom:click" xlink:href="vnd.sun.star.script:Standard.Psychology.KyMan?language=Basic&amp;location=document" xlink:type="simple"/>
            </office:event-listeners>
            <text:p text:style-name="P4">Manual</text:p>
            <draw:enhanced-geometry svg:viewBox="0 0 21600 21600" draw:type="rectangle" draw:enhanced-path="M 0 0 L 21600 0 21600 21600 0 21600 0 0 Z N"/>
          </draw:custom-shape>
          <draw:custom-shape draw:z-index="2" draw:style-name="gr35" svg:width="22.57mm" svg:height="4.78mm" svg:x="22.03mm" svg:y="112.62mm">
            <office:event-listeners>
              <script:event-listener script:language="ooo:script" script:event-name="dom:click" xlink:href="vnd.sun.star.script:Standard.Psychology.AUTOKY?language=Basic&amp;location=document" xlink:type="simple"/>
            </office:event-listeners>
            <text:p text:style-name="P4">Automatic</text:p>
            <draw:enhanced-geometry svg:viewBox="0 0 21600 21600" draw:type="rectangle" draw:enhanced-path="M 0 0 L 21600 0 21600 21600 0 21600 0 0 Z N"/>
          </draw:custom-shape>
          <draw:custom-shape draw:z-index="3" draw:style-name="gr36" draw:text-style-name="P4" svg:width="22.3mm" svg:height="4.52mm" svg:x="67.46mm" svg:y="108.11mm">
            <office:event-listeners>
              <script:event-listener script:language="ooo:script" script:event-name="dom:click" xlink:href="vnd.sun.star.script:Standard.Psychology.RANDPT?language=Basic&amp;location=document" xlink:type="simple"/>
            </office:event-listeners>
            <text:p text:style-name="P4">Random</text:p>
            <draw:enhanced-geometry svg:viewBox="0 0 21600 21600" draw:type="rectangle" draw:enhanced-path="M 0 0 L 21600 0 21600 21600 0 21600 0 0 Z N"/>
          </draw:custom-shape>
          <draw:custom-shape draw:z-index="4" draw:style-name="gr37" draw:text-style-name="P4" svg:width="22.3mm" svg:height="3.98mm" svg:x="112.61mm" svg:y="108.37mm">
            <office:event-listeners>
              <script:event-listener script:language="ooo:script" script:event-name="dom:click" xlink:href="vnd.sun.star.script:Standard.Psychology.RANDPS?language=Basic&amp;location=document" xlink:type="simple"/>
            </office:event-listeners>
            <text:p text:style-name="P4">Random</text:p>
            <draw:enhanced-geometry svg:viewBox="0 0 21600 21600" draw:type="rectangle" draw:enhanced-path="M 0 0 L 21600 0 21600 21600 0 21600 0 0 Z N"/>
          </draw:custom-shape>
          <draw:custom-shape draw:z-index="5" draw:style-name="gr38" draw:text-style-name="P3" svg:width="45.43mm" svg:height="5.04mm" svg:x="89.91mm" svg:y="130.42mm">
            <office:event-listeners>
              <script:event-listener script:language="ooo:script" script:event-name="dom:click" xlink:href="vnd.sun.star.script:Standard.Psychology.RANDOC?language=Basic&amp;location=document" xlink:type="simple"/>
            </office:event-listeners>
            <text:p text:style-name="P3">Randomize on cycle</text:p>
            <draw:enhanced-geometry svg:viewBox="0 0 21600 21600" draw:mirror-horizontal="true" draw:mirror-vertical="false" draw:type="rectangle" draw:enhanced-path="M 0 0 L 21600 0 21600 21600 0 21600 0 0 Z N"/>
          </draw:custom-shape>
          <draw:custom-shape draw:z-index="6" draw:style-name="gr3" svg:width="22.58mm" svg:height="4.78mm" svg:x="22.3mm" svg:y="130.95mm">
            <office:event-listeners>
              <script:event-listener script:language="ooo:script" script:event-name="dom:click" xlink:href="vnd.sun.star.script:Standard.Psychology.STOPKY?language=Basic&amp;location=document" xlink:type="simple"/>
            </office:event-listeners>
            <text:p text:style-name="P4">Stop</text:p>
            <draw:enhanced-geometry svg:viewBox="0 0 21600 21600" draw:type="rectangle" draw:enhanced-path="M 0 0 L 21600 0 21600 21600 0 21600 0 0 Z N"/>
          </draw:custom-shape>
        </table:shapes>
        <table:table-column table:style-name="co1" table:number-columns-repeated="10" table:default-cell-style-name="Default"/>
        <table:table-column table:style-name="co1" table:number-columns-repeated="3" table:default-cell-style-name="ce11"/>
        <table:table-column table:style-name="co1" table:default-cell-style-name="Default"/>
        <table:table-row table:style-name="ro1">
          <table:table-cell table:style-name="ce2" office:value-type="string" calcext:value-type="string" table:number-columns-spanned="7" table:number-rows-spanned="2">
            <office:annotation draw:style-name="gr39" draw:text-style-name="P2" svg:width="97.26mm" svg:height="73.11mm" svg:x="164.04mm" svg:y="0mm" draw:caption-point-x="-6.1mm" draw:caption-point-y="0.1mm">
              <dc:creator>WV</dc:creator>
              <dc:date>2017-12-01T00:00:00</dc:date>
              <text:p text:style-name="P1"><text:span text:style-name="T1">A kymograph is an instrument used to study memory. In the old days, it consisted of a drum that rotated beneath a window. The drum had words, numbers, or other memory items on it. As the drum rotated, the memory items would come into view sequentially.</text:span></text:p>
              <text:p text:style-name="P1"><text:span text:style-name="T1"/></text:p>
              <text:p text:style-name="P1"><text:span text:style-name="T1">In this computer version of the kymograph, memory items are displayed in the window within the black region of the spreadsheet. The list of memory items is entered in column K and can extend as far down as you wish. Character and cell formats are transferred into the view window, so formatted items such as Stroop words can be displayed. In fact, colored and textured backgrounds in cells can be used.</text:span></text:p>
              <text:p text:style-name="P1"><text:span text:style-name="T1"/></text:p>
              <text:p text:style-name="P1"><text:span text:style-name="T1">The controls below the viewing area specifies how long each item is to be displayed, how long a pause should be between items, and how the kymograph should (or should not) randomize the display.</text:span></text:p>
            </office:annotation>
            <text:p>Kymograph</text:p>
          </table:table-cell>
          <table:covered-table-cell table:number-columns-repeated="6"/>
          <table:table-cell table:number-columns-repeated="3"/>
          <table:table-cell table:style-name="ce78" office:value-type="string" calcext:value-type="string">
            <text:p>List</text:p>
          </table:table-cell>
          <table:table-cell office:value-type="string" calcext:value-type="string">
            <text:p>(order)</text:p>
          </table:table-cell>
          <table:table-cell office:value-type="string" calcext:value-type="string">
            <text:p>(transfer)</text:p>
          </table:table-cell>
          <table:table-cell/>
        </table:table-row>
        <table:table-row table:style-name="ro1">
          <table:covered-table-cell table:number-columns-repeated="7"/>
          <table:table-cell table:number-columns-repeated="3"/>
          <table:table-cell table:style-name="ce79" office:value-type="string" calcext:value-type="string">
            <text:p>Green</text:p>
          </table:table-cell>
          <table:table-cell office:value-type="float" office:value="0.0214615073042462" calcext:value-type="float">
            <text:p>0.021461507304246</text:p>
          </table:table-cell>
          <table:table-cell table:style-name="ce80" office:value-type="string" calcext:value-type="string">
            <text:p>Red</text:p>
          </table:table-cell>
          <table:table-cell office:value-type="float" office:value="0.0363084336192317" calcext:value-type="float">
            <text:p>0.036308433619232</text:p>
          </table:table-cell>
        </table:table-row>
        <table:table-row table:style-name="ro1">
          <table:table-cell table:style-name="ce65" table:number-columns-repeated="7"/>
          <table:table-cell table:number-columns-repeated="3"/>
          <table:table-cell table:style-name="ce80" office:value-type="string" calcext:value-type="string">
            <text:p>Red</text:p>
          </table:table-cell>
          <table:table-cell office:value-type="float" office:value="0.0363084336192317" calcext:value-type="float">
            <text:p>0.036308433619232</text:p>
          </table:table-cell>
          <table:table-cell table:number-columns-repeated="2"/>
        </table:table-row>
        <table:table-row table:style-name="ro1">
          <table:table-cell table:style-name="ce65" table:number-columns-repeated="7"/>
          <table:table-cell table:number-columns-repeated="3"/>
          <table:table-cell table:style-name="ce83" office:value-type="string" calcext:value-type="string">
            <text:p>Purple</text:p>
          </table:table-cell>
          <table:table-cell office:value-type="float" office:value="0.0845567202231559" calcext:value-type="float">
            <text:p>0.084556720223156</text:p>
          </table:table-cell>
          <table:table-cell table:number-columns-repeated="2"/>
        </table:table-row>
        <table:table-row table:style-name="ro1">
          <table:table-cell table:style-name="ce65" table:number-columns-repeated="7"/>
          <table:table-cell table:number-columns-repeated="3"/>
          <table:table-cell table:style-name="ce79" office:value-type="string" calcext:value-type="string">
            <text:p>Purple</text:p>
          </table:table-cell>
          <table:table-cell office:value-type="float" office:value="0.103139455254936" calcext:value-type="float">
            <text:p>0.103139455254936</text:p>
          </table:table-cell>
          <table:table-cell table:number-columns-repeated="2"/>
        </table:table-row>
        <table:table-row table:style-name="ro1">
          <table:table-cell table:style-name="ce65" table:number-columns-repeated="7"/>
          <table:table-cell table:number-columns-repeated="3"/>
          <table:table-cell table:style-name="ce84" office:value-type="string" calcext:value-type="string">
            <text:p>Blue</text:p>
          </table:table-cell>
          <table:table-cell office:value-type="float" office:value="0.479498856780462" calcext:value-type="float">
            <text:p>0.479498856780462</text:p>
          </table:table-cell>
          <table:table-cell table:number-columns-repeated="2"/>
        </table:table-row>
        <table:table-row table:style-name="ro1">
          <table:table-cell table:style-name="ce65"/>
          <table:table-cell table:style-name="ce74" table:number-columns-spanned="5" table:number-rows-spanned="2"/>
          <table:covered-table-cell table:number-columns-repeated="4" table:style-name="ce67"/>
          <table:table-cell table:style-name="ce65"/>
          <table:table-cell table:number-columns-repeated="3"/>
          <table:table-cell table:style-name="ce85" office:value-type="string" calcext:value-type="string">
            <text:p>Red</text:p>
          </table:table-cell>
          <table:table-cell office:value-type="float" office:value="0.575869812842867" calcext:value-type="float">
            <text:p>0.575869812842867</text:p>
          </table:table-cell>
          <table:table-cell table:number-columns-repeated="2"/>
        </table:table-row>
        <table:table-row table:style-name="ro1">
          <table:table-cell table:style-name="ce65"/>
          <table:covered-table-cell table:number-columns-repeated="5" table:style-name="ce67"/>
          <table:table-cell table:style-name="ce65"/>
          <table:table-cell table:number-columns-repeated="3"/>
          <table:table-cell table:style-name="ce86" office:value-type="string" calcext:value-type="string">
            <text:p>Green</text:p>
          </table:table-cell>
          <table:table-cell office:value-type="float" office:value="0.773134302300038" calcext:value-type="float">
            <text:p>0.773134302300038</text:p>
          </table:table-cell>
          <table:table-cell table:number-columns-repeated="2"/>
        </table:table-row>
        <table:table-row table:style-name="ro1">
          <table:table-cell table:style-name="ce65" table:number-columns-repeated="7"/>
          <table:table-cell table:number-columns-repeated="3"/>
          <table:table-cell table:style-name="ce84" office:value-type="string" calcext:value-type="string">
            <text:p>Blue</text:p>
          </table:table-cell>
          <table:table-cell office:value-type="float" office:value="0.858750139392393" calcext:value-type="float">
            <text:p>0.858750139392393</text:p>
          </table:table-cell>
          <table:table-cell table:number-columns-repeated="2"/>
        </table:table-row>
        <table:table-row table:style-name="ro1" table:number-rows-repeated="11">
          <table:table-cell table:style-name="ce65" table:number-columns-repeated="7"/>
          <table:table-cell table:number-columns-repeated="7"/>
        </table:table-row>
        <table:table-row table:style-name="ro1">
          <table:table-cell table:number-columns-repeated="14"/>
        </table:table-row>
        <table:table-row table:style-name="ro1">
          <table:table-cell table:number-columns-repeated="2"/>
          <table:table-cell>
            <office:annotation draw:style-name="gr16" draw:text-style-name="P2" svg:width="28.99mm" svg:height="21.76mm" svg:x="73.73mm" svg:y="79.82mm" draw:caption-point-x="-6.1mm" draw:caption-point-y="15.1mm">
              <dc:creator>WV</dc:creator>
              <dc:date>2017-12-01T00:00:00</dc:date>
              <text:p text:style-name="P1"><text:span text:style-name="T1">Click the Randomize button to shuffle the memory item list.</text:span></text:p>
            </office:annotation>
          </table:table-cell>
          <table:table-cell office:value-type="string" calcext:value-type="string">
            <office:annotation draw:style-name="gr40" draw:text-style-name="P2" svg:width="28.99mm" svg:height="61.26mm" svg:x="96.31mm" svg:y="79.82mm" draw:caption-point-x="-6.1mm" draw:caption-point-y="15.1mm">
              <dc:creator>WV</dc:creator>
              <dc:date>2017-12-01T00:00:00</dc:date>
              <text:p text:style-name="P1"><text:span text:style-name="T1">Enter the number of second to display each memory item. If the Random button below is clicked, this will be the maximum number of second the items will be displayed but the time intervals will be randomized.</text:span></text:p>
            </office:annotation>
            <text:p>Present</text:p>
          </table:table-cell>
          <table:table-cell/>
          <table:table-cell office:value-type="string" calcext:value-type="string">
            <office:annotation draw:style-name="gr40" draw:text-style-name="P2" svg:width="28.99mm" svg:height="61.26mm" svg:x="141.46mm" svg:y="79.82mm" draw:caption-point-x="-6.1mm" draw:caption-point-y="15.1mm">
              <dc:creator>WV</dc:creator>
              <dc:date>2017-12-01T00:00:00</dc:date>
              <text:p text:style-name="P1"><text:span text:style-name="T1">Enter the number of second to pause the display between each memory item. If the Random button below is clicked, this will be the maximum number of second to pause but the time intervals will be randomized.</text:span></text:p>
            </office:annotation>
            <text:p>Pause</text:p>
          </table:table-cell>
          <table:table-cell table:number-columns-repeated="8"/>
        </table:table-row>
        <table:table-row table:style-name="ro1">
          <table:table-cell table:number-columns-repeated="3"/>
          <table:table-cell office:value-type="string" calcext:value-type="string">
            <text:p>Time (sec)</text:p>
          </table:table-cell>
          <table:table-cell table:style-name="ce76" office:value-type="float" office:value="3" calcext:value-type="float">
            <text:p>3</text:p>
          </table:table-cell>
          <table:table-cell office:value-type="string" calcext:value-type="string">
            <text:p>Time (sec)</text:p>
          </table:table-cell>
          <table:table-cell table:style-name="ce76" office:value-type="float" office:value="1" calcext:value-type="float">
            <text:p>1</text:p>
          </table:table-cell>
          <table:table-cell table:number-columns-repeated="7"/>
        </table:table-row>
        <table:table-row table:style-name="ro1">
          <table:table-cell table:number-columns-repeated="2"/>
          <table:table-cell>
            <office:annotation draw:style-name="gr41" draw:text-style-name="P2" svg:width="28.99mm" svg:height="29.66mm" svg:x="73.73mm" svg:y="88.85mm" draw:caption-point-x="-6.1mm" draw:caption-point-y="15.1mm">
              <dc:creator>WV</dc:creator>
              <dc:date>2017-12-01T00:00:00</dc:date>
              <text:p text:style-name="P1"><text:span text:style-name="T1">Click the Manual button to sequentially display each memory item in the view window one at a time.</text:span></text:p>
            </office:annotation>
          </table:table-cell>
          <table:table-cell table:number-columns-repeated="11"/>
        </table:table-row>
        <table:table-row table:style-name="ro1">
          <table:table-cell table:number-columns-repeated="4"/>
          <table:table-cell>
            <office:annotation draw:style-name="gr42" draw:text-style-name="P2" svg:width="28.99mm" svg:height="25.71mm" svg:x="118.88mm" svg:y="93.37mm" draw:caption-point-x="-6.1mm" draw:caption-point-y="15.1mm">
              <dc:creator>WV</dc:creator>
              <dc:date>2017-12-01T00:00:00</dc:date>
              <text:p text:style-name="P1"><text:span text:style-name="T1">Randomization will be reset to nonrandom display between each run of the kymograph.</text:span></text:p>
            </office:annotation>
          </table:table-cell>
          <table:table-cell table:number-columns-repeated="9"/>
        </table:table-row>
        <table:table-row table:style-name="ro1">
          <table:table-cell table:number-columns-repeated="2"/>
          <table:table-cell>
            <office:annotation draw:style-name="gr18" draw:text-style-name="P2" svg:width="28.99mm" svg:height="41.51mm" svg:x="73.73mm" svg:y="97.88mm" draw:caption-point-x="-6.1mm" draw:caption-point-y="15.1mm">
              <dc:creator>WV</dc:creator>
              <dc:date>2017-12-01T00:00:00</dc:date>
              <text:p text:style-name="P1"><text:span text:style-name="T1">Click the Automatic button to begin displaying the memory items in the view window according to specifications given to the right.</text:span></text:p>
            </office:annotation>
          </table:table-cell>
          <table:table-cell table:number-columns-repeated="11"/>
        </table:table-row>
        <table:table-row table:style-name="ro1">
          <table:table-cell table:number-columns-repeated="3"/>
          <table:table-cell office:value-type="string" calcext:value-type="string">
            <office:annotation draw:style-name="gr40" draw:text-style-name="P2" svg:width="28.99mm" svg:height="61.26mm" svg:x="96.31mm" svg:y="102.4mm" draw:caption-point-x="-6.1mm" draw:caption-point-y="15.1mm">
              <dc:creator>WV</dc:creator>
              <dc:date>2017-12-01T00:00:00</dc:date>
              <text:p text:style-name="P1"><text:span text:style-name="T1">Enter the number of times the kymograph will cycle through the list of memory items. To run the list an indefinite number of times, just eneter a large number and click Stop when you want the display to stop.</text:span></text:p>
            </office:annotation>
            <text:p>Number of</text:p>
          </table:table-cell>
          <table:table-cell table:number-columns-repeated="10"/>
        </table:table-row>
        <table:table-row table:style-name="ro1">
          <table:table-cell table:number-columns-repeated="3"/>
          <table:table-cell office:value-type="string" calcext:value-type="string">
            <text:p>Cycles</text:p>
          </table:table-cell>
          <table:table-cell table:style-name="ce76" office:value-type="float" office:value="5" calcext:value-type="float">
            <text:p>5</text:p>
          </table:table-cell>
          <table:table-cell table:number-columns-repeated="9"/>
        </table:table-row>
        <table:table-row table:style-name="ro1">
          <table:table-cell table:number-columns-repeated="5"/>
          <table:table-cell>
            <office:annotation draw:style-name="gr43" draw:text-style-name="P2" svg:width="28.99mm" svg:height="37.56mm" svg:x="141.46mm" svg:y="111.43mm" draw:caption-point-x="-6.1mm" draw:caption-point-y="15.1mm">
              <dc:creator>WV</dc:creator>
              <dc:date>2017-12-01T00:00:00</dc:date>
              <text:p text:style-name="P1"><text:span text:style-name="T1">If the Randomize on cycle button is clicked before a run, the list of memory items will be randomized before each start of the list.</text:span></text:p>
            </office:annotation>
          </table:table-cell>
          <table:table-cell table:number-columns-repeated="8"/>
        </table:table-row>
        <table:table-row table:style-name="ro1">
          <table:table-cell table:number-columns-repeated="2"/>
          <table:table-cell>
            <office:annotation draw:style-name="gr42" draw:text-style-name="P2" svg:width="28.99mm" svg:height="25.71mm" svg:x="73.73mm" svg:y="115.95mm" draw:caption-point-x="-6.1mm" draw:caption-point-y="15.1mm">
              <dc:creator>WV</dc:creator>
              <dc:date>2017-12-01T00:00:00</dc:date>
              <text:p text:style-name="P1"><text:span text:style-name="T1">Click the Stop button to interrupt the automatic display of memory items.</text:span></text:p>
            </office:annotation>
          </table:table-cell>
          <table:table-cell table:number-columns-repeated="11"/>
        </table:table-row>
        <table:table-row table:style-name="ro1" table:number-rows-repeated="1048545">
          <table:table-cell table:number-columns-repeated="14"/>
        </table:table-row>
        <table:table-row table:style-name="ro1">
          <table:table-cell table:number-columns-repeated="14"/>
        </table:table-row>
      </table:table>
      <table:table table:name="Licenses" table:style-name="ta1" table:protected="true">
        <loext:table-protection loext:select-protected-cells="true" loext:select-unprotected-cells="true"/>
        <table:table-column table:style-name="co1" table:number-columns-repeated="7" table:default-cell-style-name="Default"/>
        <table:table-row table:style-name="ro1">
          <table:table-cell office:value-type="string" calcext:value-type="string">
            <text:p>ToolBook is © 2015</text:p>
          </table:table-cell>
          <table:table-cell table:number-columns-repeated="6"/>
        </table:table-row>
        <table:table-row table:style-name="ro1">
          <table:table-cell table:number-columns-repeated="7"/>
        </table:table-row>
        <table:table-row table:style-name="ro1">
          <table:table-cell office:value-type="string" calcext:value-type="string">
            <text:p>ToolBook is free software: you can redistribute it and/or modify</text:p>
          </table:table-cell>
          <table:table-cell table:number-columns-repeated="6"/>
        </table:table-row>
        <table:table-row table:style-name="ro1">
          <table:table-cell office:value-type="string" calcext:value-type="string">
            <text:p><text:s text:c="4"/>it under the terms of the GNU General Public License as published by</text:p>
          </table:table-cell>
          <table:table-cell table:number-columns-repeated="6"/>
        </table:table-row>
        <table:table-row table:style-name="ro1">
          <table:table-cell office:value-type="string" calcext:value-type="string">
            <text:p><text:s text:c="4"/>the Free Software Foundation, either version 3 of the License, or</text:p>
          </table:table-cell>
          <table:table-cell table:number-columns-repeated="6"/>
        </table:table-row>
        <table:table-row table:style-name="ro1">
          <table:table-cell office:value-type="string" calcext:value-type="string">
            <text:p><text:s text:c="4"/>(at your option) any later version.</text:p>
          </table:table-cell>
          <table:table-cell table:number-columns-repeated="6"/>
        </table:table-row>
        <table:table-row table:style-name="ro1">
          <table:table-cell table:number-columns-repeated="7"/>
        </table:table-row>
        <table:table-row table:style-name="ro1">
          <table:table-cell office:value-type="string" calcext:value-type="string">
            <text:p><text:s text:c="4"/>This program is distributed in the hope that it will be useful,</text:p>
          </table:table-cell>
          <table:table-cell table:number-columns-repeated="6"/>
        </table:table-row>
        <table:table-row table:style-name="ro1">
          <table:table-cell office:value-type="string" calcext:value-type="string">
            <text:p><text:s text:c="4"/>but WITHOUT ANY WARRANTY; without even the implied warranty of</text:p>
          </table:table-cell>
          <table:table-cell table:number-columns-repeated="6"/>
        </table:table-row>
        <table:table-row table:style-name="ro1">
          <table:table-cell office:value-type="string" calcext:value-type="string">
            <text:p><text:s text:c="4"/>MERCHANTABILITY or FITNESS FOR A PARTICULAR PURPOSE. <text:s/>See the</text:p>
          </table:table-cell>
          <table:table-cell table:number-columns-repeated="6"/>
        </table:table-row>
        <table:table-row table:style-name="ro1">
          <table:table-cell office:value-type="string" calcext:value-type="string">
            <text:p><text:s text:c="4"/>GNU General Public License for more details.</text:p>
          </table:table-cell>
          <table:table-cell table:number-columns-repeated="6"/>
        </table:table-row>
        <table:table-row table:style-name="ro1">
          <table:table-cell table:number-columns-repeated="7"/>
        </table:table-row>
        <table:table-row table:style-name="ro1">
          <table:table-cell office:value-type="string" calcext:value-type="string">
            <text:p><text:s text:c="4"/>You should have received a copy of the GNU General Public License</text:p>
          </table:table-cell>
          <table:table-cell table:number-columns-repeated="6"/>
        </table:table-row>
        <table:table-row table:style-name="ro1">
          <table:table-cell office:value-type="string" calcext:value-type="string">
            <text:p><text:s text:c="4"/>along with this program. <text:s/>If not, see &lt;http://www.gnu.org/licenses/&gt;.</text:p>
          </table:table-cell>
          <table:table-cell table:number-columns-repeated="6"/>
        </table:table-row>
        <table:table-row table:style-name="ro1" table:number-rows-repeated="2">
          <table:table-cell table:number-columns-repeated="7"/>
        </table:table-row>
        <table:table-row table:style-name="ro1">
          <table:table-cell office:value-type="string" calcext:value-type="string">
            <text:p><text:s text:c="20"/>GNU GENERAL PUBLIC LICENSE</text:p>
          </table:table-cell>
          <table:table-cell table:number-columns-repeated="6"/>
        </table:table-row>
        <table:table-row table:style-name="ro1">
          <table:table-cell office:value-type="string" calcext:value-type="string">
            <text:p><text:s text:c="23"/>Version 3, 29 June 2007</text:p>
          </table:table-cell>
          <table:table-cell table:number-columns-repeated="6"/>
        </table:table-row>
        <table:table-row table:style-name="ro1">
          <table:table-cell table:number-columns-repeated="7"/>
        </table:table-row>
        <table:table-row table:style-name="ro1">
          <table:table-cell office:value-type="string" calcext:value-type="string">
            <text:p><text:s/>Copyright (C) 2007 Free Software Foundation, Inc. &lt;http://fsf.org/&gt;</text:p>
          </table:table-cell>
          <table:table-cell table:number-columns-repeated="6"/>
        </table:table-row>
        <table:table-row table:style-name="ro1">
          <table:table-cell office:value-type="string" calcext:value-type="string">
            <text:p><text:s/>Everyone is permitted to copy and distribute verbatim copies</text:p>
          </table:table-cell>
          <table:table-cell table:number-columns-repeated="6"/>
        </table:table-row>
        <table:table-row table:style-name="ro1">
          <table:table-cell office:value-type="string" calcext:value-type="string">
            <text:p><text:s/>of this license document, but changing it is not allowed.</text:p>
          </table:table-cell>
          <table:table-cell table:number-columns-repeated="6"/>
        </table:table-row>
        <table:table-row table:style-name="ro1">
          <table:table-cell table:number-columns-repeated="7"/>
        </table:table-row>
        <table:table-row table:style-name="ro1">
          <table:table-cell office:value-type="string" calcext:value-type="string">
            <text:p><text:s text:c="28"/>Preambl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GNU General Public License is a free, copyleft license for</text:p>
          </table:table-cell>
          <table:table-cell table:number-columns-repeated="6"/>
        </table:table-row>
        <table:table-row table:style-name="ro1">
          <table:table-cell office:value-type="string" calcext:value-type="string">
            <text:p>software and other kinds of works.</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licenses for most software and other practical works are designed</text:p>
          </table:table-cell>
          <table:table-cell table:number-columns-repeated="6"/>
        </table:table-row>
        <table:table-row table:style-name="ro1">
          <table:table-cell office:value-type="string" calcext:value-type="string">
            <text:p>to take away your freedom to share and change the works. <text:s/>By contrast,</text:p>
          </table:table-cell>
          <table:table-cell table:number-columns-repeated="6"/>
        </table:table-row>
        <table:table-row table:style-name="ro1">
          <table:table-cell office:value-type="string" calcext:value-type="string">
            <text:p>the GNU General Public License is intended to guarantee your freedom to</text:p>
          </table:table-cell>
          <table:table-cell table:number-columns-repeated="6"/>
        </table:table-row>
        <table:table-row table:style-name="ro1">
          <table:table-cell office:value-type="string" calcext:value-type="string">
            <text:p>share and change all versions of a program--to make sure it remains free</text:p>
          </table:table-cell>
          <table:table-cell table:number-columns-repeated="6"/>
        </table:table-row>
        <table:table-row table:style-name="ro1">
          <table:table-cell office:value-type="string" calcext:value-type="string">
            <text:p>software for all its users. <text:s/>We, the Free Software Foundation, use the</text:p>
          </table:table-cell>
          <table:table-cell table:number-columns-repeated="6"/>
        </table:table-row>
        <table:table-row table:style-name="ro1">
          <table:table-cell office:value-type="string" calcext:value-type="string">
            <text:p>GNU General Public License for most of our software; it applies also to</text:p>
          </table:table-cell>
          <table:table-cell table:number-columns-repeated="6"/>
        </table:table-row>
        <table:table-row table:style-name="ro1">
          <table:table-cell office:value-type="string" calcext:value-type="string">
            <text:p>any other work released this way by its authors. <text:s/>You can apply it to</text:p>
          </table:table-cell>
          <table:table-cell table:number-columns-repeated="6"/>
        </table:table-row>
        <table:table-row table:style-name="ro1">
          <table:table-cell office:value-type="string" calcext:value-type="string">
            <text:p>your programs, too.</text:p>
          </table:table-cell>
          <table:table-cell table:number-columns-repeated="6"/>
        </table:table-row>
        <table:table-row table:style-name="ro1">
          <table:table-cell table:number-columns-repeated="7"/>
        </table:table-row>
        <table:table-row table:style-name="ro1">
          <table:table-cell office:value-type="string" calcext:value-type="string">
            <text:p><text:s text:c="2"/>When we speak of free software, we are referring to freedom, not</text:p>
          </table:table-cell>
          <table:table-cell table:number-columns-repeated="6"/>
        </table:table-row>
        <table:table-row table:style-name="ro1">
          <table:table-cell office:value-type="string" calcext:value-type="string">
            <text:p>price. <text:s/>Our General Public Licenses are designed to make sure that you</text:p>
          </table:table-cell>
          <table:table-cell table:number-columns-repeated="6"/>
        </table:table-row>
        <table:table-row table:style-name="ro1">
          <table:table-cell office:value-type="string" calcext:value-type="string">
            <text:p>have the freedom to distribute copies of free software (and charge for</text:p>
          </table:table-cell>
          <table:table-cell table:number-columns-repeated="6"/>
        </table:table-row>
        <table:table-row table:style-name="ro1">
          <table:table-cell office:value-type="string" calcext:value-type="string">
            <text:p>them if you wish), that you receive source code or can get it if you</text:p>
          </table:table-cell>
          <table:table-cell table:number-columns-repeated="6"/>
        </table:table-row>
        <table:table-row table:style-name="ro1">
          <table:table-cell office:value-type="string" calcext:value-type="string">
            <text:p>want it, that you can change the software or use pieces of it in new</text:p>
          </table:table-cell>
          <table:table-cell table:number-columns-repeated="6"/>
        </table:table-row>
        <table:table-row table:style-name="ro1">
          <table:table-cell office:value-type="string" calcext:value-type="string">
            <text:p>free programs, and that you know you can do these things.</text:p>
          </table:table-cell>
          <table:table-cell table:number-columns-repeated="6"/>
        </table:table-row>
        <table:table-row table:style-name="ro1">
          <table:table-cell table:number-columns-repeated="7"/>
        </table:table-row>
        <table:table-row table:style-name="ro1">
          <table:table-cell office:value-type="string" calcext:value-type="string">
            <text:p><text:s text:c="2"/>To protect your rights, we need to prevent others from denying you</text:p>
          </table:table-cell>
          <table:table-cell table:number-columns-repeated="6"/>
        </table:table-row>
        <table:table-row table:style-name="ro1">
          <table:table-cell office:value-type="string" calcext:value-type="string">
            <text:p>these rights or asking you to surrender the rights. <text:s/>Therefore, you have</text:p>
          </table:table-cell>
          <table:table-cell table:number-columns-repeated="6"/>
        </table:table-row>
        <table:table-row table:style-name="ro1">
          <table:table-cell office:value-type="string" calcext:value-type="string">
            <text:p>certain responsibilities if you distribute copies of the software, or if</text:p>
          </table:table-cell>
          <table:table-cell table:number-columns-repeated="6"/>
        </table:table-row>
        <table:table-row table:style-name="ro1">
          <table:table-cell office:value-type="string" calcext:value-type="string">
            <text:p>you modify it: responsibilities to respect the freedom of others.</text:p>
          </table:table-cell>
          <table:table-cell table:number-columns-repeated="6"/>
        </table:table-row>
        <table:table-row table:style-name="ro1">
          <table:table-cell table:number-columns-repeated="7"/>
        </table:table-row>
        <table:table-row table:style-name="ro1">
          <table:table-cell office:value-type="string" calcext:value-type="string">
            <text:p><text:s text:c="2"/>For example, if you distribute copies of such a program, whether</text:p>
          </table:table-cell>
          <table:table-cell table:number-columns-repeated="6"/>
        </table:table-row>
        <table:table-row table:style-name="ro1">
          <table:table-cell office:value-type="string" calcext:value-type="string">
            <text:p>gratis or for a fee, you must pass on to the recipients the same</text:p>
          </table:table-cell>
          <table:table-cell table:number-columns-repeated="6"/>
        </table:table-row>
        <table:table-row table:style-name="ro1">
          <table:table-cell office:value-type="string" calcext:value-type="string">
            <text:p>freedoms that you received. <text:s/>You must make sure that they, too, receive</text:p>
          </table:table-cell>
          <table:table-cell table:number-columns-repeated="6"/>
        </table:table-row>
        <table:table-row table:style-name="ro1">
          <table:table-cell office:value-type="string" calcext:value-type="string">
            <text:p>or can get the source code. <text:s/>And you must show them these terms so they</text:p>
          </table:table-cell>
          <table:table-cell table:number-columns-repeated="6"/>
        </table:table-row>
        <table:table-row table:style-name="ro1">
          <table:table-cell office:value-type="string" calcext:value-type="string">
            <text:p>know their rights.</text:p>
          </table:table-cell>
          <table:table-cell table:number-columns-repeated="6"/>
        </table:table-row>
        <table:table-row table:style-name="ro1">
          <table:table-cell table:number-columns-repeated="7"/>
        </table:table-row>
        <table:table-row table:style-name="ro1">
          <table:table-cell office:value-type="string" calcext:value-type="string">
            <text:p><text:s text:c="2"/>Developers that use the GNU GPL protect your rights with two steps:</text:p>
          </table:table-cell>
          <table:table-cell table:number-columns-repeated="6"/>
        </table:table-row>
        <table:table-row table:style-name="ro1">
          <table:table-cell office:value-type="string" calcext:value-type="string">
            <text:p>(1) assert copyright on the software, and (2) offer you this License</text:p>
          </table:table-cell>
          <table:table-cell table:number-columns-repeated="6"/>
        </table:table-row>
        <table:table-row table:style-name="ro1">
          <table:table-cell office:value-type="string" calcext:value-type="string">
            <text:p>giving you legal permission to copy, distribute and/or modify it.</text:p>
          </table:table-cell>
          <table:table-cell table:number-columns-repeated="6"/>
        </table:table-row>
        <table:table-row table:style-name="ro1">
          <table:table-cell table:number-columns-repeated="7"/>
        </table:table-row>
        <table:table-row table:style-name="ro1">
          <table:table-cell office:value-type="string" calcext:value-type="string">
            <text:p><text:s text:c="2"/>For the developers' and authors' protection, the GPL clearly explains</text:p>
          </table:table-cell>
          <table:table-cell table:number-columns-repeated="6"/>
        </table:table-row>
        <table:table-row table:style-name="ro1">
          <table:table-cell office:value-type="string" calcext:value-type="string">
            <text:p>that there is no warranty for this free software. <text:s/>For both users' and</text:p>
          </table:table-cell>
          <table:table-cell table:number-columns-repeated="6"/>
        </table:table-row>
        <table:table-row table:style-name="ro1">
          <table:table-cell office:value-type="string" calcext:value-type="string">
            <text:p>authors' sake, the GPL requires that modified versions be marked as</text:p>
          </table:table-cell>
          <table:table-cell table:number-columns-repeated="6"/>
        </table:table-row>
        <table:table-row table:style-name="ro1">
          <table:table-cell office:value-type="string" calcext:value-type="string">
            <text:p>changed, so that their problems will not be attributed erroneously to</text:p>
          </table:table-cell>
          <table:table-cell table:number-columns-repeated="6"/>
        </table:table-row>
        <table:table-row table:style-name="ro1">
          <table:table-cell office:value-type="string" calcext:value-type="string">
            <text:p>authors of previous versions.</text:p>
          </table:table-cell>
          <table:table-cell table:number-columns-repeated="6"/>
        </table:table-row>
        <table:table-row table:style-name="ro1">
          <table:table-cell table:number-columns-repeated="7"/>
        </table:table-row>
        <table:table-row table:style-name="ro1">
          <table:table-cell office:value-type="string" calcext:value-type="string">
            <text:p><text:s text:c="2"/>Some devices are designed to deny users access to install or run</text:p>
          </table:table-cell>
          <table:table-cell table:number-columns-repeated="6"/>
        </table:table-row>
        <table:table-row table:style-name="ro1">
          <table:table-cell office:value-type="string" calcext:value-type="string">
            <text:p>modified versions of the software inside them, although the manufacturer</text:p>
          </table:table-cell>
          <table:table-cell table:number-columns-repeated="6"/>
        </table:table-row>
        <table:table-row table:style-name="ro1">
          <table:table-cell office:value-type="string" calcext:value-type="string">
            <text:p>can do so. <text:s/>This is fundamentally incompatible with the aim of</text:p>
          </table:table-cell>
          <table:table-cell table:number-columns-repeated="6"/>
        </table:table-row>
        <table:table-row table:style-name="ro1">
          <table:table-cell office:value-type="string" calcext:value-type="string">
            <text:p>protecting users' freedom to change the software. <text:s/>The systematic</text:p>
          </table:table-cell>
          <table:table-cell table:number-columns-repeated="6"/>
        </table:table-row>
        <table:table-row table:style-name="ro1">
          <table:table-cell office:value-type="string" calcext:value-type="string">
            <text:p>pattern of such abuse occurs in the area of products for individuals to</text:p>
          </table:table-cell>
          <table:table-cell table:number-columns-repeated="6"/>
        </table:table-row>
        <table:table-row table:style-name="ro1">
          <table:table-cell office:value-type="string" calcext:value-type="string">
            <text:p>use, which is precisely where it is most unacceptable. <text:s/>Therefore, we</text:p>
          </table:table-cell>
          <table:table-cell table:number-columns-repeated="6"/>
        </table:table-row>
        <table:table-row table:style-name="ro1">
          <table:table-cell office:value-type="string" calcext:value-type="string">
            <text:p>have designed this version of the GPL to prohibit the practice for those</text:p>
          </table:table-cell>
          <table:table-cell table:number-columns-repeated="6"/>
        </table:table-row>
        <table:table-row table:style-name="ro1">
          <table:table-cell office:value-type="string" calcext:value-type="string">
            <text:p>products. <text:s/>If such problems arise substantially in other domains, we</text:p>
          </table:table-cell>
          <table:table-cell table:number-columns-repeated="6"/>
        </table:table-row>
        <table:table-row table:style-name="ro1">
          <table:table-cell office:value-type="string" calcext:value-type="string">
            <text:p>stand ready to extend this provision to those domains in future versions</text:p>
          </table:table-cell>
          <table:table-cell table:number-columns-repeated="6"/>
        </table:table-row>
        <table:table-row table:style-name="ro1">
          <table:table-cell office:value-type="string" calcext:value-type="string">
            <text:p>of the GPL, as needed to protect the freedom of users.</text:p>
          </table:table-cell>
          <table:table-cell table:number-columns-repeated="6"/>
        </table:table-row>
        <table:table-row table:style-name="ro1">
          <table:table-cell table:number-columns-repeated="7"/>
        </table:table-row>
        <table:table-row table:style-name="ro1">
          <table:table-cell office:value-type="string" calcext:value-type="string">
            <text:p><text:s text:c="2"/>Finally, every program is threatened constantly by software patents.</text:p>
          </table:table-cell>
          <table:table-cell table:number-columns-repeated="6"/>
        </table:table-row>
        <table:table-row table:style-name="ro1">
          <table:table-cell office:value-type="string" calcext:value-type="string">
            <text:p>States should not allow patents to restrict development and use of</text:p>
          </table:table-cell>
          <table:table-cell table:number-columns-repeated="6"/>
        </table:table-row>
        <table:table-row table:style-name="ro1">
          <table:table-cell office:value-type="string" calcext:value-type="string">
            <text:p>software on general-purpose computers, but in those that do, we wish to</text:p>
          </table:table-cell>
          <table:table-cell table:number-columns-repeated="6"/>
        </table:table-row>
        <table:table-row table:style-name="ro1">
          <table:table-cell office:value-type="string" calcext:value-type="string">
            <text:p>avoid the special danger that patents applied to a free program could</text:p>
          </table:table-cell>
          <table:table-cell table:number-columns-repeated="6"/>
        </table:table-row>
        <table:table-row table:style-name="ro1">
          <table:table-cell office:value-type="string" calcext:value-type="string">
            <text:p>make it effectively proprietary. <text:s/>To prevent this, the GPL assures that</text:p>
          </table:table-cell>
          <table:table-cell table:number-columns-repeated="6"/>
        </table:table-row>
        <table:table-row table:style-name="ro1">
          <table:table-cell office:value-type="string" calcext:value-type="string">
            <text:p>patents cannot be used to render the program non-fre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precise terms and conditions for copying, distribution and</text:p>
          </table:table-cell>
          <table:table-cell table:number-columns-repeated="6"/>
        </table:table-row>
        <table:table-row table:style-name="ro1">
          <table:table-cell office:value-type="string" calcext:value-type="string">
            <text:p>modification follow.</text:p>
          </table:table-cell>
          <table:table-cell table:number-columns-repeated="6"/>
        </table:table-row>
        <table:table-row table:style-name="ro1">
          <table:table-cell table:number-columns-repeated="7"/>
        </table:table-row>
        <table:table-row table:style-name="ro1">
          <table:table-cell office:value-type="string" calcext:value-type="string">
            <text:p><text:s text:c="23"/>TERMS AND CONDITIONS</text:p>
          </table:table-cell>
          <table:table-cell table:number-columns-repeated="6"/>
        </table:table-row>
        <table:table-row table:style-name="ro1">
          <table:table-cell table:number-columns-repeated="7"/>
        </table:table-row>
        <table:table-row table:style-name="ro1">
          <table:table-cell office:value-type="string" calcext:value-type="string">
            <text:p><text:s text:c="2"/>0. Definitions.</text:p>
          </table:table-cell>
          <table:table-cell table:number-columns-repeated="6"/>
        </table:table-row>
        <table:table-row table:style-name="ro1">
          <table:table-cell table:number-columns-repeated="7"/>
        </table:table-row>
        <table:table-row table:style-name="ro1">
          <table:table-cell office:value-type="string" calcext:value-type="string">
            <text:p>This License" refers to version 3 of the GNU General Public License.</text:p>
            <text:p/>
            <text:p>  "Copyright" also means copyright-like laws that apply to other kinds of</text:p>
            <text:p>works, such as semiconductor masks.</text:p>
            <text:p/>
            <text:p>  "The Program" refers to any copyrightable work licensed under this</text:p>
            <text:p>License.  Each licensee is addressed as "you".  "Licensees" and</text:p>
            <text:p>"recipients" may be individuals or organizations.</text:p>
            <text:p/>
            <text:p>  To "modify" a work means to copy from or adapt all or part of the work</text:p>
            <text:p>in a fashion requiring copyright permission, other than the making of an</text:p>
            <text:p>exact copy.  The resulting work is called a "modified version" of the</text:p>
            <text:p>earlier work or a work "based on" the earlier work.</text:p>
            <text:p/>
            <text:p>  A "covered work" means either the unmodified Program or a work based</text:p>
            <text:p>on the Program.</text:p>
            <text:p/>
            <text:p>  To "propagate" a work means to do anything with it that, without</text:p>
            <text:p>permission, would make you directly or secondarily liable for</text:p>
            <text:p>infringement under applicable copyright law, except executing it on a</text:p>
            <text:p>computer or modifying a private copy.  Propagation includes copying,</text:p>
            <text:p>distribution (with or without modification), making available to the</text:p>
            <text:p>public, and in some countries other activities as well.</text:p>
            <text:p/>
            <text:p>  To "convey" a work means any kind of propagation that enables other</text:p>
            <text:p>parties to make or receive copies.  Mere interaction with a user through</text:p>
            <text:p>a computer network, with no transfer of a copy, is not conveying.</text:p>
            <text:p/>
            <text:p>  An interactive user interface displays "Appropriate Legal Notices</text:p>
          </table:table-cell>
          <table:table-cell table:number-columns-repeated="6"/>
        </table:table-row>
        <table:table-row table:style-name="ro1">
          <table:table-cell office:value-type="string" calcext:value-type="string">
            <text:p>to the extent that it includes a convenient and prominently visible</text:p>
          </table:table-cell>
          <table:table-cell table:number-columns-repeated="6"/>
        </table:table-row>
        <table:table-row table:style-name="ro1">
          <table:table-cell office:value-type="string" calcext:value-type="string">
            <text:p>feature that (1) displays an appropriate copyright notice, and (2)</text:p>
          </table:table-cell>
          <table:table-cell table:number-columns-repeated="6"/>
        </table:table-row>
        <table:table-row table:style-name="ro1">
          <table:table-cell office:value-type="string" calcext:value-type="string">
            <text:p>tells the user that there is no warranty for the work (except to the</text:p>
          </table:table-cell>
          <table:table-cell table:number-columns-repeated="6"/>
        </table:table-row>
        <table:table-row table:style-name="ro1">
          <table:table-cell office:value-type="string" calcext:value-type="string">
            <text:p>extent that warranties are provided), that licensees may convey the</text:p>
          </table:table-cell>
          <table:table-cell table:number-columns-repeated="6"/>
        </table:table-row>
        <table:table-row table:style-name="ro1">
          <table:table-cell office:value-type="string" calcext:value-type="string">
            <text:p>work under this License, and how to view a copy of this License. <text:s/>If</text:p>
          </table:table-cell>
          <table:table-cell table:number-columns-repeated="6"/>
        </table:table-row>
        <table:table-row table:style-name="ro1">
          <table:table-cell office:value-type="string" calcext:value-type="string">
            <text:p>the interface presents a list of user commands or options, such as a</text:p>
          </table:table-cell>
          <table:table-cell table:number-columns-repeated="6"/>
        </table:table-row>
        <table:table-row table:style-name="ro1">
          <table:table-cell office:value-type="string" calcext:value-type="string">
            <text:p>menu, a prominent item in the list meets this criterion.</text:p>
          </table:table-cell>
          <table:table-cell table:number-columns-repeated="6"/>
        </table:table-row>
        <table:table-row table:style-name="ro1">
          <table:table-cell table:number-columns-repeated="7"/>
        </table:table-row>
        <table:table-row table:style-name="ro1">
          <table:table-cell office:value-type="string" calcext:value-type="string">
            <text:p><text:s text:c="2"/>1. Source Cod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source code" for a work means the preferred form of the work</text:p>
          </table:table-cell>
          <table:table-cell table:number-columns-repeated="6"/>
        </table:table-row>
        <table:table-row table:style-name="ro1">
          <table:table-cell office:value-type="string" calcext:value-type="string">
            <text:p>for making modifications to it. <text:s/>"Object code" means any non-source</text:p>
          </table:table-cell>
          <table:table-cell table:number-columns-repeated="6"/>
        </table:table-row>
        <table:table-row table:style-name="ro1">
          <table:table-cell office:value-type="string" calcext:value-type="string">
            <text:p>form of a work.</text:p>
          </table:table-cell>
          <table:table-cell table:number-columns-repeated="6"/>
        </table:table-row>
        <table:table-row table:style-name="ro1">
          <table:table-cell table:number-columns-repeated="7"/>
        </table:table-row>
        <table:table-row table:style-name="ro1">
          <table:table-cell office:value-type="string" calcext:value-type="string">
            <text:p><text:s text:c="2"/>A "Standard Interface" means an interface that either is an official</text:p>
          </table:table-cell>
          <table:table-cell table:number-columns-repeated="6"/>
        </table:table-row>
        <table:table-row table:style-name="ro1">
          <table:table-cell office:value-type="string" calcext:value-type="string">
            <text:p>standard defined by a recognized standards body, or, in the case of</text:p>
          </table:table-cell>
          <table:table-cell table:number-columns-repeated="6"/>
        </table:table-row>
        <table:table-row table:style-name="ro1">
          <table:table-cell office:value-type="string" calcext:value-type="string">
            <text:p>interfaces specified for a particular programming language, one that</text:p>
          </table:table-cell>
          <table:table-cell table:number-columns-repeated="6"/>
        </table:table-row>
        <table:table-row table:style-name="ro1">
          <table:table-cell office:value-type="string" calcext:value-type="string">
            <text:p>is widely used among developers working in that language.</text:p>
          </table:table-cell>
          <table:table-cell table:number-columns-repeated="6"/>
        </table:table-row>
        <table:table-row table:style-name="ro1">
          <table:table-cell table:number-columns-repeated="7"/>
        </table:table-row>
        <table:table-row table:style-name="ro1">
          <table:table-cell office:value-type="string" calcext:value-type="string">
            <text:p><text:s text:c="2"/>The "System Libraries" of an executable work include anything, other</text:p>
          </table:table-cell>
          <table:table-cell table:number-columns-repeated="6"/>
        </table:table-row>
        <table:table-row table:style-name="ro1">
          <table:table-cell office:value-type="string" calcext:value-type="string">
            <text:p>than the work as a whole, that (a) is included in the normal form of</text:p>
          </table:table-cell>
          <table:table-cell table:number-columns-repeated="6"/>
        </table:table-row>
        <table:table-row table:style-name="ro1">
          <table:table-cell office:value-type="string" calcext:value-type="string">
            <text:p>packaging a Major Component, but which is not part of that Major</text:p>
          </table:table-cell>
          <table:table-cell table:number-columns-repeated="6"/>
        </table:table-row>
        <table:table-row table:style-name="ro1">
          <table:table-cell office:value-type="string" calcext:value-type="string">
            <text:p>Component, and (b) serves only to enable use of the work with that</text:p>
          </table:table-cell>
          <table:table-cell table:number-columns-repeated="6"/>
        </table:table-row>
        <table:table-row table:style-name="ro1">
          <table:table-cell office:value-type="string" calcext:value-type="string">
            <text:p>Major Component, or to implement a Standard Interface for which an</text:p>
          </table:table-cell>
          <table:table-cell table:number-columns-repeated="6"/>
        </table:table-row>
        <table:table-row table:style-name="ro1">
          <table:table-cell office:value-type="string" calcext:value-type="string">
            <text:p>implementation is available to the public in source code form. <text:s/>A</text:p>
          </table:table-cell>
          <table:table-cell table:number-columns-repeated="6"/>
        </table:table-row>
        <table:table-row table:style-name="ro1">
          <table:table-cell office:value-type="string" calcext:value-type="string">
            <text:p>Major Component", in this context, means a major essential component</text:p>
            <text:p>(kernel, window system, and so on) of the specific operating system</text:p>
            <text:p>(if any) on which the executable work runs, or a compiler used to</text:p>
            <text:p>produce the work, or an object code interpreter used to run it.</text:p>
            <text:p/>
            <text:p>  The "Corresponding Source" for a work in object code form means all</text:p>
            <text:p>the source code needed to generate, install, and (for an executable</text:p>
            <text:p>work) run the object code and to modify the work, including scripts to</text:p>
            <text:p>control those activities.  However, it does not include the work's</text:p>
            <text:p>System Libraries, or general-purpose tools or generally available free</text:p>
            <text:p>programs which are used unmodified in performing those activities but</text:p>
            <text:p>which are not part of the work.  For example, Corresponding Source</text:p>
            <text:p>includes interface definition files associated with source files for</text:p>
            <text:p>the work, and the source code for shared libraries and dynamically</text:p>
            <text:p>linked subprograms that the work is specifically designed to require,</text:p>
            <text:p>such as by intimate data communication or control flow between those</text:p>
            <text:p>subprograms and other parts of the work.</text:p>
            <text:p/>
            <text:p>  The Corresponding Source need not include anything that users</text:p>
            <text:p>can regenerate automatically from other parts of the Corresponding</text:p>
            <text:p>Source.</text:p>
            <text:p/>
            <text:p>  The Corresponding Source for a work in source code form is that</text:p>
            <text:p>same work.</text:p>
            <text:p/>
            <text:p>  2. Basic Permissions.</text:p>
            <text:p/>
            <text:p>  All rights granted under this License are granted for the term of</text:p>
            <text:p>copyright on the Program, and are irrevocable provided the stated</text:p>
            <text:p>conditions are met.  This License explicitly affirms your unlimited</text:p>
            <text:p>permission to run the unmodified Program.  The output from running a</text:p>
            <text:p>covered work is covered by this License only if the output, given its</text:p>
            <text:p>content, constitutes a covered work.  This License acknowledges your</text:p>
            <text:p>rights of fair use or other equivalent, as provided by copyright law.</text:p>
            <text:p/>
            <text:p>  You may make, run and propagate covered works that you do not</text:p>
            <text:p>convey, without conditions so long as your license otherwise remains</text:p>
            <text:p>in force.  You may convey covered works to others for the sole purpose</text:p>
            <text:p>of having them make modifications exclusively for you, or provide you</text:p>
            <text:p>with facilities for running those works, provided that you comply with</text:p>
            <text:p>the terms of this License in conveying all material for which you do</text:p>
            <text:p>not control copyright.  Those thus making or running the covered works</text:p>
            <text:p>for you must do so exclusively on your behalf, under your direction</text:p>
            <text:p>and control, on terms that prohibit them from making any copies of</text:p>
            <text:p>your copyrighted material outside their relationship with you.</text:p>
            <text:p/>
            <text:p>  Conveying under any other circumstances is permitted solely under</text:p>
            <text:p>the conditions stated below.  Sublicensing is not allowed; section 10</text:p>
            <text:p>makes it unnecessary.</text:p>
            <text:p/>
            <text:p>  3. Protecting Users' Legal Rights From Anti-Circumvention Law.</text:p>
            <text:p/>
            <text:p>  No covered work shall be deemed part of an effective technological</text:p>
            <text:p>measure under any applicable law fulfilling obligations under article</text:p>
            <text:p>11 of the WIPO copyright treaty adopted on 20 December 1996, or</text:p>
            <text:p>similar laws prohibiting or restricting circumvention of such</text:p>
            <text:p>measures.</text:p>
            <text:p/>
            <text:p>  When you convey a covered work, you waive any legal power to forbid</text:p>
            <text:p>circumvention of technological measures to the extent such circumvention</text:p>
            <text:p>is effected by exercising rights under this License with respect to</text:p>
            <text:p>the covered work, and you disclaim any intention to limit operation or</text:p>
            <text:p>modification of the work as a means of enforcing, against the work's</text:p>
            <text:p>users, your or third parties' legal rights to forbid circumvention of</text:p>
            <text:p>technological measures.</text:p>
            <text:p/>
            <text:p>  4. Conveying Verbatim Copies.</text:p>
            <text:p/>
            <text:p>  You may convey verbatim copies of the Program's source code as you</text:p>
            <text:p>receive it, in any medium, provided that you conspicuously and</text:p>
            <text:p>appropriately publish on each copy an appropriate copyright notice;</text:p>
            <text:p>keep intact all notices stating that this License and any</text:p>
            <text:p>non-permissive terms added in accord with section 7 apply to the code;</text:p>
            <text:p>keep intact all notices of the absence of any warranty; and give all</text:p>
            <text:p>recipients a copy of this License along with the Program.</text:p>
            <text:p/>
            <text:p>  You may charge any price or no price for each copy that you convey,</text:p>
            <text:p>and you may offer support or warranty protection for a fee.</text:p>
            <text:p/>
            <text:p>  5. Conveying Modified Source Versions.</text:p>
            <text:p/>
            <text:p>  You may convey a work based on the Program, or the modifications to</text:p>
            <text:p>produce it from the Program, in the form of source code under the</text:p>
            <text:p>terms of section 4, provided that you also meet all of these conditions:</text:p>
            <text:p/>
            <text:p>    a) The work must carry prominent notices stating that you modified</text:p>
            <text:p>    it, and giving a relevant date.</text:p>
            <text:p/>
            <text:p>    b) The work must carry prominent notices stating that it is</text:p>
            <text:p>    released under this License and any conditions added under section</text:p>
            <text:p>    7.  This requirement modifies the requirement in section 4 to</text:p>
            <text:p>    "keep intact all notices".</text:p>
            <text:p/>
            <text:p>    c) You must license the entire work, as a whole, under this</text:p>
            <text:p>    License to anyone who comes into possession of a copy.  This</text:p>
            <text:p>    License will therefore apply, along with any applicable section 7</text:p>
            <text:p>    additional terms, to the whole of the work, and all its parts,</text:p>
            <text:p>    regardless of how they are packaged.  This License gives no</text:p>
            <text:p>    permission to license the work in any other way, but it does not</text:p>
            <text:p>    invalidate such permission if you have separately received it.</text:p>
            <text:p/>
            <text:p>    d) If the work has interactive user interfaces, each must display</text:p>
            <text:p>    Appropriate Legal Notices; however, if the Program has interactive</text:p>
            <text:p>    interfaces that do not display Appropriate Legal Notices, your</text:p>
            <text:p>    work need not make them do so.</text:p>
            <text:p/>
            <text:p>  A compilation of a covered work with other separate and independent</text:p>
            <text:p>works, which are not by their nature extensions of the covered work,</text:p>
            <text:p>and which are not combined with it such as to form a larger program,</text:p>
            <text:p>in or on a volume of a storage or distribution medium, is called an</text:p>
            <text:p>"aggregate" if the compilation and its resulting copyright are not</text:p>
            <text:p>used to limit the access or legal rights of the compilation's users</text:p>
            <text:p>beyond what the individual works permit.  Inclusion of a covered work</text:p>
            <text:p>in an aggregate does not cause this License to apply to the other</text:p>
            <text:p>parts of the aggregate.</text:p>
            <text:p/>
            <text:p>  6. Conveying Non-Source Forms.</text:p>
            <text:p/>
            <text:p>  You may convey a covered work in object code form under the terms</text:p>
            <text:p>of sections 4 and 5, provided that you also convey the</text:p>
            <text:p>machine-readable Corresponding Source under the terms of this License,</text:p>
            <text:p>in one of these ways:</text:p>
            <text:p/>
            <text:p>    a) Convey the object code in, or embodied in, a physical product</text:p>
            <text:p>    (including a physical distribution medium), accompanied by the</text:p>
            <text:p>    Corresponding Source fixed on a durable physical medium</text:p>
            <text:p>    customarily used for software interchange.</text:p>
            <text:p/>
            <text:p>    b) Convey the object code in, or embodied in, a physical product</text:p>
            <text:p>    (including a physical distribution medium), accompanied by a</text:p>
            <text:p>    written offer, valid for at least three years and valid for as</text:p>
            <text:p>    long as you offer spare parts or customer support for that product</text:p>
            <text:p>    model, to give anyone who possesses the object code either (1) a</text:p>
            <text:p>    copy of the Corresponding Source for all the software in the</text:p>
            <text:p>    product that is covered by this License, on a durable physical</text:p>
            <text:p>    medium customarily used for software interchange, for a price no</text:p>
            <text:p>    more than your reasonable cost of physically performing this</text:p>
            <text:p>    conveying of source, or (2) access to copy the</text:p>
            <text:p>    Corresponding Source from a network server at no charge.</text:p>
            <text:p/>
            <text:p>    c) Convey individual copies of the object code with a copy of the</text:p>
            <text:p>    written offer to provide the Corresponding Source.  This</text:p>
            <text:p>    alternative is allowed only occasionally and noncommercially, and</text:p>
            <text:p>    only if you received the object code with such an offer, in accord</text:p>
            <text:p>    with subsection 6b.</text:p>
            <text:p/>
            <text:p>    d) Convey the object code by offering access from a designated</text:p>
            <text:p>    place (gratis or for a charge), and offer equivalent access to the</text:p>
            <text:p>    Corresponding Source in the same way through the same place at no</text:p>
            <text:p>    further charge.  You need not require recipients to copy the</text:p>
            <text:p>    Corresponding Source along with the object code.  If the place to</text:p>
            <text:p>    copy the object code is a network server, the Corresponding Source</text:p>
            <text:p>    may be on a different server (operated by you or a third party)</text:p>
            <text:p>    that supports equivalent copying facilities, provided you maintain</text:p>
            <text:p>    clear directions next to the object code saying where to find the</text:p>
            <text:p>    Corresponding Source.  Regardless of what server hosts the</text:p>
            <text:p>    Corresponding Source, you remain obligated to ensure that it is</text:p>
            <text:p>    available for as long as needed to satisfy these requirements.</text:p>
            <text:p/>
            <text:p>    e) Convey the object code using peer-to-peer transmission, provided</text:p>
            <text:p>    you inform other peers where the object code and Corresponding</text:p>
            <text:p>    Source of the work are being offered to the general public at no</text:p>
            <text:p>    charge under subsection 6d.</text:p>
            <text:p/>
            <text:p>  A separable portion of the object code, whose source code is excluded</text:p>
            <text:p>from the Corresponding Source as a System Library, need not be</text:p>
            <text:p>included in conveying the object code work.</text:p>
            <text:p/>
            <text:p>  A "User Product" is either (1) a "consumer product", which means any</text:p>
            <text:p>tangible personal property which is normally used for personal, family,</text:p>
            <text:p>or household purposes, or (2) anything designed or sold for incorporation</text:p>
            <text:p>into a dwelling.  In determining whether a product is a consumer product,</text:p>
            <text:p>doubtful cases shall be resolved in favor of coverage.  For a particular</text:p>
            <text:p>product received by a particular user, "normally used" refers to a</text:p>
            <text:p>typical or common use of that class of product, regardless of the status</text:p>
            <text:p>of the particular user or of the way in which the particular user</text:p>
            <text:p>actually uses, or expects or is expected to use, the product.  A product</text:p>
            <text:p>is a consumer product regardless of whether the product has substantial</text:p>
            <text:p>commercial, industrial or non-consumer uses, unless such uses represent</text:p>
            <text:p>the only significant mode of use of the product.</text:p>
            <text:p/>
            <text:p>  "Installation Information" for a User Product means any methods,</text:p>
            <text:p>procedures, authorization keys, or other information required to install</text:p>
            <text:p>and execute modified versions of a covered work in that User Product from</text:p>
            <text:p>a modified version of its Corresponding Source.  The information must</text:p>
            <text:p>suffice to ensure that the continued functioning of the modified object</text:p>
            <text:p>code is in no case prevented or interfered with solely because</text:p>
            <text:p>modification has been made.</text:p>
            <text:p/>
            <text:p>  If you convey an object code work under this section in, or with, or</text:p>
            <text:p>specifically for use in, a User Product, and the conveying occurs as</text:p>
            <text:p>part of a transaction in which the right of possession and use of the</text:p>
            <text:p>User Product is transferred to the recipient in perpetuity or for a</text:p>
            <text:p>fixed term (regardless of how the transaction is characterized), the</text:p>
            <text:p>Corresponding Source conveyed under this section must be accompanied</text:p>
            <text:p>by the Installation Information.  But this requirement does not apply</text:p>
            <text:p>if neither you nor any third party retains the ability to install</text:p>
            <text:p>modified object code on the User Product (for example, the work has</text:p>
            <text:p>been installed in ROM).</text:p>
            <text:p/>
            <text:p>  The requirement to provide Installation Information does not include a</text:p>
            <text:p>requirement to continue to provide support service, warranty, or updates</text:p>
            <text:p>for a work that has been modified or installed by the recipient, or for</text:p>
            <text:p>the User Product in which it has been modified or installed.  Access to a</text:p>
            <text:p>network may be denied when the modification itself materially and</text:p>
            <text:p>adversely affects the operation of the network or violates the rules and</text:p>
            <text:p>protocols for communication across the network.</text:p>
            <text:p/>
            <text:p>  Corresponding Source conveyed, and Installation Information provided,</text:p>
            <text:p>in accord with this section must be in a format that is publicly</text:p>
            <text:p>documented (and with an implementation available to the public in</text:p>
            <text:p>source code form), and must require no special password or key for</text:p>
            <text:p>unpacking, reading or copying.</text:p>
            <text:p/>
            <text:p>  7. Additional Terms.</text:p>
            <text:p/>
            <text:p>  "Additional permissions" are terms that supplement the terms of this</text:p>
            <text:p>License by making exceptions from one or more of its conditions.</text:p>
            <text:p>Additional permissions that are applicable to the entire Program shall</text:p>
            <text:p>be treated as though they were included in this License, to the extent</text:p>
            <text:p>that they are valid under applicable law.  If additional permissions</text:p>
            <text:p>apply only to part of the Program, that part may be used separately</text:p>
            <text:p>under those permissions, but the entire Program remains governed by</text:p>
            <text:p>this License without regard to the additional permissions.</text:p>
            <text:p/>
            <text:p>  When you convey a copy of a covered work, you may at your option</text:p>
            <text:p>remove any additional permissions from that copy, or from any part of</text:p>
            <text:p>it.  (Additional permissions may be written to require their own</text:p>
            <text:p>removal in certain cases when you modify the work.)  You may place</text:p>
            <text:p>additional permissions on material, added by you to a covered work,</text:p>
            <text:p>for which you have or can give appropriate copyright permission.</text:p>
            <text:p/>
            <text:p>  Notwithstanding any other provision of this License, for material you</text:p>
            <text:p>add to a covered work, you may (if authorized by the copyright holders of</text:p>
            <text:p>that material) supplement the terms of this License with terms:</text:p>
            <text:p/>
            <text:p>    a) Disclaiming warranty or limiting liability differently from the</text:p>
            <text:p>    terms of sections 15 and 16 of this License; or</text:p>
            <text:p/>
            <text:p>    b) Requiring preservation of specified reasonable legal notices or</text:p>
            <text:p>    author attributions in that material or in the Appropriate Legal</text:p>
            <text:p>    Notices displayed by works containing it; or</text:p>
            <text:p/>
            <text:p>    c) Prohibiting misrepresentation of the origin of that material, or</text:p>
            <text:p>    requiring that modified versions of such material be marked in</text:p>
            <text:p>    reasonable ways as different from the original version; or</text:p>
            <text:p/>
            <text:p>    d) Limiting the use for publicity purposes of names of licensors or</text:p>
            <text:p>    authors of the material; or</text:p>
            <text:p/>
            <text:p>    e) Declining to grant rights under trademark law for use of some</text:p>
            <text:p>    trade names, trademarks, or service marks; or</text:p>
            <text:p/>
            <text:p>    f) Requiring indemnification of licensors and authors of that</text:p>
            <text:p>    material by anyone who conveys the material (or modified versions of</text:p>
            <text:p>    it) with contractual assumptions of liability to the recipient, for</text:p>
            <text:p>    any liability that these contractual assumptions directly impose on</text:p>
            <text:p>    those licensors and authors.</text:p>
            <text:p/>
            <text:p>  All other non-permissive additional terms are considered "further</text:p>
            <text:p>restrictions" within the meaning of section 10.  If the Program as you</text:p>
            <text:p>received it, or any part of it, contains a notice stating that it is</text:p>
            <text:p>governed by this License along with a term that is a further</text:p>
            <text:p>restriction, you may remove that term.  If a license document contains</text:p>
            <text:p>a further restriction but permits relicensing or conveying under this</text:p>
            <text:p>License, you may add to a covered work material governed by the terms</text:p>
            <text:p>of that license document, provided that the further restriction does</text:p>
            <text:p>not survive such relicensing or conveying.</text:p>
            <text:p/>
            <text:p>  If you add terms to a covered work in accord with this section, you</text:p>
            <text:p>must place, in the relevant source files, a statement of the</text:p>
            <text:p>additional terms that apply to those files, or a notice indicating</text:p>
            <text:p>where to find the applicable terms.</text:p>
            <text:p/>
            <text:p>  Additional terms, permissive or non-permissive, may be stated in the</text:p>
            <text:p>form of a separately written license, or stated as exceptions;</text:p>
            <text:p>the above requirements apply either way.</text:p>
            <text:p/>
            <text:p>  8. Termination.</text:p>
            <text:p/>
            <text:p>  You may not propagate or modify a covered work except as expressly</text:p>
            <text:p>provided under this License.  Any attempt otherwise to propagate or</text:p>
            <text:p>modify it is void, and will automatically terminate your rights under</text:p>
            <text:p>this License (including any patent licenses granted under the third</text:p>
            <text:p>paragraph of section 11).</text:p>
            <text:p/>
            <text:p>  However, if you cease all violation of this License, then your</text:p>
            <text:p>license from a particular copyright holder is reinstated (a)</text:p>
            <text:p>provisionally, unless and until the copyright holder explicitly and</text:p>
            <text:p>finally terminates your license, and (b) permanently, if the copyright</text:p>
            <text:p>holder fails to notify you of the violation by some reasonable means</text:p>
            <text:p>prior to 60 days after the cessation.</text:p>
            <text:p/>
            <text:p>  Moreover, your license from a particular copyright holder is</text:p>
            <text:p>reinstated permanently if the copyright holder notifies you of the</text:p>
            <text:p>violation by some reasonable means, this is the first time you have</text:p>
            <text:p>received notice of violation of this License (for any work) from that</text:p>
            <text:p>copyright holder, and you cure the violation prior to 30 days after</text:p>
            <text:p>your receipt of the notice.</text:p>
            <text:p/>
            <text:p>  Termination of your rights under this section does not terminate the</text:p>
            <text:p>licenses of parties who have received copies or rights from you under</text:p>
            <text:p>this License.  If your rights have been terminated and not permanently</text:p>
            <text:p>reinstated, you do not qualify to receive new licenses for the same</text:p>
            <text:p>material under section 10.</text:p>
            <text:p/>
            <text:p>  9. Acceptance Not Required for Having Copies.</text:p>
            <text:p/>
            <text:p>  You are not required to accept this License in order to receive or</text:p>
            <text:p>run a copy of the Program.  Ancillary propagation of a covered work</text:p>
            <text:p>occurring solely as a consequence of using peer-to-peer transmission</text:p>
            <text:p>to receive a copy likewise does not require acceptance.  However,</text:p>
            <text:p>nothing other than this License grants you permission to propagate or</text:p>
            <text:p>modify any covered work.  These actions infringe copyright if you do</text:p>
            <text:p>not accept this License.  Therefore, by modifying or propagating a</text:p>
            <text:p>covered work, you indicate your acceptance of this License to do so.</text:p>
            <text:p/>
            <text:p>  10. Automatic Licensing of Downstream Recipients.</text:p>
            <text:p/>
            <text:p>  Each time you convey a covered work, the recipient automatically</text:p>
            <text:p>receives a license from the original licensors, to run, modify and</text:p>
            <text:p>propagate that work, subject to this License.  You are not responsible</text:p>
            <text:p>for enforcing compliance by third parties with this License.</text:p>
            <text:p/>
            <text:p>  An "entity transaction" is a transaction transferring control of an</text:p>
            <text:p>organization, or substantially all assets of one, or subdividing an</text:p>
            <text:p>organization, or merging organizations.  If propagation of a covered</text:p>
            <text:p>work results from an entity transaction, each party to that</text:p>
            <text:p>transaction who receives a copy of the work also receives whatever</text:p>
            <text:p>licenses to the work the party's predecessor in interest had or could</text:p>
            <text:p>give under the previous paragraph, plus a right to possession of the</text:p>
            <text:p>Corresponding Source of the work from the predecessor in interest, if</text:p>
            <text:p>the predecessor has it or can get it with reasonable efforts.</text:p>
            <text:p/>
            <text:p>  You may not impose any further restrictions on the exercise of the</text:p>
            <text:p>rights granted or affirmed under this License.  For example, you may</text:p>
            <text:p>not impose a license fee, royalty, or other charge for exercise of</text:p>
            <text:p>rights granted under this License, and you may not initiate litigation</text:p>
            <text:p>(including a cross-claim or counterclaim in a lawsuit) alleging that</text:p>
            <text:p>any patent claim is infringed by making, using, selling, offering for</text:p>
            <text:p>sale, or importing the Program or any portion of it.</text:p>
            <text:p/>
            <text:p>  11. Patents.</text:p>
            <text:p/>
            <text:p>  A "contributor" is a copyright holder who authorizes use under this</text:p>
            <text:p>License of the Program or a work on which the Program is based.  The</text:p>
            <text:p>work thus licensed is called the contributor's "contributor version".</text:p>
            <text:p/>
            <text:p>  A contributor's "essential patent claims" are all patent claims</text:p>
            <text:p>owned or controlled by the contributor, whether already acquired or</text:p>
            <text:p>hereafter acquired, that would be infringed by some manner, permitted</text:p>
            <text:p>by this License, of making, using, or selling its contributor version,</text:p>
            <text:p>but do not include claims that would be infringed only as a</text:p>
            <text:p>consequence of further modification of the contributor version.  For</text:p>
            <text:p>purposes of this definition, "control" includes the right to grant</text:p>
            <text:p>patent sublicenses in a manner consistent with the requirements of</text:p>
            <text:p>this License.</text:p>
            <text:p/>
            <text:p>  Each contributor grants you a non-exclusive, worldwide, royalty-free</text:p>
            <text:p>patent license under the contributor's essential patent claims, to</text:p>
            <text:p>make, use, sell, offer for sale, import and otherwise run, modify and</text:p>
            <text:p>propagate the contents of its contributor version.</text:p>
            <text:p/>
            <text:p>  In the following three paragraphs, a "patent license" is any express</text:p>
            <text:p>agreement or commitment, however denominated, not to enforce a patent</text:p>
            <text:p>(such as an express permission to practice a patent or covenant not to</text:p>
            <text:p>sue for patent infringement).  To "grant" such a patent license to a</text:p>
            <text:p>party means to make such an agreement or commitment not to enforce a</text:p>
            <text:p>patent against the party.</text:p>
            <text:p/>
            <text:p>  If you convey a covered work, knowingly relying on a patent license,</text:p>
            <text:p>and the Corresponding Source of the work is not available for anyone</text:p>
            <text:p>to copy, free of charge and under the terms of this License, through a</text:p>
            <text:p>publicly available network server or other readily accessible means,</text:p>
            <text:p>then you must either (1) cause the Corresponding Source to be so</text:p>
            <text:p>available, or (2) arrange to deprive yourself of the benefit of the</text:p>
            <text:p>patent license for this particular work, or (3) arrange, in a manner</text:p>
            <text:p>consistent with the requirements of this License, to extend the patent</text:p>
            <text:p>license to downstream recipients.  "Knowingly relying" means you have</text:p>
            <text:p>actual knowledge that, but for the patent license, your conveying the</text:p>
            <text:p>covered work in a country, or your recipient's use of the covered work</text:p>
            <text:p>in a country, would infringe one or more identifiable patents in that</text:p>
            <text:p>country that you have reason to believe are valid.</text:p>
            <text:p/>
            <text:p>  If, pursuant to or in connection with a single transaction or</text:p>
            <text:p>arrangement, you convey, or propagate by procuring conveyance of, a</text:p>
            <text:p>covered work, and grant a patent license to some of the parties</text:p>
            <text:p>receiving the covered work authorizing them to use, propagate, modify</text:p>
            <text:p>or convey a specific copy of the covered work, then the patent license</text:p>
            <text:p>you grant is automatically extended to all recipients of the covered</text:p>
            <text:p>work and works based on it.</text:p>
            <text:p/>
            <text:p>  A patent license is "discriminatory" if it does not include within</text:p>
            <text:p>the scope of its coverage, prohibits the exercise of, or is</text:p>
            <text:p>conditioned on the non-exercise of one or more of the rights that are</text:p>
            <text:p>specifically granted under this License.  You may not convey a covered</text:p>
            <text:p>work if you are a party to an arrangement with a third party that is</text:p>
            <text:p>in the business of distributing software, under which you make payment</text:p>
            <text:p>to the third party based on the extent of your activity of conveying</text:p>
            <text:p>the work, and under which the third party grants, to any of the</text:p>
            <text:p>parties who would receive the covered work from you, a discriminatory</text:p>
            <text:p>patent license (a) in connection with copies of the covered work</text:p>
            <text:p>conveyed by you (or copies made from those copies), or (b) primarily</text:p>
            <text:p>for and in connection with specific products or compilations that</text:p>
            <text:p>contain the covered work, unless you entered into that arrangement,</text:p>
            <text:p>or that patent license was granted, prior to 28 March 2007.</text:p>
            <text:p/>
            <text:p>  Nothing in this License shall be construed as excluding or limiting</text:p>
            <text:p>any implied license or other defenses to infringement that may</text:p>
            <text:p>otherwise be available to you under applicable patent law.</text:p>
            <text:p/>
            <text:p>  12. No Surrender of Others' Freedom.</text:p>
            <text:p/>
            <text:p>  If conditions are imposed on you (whether by court order, agreement or</text:p>
            <text:p>otherwise) that contradict the conditions of this License, they do not</text:p>
            <text:p>excuse you from the conditions of this License.  If you cannot convey a</text:p>
            <text:p>covered work so as to satisfy simultaneously your obligations under this</text:p>
            <text:p>License and any other pertinent obligations, then as a consequence you may</text:p>
            <text:p>not convey it at all.  For example, if you agree to terms that obligate you</text:p>
            <text:p>to collect a royalty for further conveying from those to whom you convey</text:p>
            <text:p>the Program, the only way you could satisfy both those terms and this</text:p>
            <text:p>License would be to refrain entirely from conveying the Program.</text:p>
            <text:p/>
            <text:p>  13. Use with the GNU Affero General Public License.</text:p>
            <text:p/>
            <text:p>  Notwithstanding any other provision of this License, you have</text:p>
            <text:p>permission to link or combine any covered work with a work licensed</text:p>
            <text:p>under version 3 of the GNU Affero General Public License into a single</text:p>
            <text:p>combined work, and to convey the resulting work.  The terms of this</text:p>
            <text:p>License will continue to apply to the part which is the covered work,</text:p>
            <text:p>but the special requirements of the GNU Affero General Public License,</text:p>
            <text:p>section 13, concerning interaction through a network will apply to the</text:p>
            <text:p>combination as such.</text:p>
            <text:p/>
            <text:p>  14. Revised Versions of this License.</text:p>
            <text:p/>
            <text:p>  The Free Software Foundation may publish revised and/or new versions of</text:p>
            <text:p>the GNU General Public License from time to time.  Such new versions will</text:p>
            <text:p>be similar in spirit to the present version, but may differ in detail to</text:p>
            <text:p>address new problems or concerns.</text:p>
            <text:p/>
            <text:p>  Each version is given a distinguishing version number.  If the</text:p>
            <text:p>Program specifies that a certain numbered version of the GNU General</text:p>
            <text:p>Public License "or any later version" applies to it, you have the</text:p>
            <text:p>option of following the terms and conditions either of that numbered</text:p>
            <text:p>version or of any later version published by the Free Software</text:p>
            <text:p>Foundation.  If the Program does not specify a version number of the</text:p>
            <text:p>GNU General Public License, you may choose any version ever published</text:p>
            <text:p>by the Free Software Foundation.</text:p>
            <text:p/>
            <text:p>  If the Program specifies that a proxy can decide which future</text:p>
            <text:p>versions of the GNU General Public License can be used, that proxy's</text:p>
            <text:p>public statement of acceptance of a version permanently authorizes you</text:p>
            <text:p>to choose that version for the Program.</text:p>
            <text:p/>
            <text:p>  Later license versions may give you additional or different</text:p>
            <text:p>permissions.  However, no additional obligations are imposed on any</text:p>
            <text:p>author or copyright holder as a result of your choosing to follow a</text:p>
            <text:p>later version.</text:p>
            <text:p/>
            <text:p>  15. Disclaimer of Warranty.</text:p>
            <text:p/>
            <text:p>  THERE IS NO WARRANTY FOR THE PROGRAM, TO THE EXTENT PERMITTED BY</text:p>
            <text:p>APPLICABLE LAW.  EXCEPT WHEN OTHERWISE STATED IN WRITING THE COPYRIGHT</text:p>
            <text:p>HOLDERS AND/OR OTHER PARTIES PROVIDE THE PROGRAM "AS IS" WITHOUT WARRANTY</text:p>
            <text:p>OF ANY KIND, EITHER EXPRESSED OR IMPLIED, INCLUDING, BUT NOT LIMITED TO,</text:p>
            <text:p>THE IMPLIED WARRANTIES OF MERCHANTABILITY AND FITNESS FOR A PARTICULAR</text:p>
            <text:p>PURPOSE.  THE ENTIRE RISK AS TO THE QUALITY AND PERFORMANCE OF THE PROGRAM</text:p>
            <text:p>IS WITH YOU.  SHOULD THE PROGRAM PROVE DEFECTIVE, YOU ASSUME THE COST OF</text:p>
            <text:p>ALL NECESSARY SERVICING, REPAIR OR CORRECTION.</text:p>
            <text:p/>
            <text:p>  16. Limitation of Liability.</text:p>
            <text:p/>
            <text:p>  IN NO EVENT UNLESS REQUIRED BY APPLICABLE LAW OR AGREED TO IN WRITING</text:p>
            <text:p>WILL ANY COPYRIGHT HOLDER, OR ANY OTHER PARTY WHO MODIFIES AND/OR CONVEYS</text:p>
            <text:p>THE PROGRAM AS PERMITTED ABOVE, BE LIABLE TO YOU FOR DAMAGES, INCLUDING ANY</text:p>
            <text:p>GENERAL, SPECIAL, INCIDENTAL OR CONSEQUENTIAL DAMAGES ARISING OUT OF THE</text:p>
            <text:p>USE OR INABILITY TO USE THE PROGRAM (INCLUDING BUT NOT LIMITED TO LOSS OF</text:p>
            <text:p>DATA OR DATA BEING RENDERED INACCURATE OR LOSSES SUSTAINED BY YOU OR THIRD</text:p>
            <text:p>PARTIES OR A FAILURE OF THE PROGRAM TO OPERATE WITH ANY OTHER PROGRAMS),</text:p>
            <text:p>EVEN IF SUCH HOLDER OR OTHER PARTY HAS BEEN ADVISED OF THE POSSIBILITY OF</text:p>
            <text:p>SUCH DAMAGES.</text:p>
            <text:p/>
            <text:p>  17. Interpretation of Sections 15 and 16.</text:p>
            <text:p/>
            <text:p>  If the disclaimer of warranty and limitation of liability provided</text:p>
            <text:p>above cannot be given local legal effect according to their terms,</text:p>
            <text:p>reviewing courts shall apply local law that most closely approximates</text:p>
            <text:p>an absolute waiver of all civil liability in connection with the</text:p>
            <text:p>Program, unless a warranty or assumption of liability accompanies a</text:p>
            <text:p>copy of the Program in return for a fee.</text:p>
            <text:p/>
            <text:p>                     END OF TERMS AND CONDITIONS</text:p>
            <text:p/>
            <text:p>            How to Apply These Terms to Your New Programs</text:p>
            <text:p/>
            <text:p>  If you develop a new program, and you want it to be of the greatest</text:p>
            <text:p>possible use to the public, the best way to achieve this is to make it</text:p>
            <text:p>free software which everyone can redistribute and change under these terms.</text:p>
            <text:p/>
            <text:p>  To do so, attach the following notices to the program.  It is safest</text:p>
            <text:p>to attach them to the start of each source file to most effectively</text:p>
            <text:p>state the exclusion of warranty; and each file should have at least</text:p>
            <text:p>the "copyright" line and a pointer to where the full notice is found.</text:p>
            <text:p/>
            <text:p>    &lt;one line to give the program's name and a brief idea of what it does.&gt;</text:p>
            <text:p>    Copyright (C) &lt;year&gt;  &lt;name of author&gt;</text:p>
            <text:p/>
            <text:p>    This program is free software: you can redistribute it and/or modify</text:p>
            <text:p>    it under the terms of the GNU General Public License as published by</text:p>
            <text:p>    the Free Software Foundation, either version 3 of the License, or</text:p>
            <text:p>    (at your option) any later version.</text:p>
            <text:p/>
            <text:p>    This program is distributed in the hope that it will be useful,</text:p>
            <text:p>    but WITHOUT ANY WARRANTY; without even the implied warranty of</text:p>
            <text:p>    MERCHANTABILITY or FITNESS FOR A PARTICULAR PURPOSE.  See the</text:p>
            <text:p>    GNU General Public License for more details.</text:p>
            <text:p/>
            <text:p>    You should have received a copy of the GNU General Public License</text:p>
            <text:p>    along with this program.  If not, see &lt;http://www.gnu.org/licenses/&gt;.</text:p>
            <text:p/>
            <text:p>Also add information on how to contact you by electronic and paper mail.</text:p>
            <text:p/>
            <text:p>  If the program does terminal interaction, make it output a short</text:p>
            <text:p>notice like this when it starts in an interactive mode:</text:p>
            <text:p/>
            <text:p>    &lt;program&gt;  Copyright (C) &lt;year&gt;  &lt;name of author&gt;</text:p>
            <text:p>    This program comes with ABSOLUTELY NO WARRANTY; for details type `show w'.</text:p>
            <text:p>    This is free software, and you are welcome to redistribute it</text:p>
            <text:p>    under certain conditions; type `show c' for details.</text:p>
            <text:p/>
            <text:p>The hypothetical commands `show w' and `show c' should show the appropriate</text:p>
            <text:p>parts of the General Public License.  Of course, your program's commands</text:p>
            <text:p>might be different; for a GUI interface, you would use an "about box".</text:p>
            <text:p/>
            <text:p>  You should also get your employer (if you work as a programmer) or school,</text:p>
            <text:p>if any, to sign a "copyright disclaimer" for the program, if necessary.</text:p>
            <text:p>For more information on this, and how to apply and follow the GNU GPL, see</text:p>
            <text:p>&lt;http://www.gnu.org/licenses/&gt;.</text:p>
            <text:p/>
            <text:p>  The GNU General Public License does not permit incorporating your program</text:p>
            <text:p>into proprietary programs.  If your program is a subroutine library, you</text:p>
            <text:p>may consider it more useful to permit linking proprietary applications with</text:p>
            <text:p>the library.  If this is what you want to do, use the GNU Lesser General</text:p>
            <text:p>Public License instead of this License.  But first, please read</text:p>
            <text:p>&lt;http://www.gnu.org/philosophy/why-not-lgpl.html&gt;.</text:p>
            <text:p/>
          </table:table-cell>
          <table:table-cell table:number-columns-repeated="6"/>
        </table:table-row>
        <table:table-row table:style-name="ro1">
          <table:table-cell office:value-type="string" calcext:value-type="string">
            <text:p>LibreOffice is produced by The Document Foundation.</text:p>
          </table:table-cell>
          <table:table-cell table:number-columns-repeated="6"/>
        </table:table-row>
        <table:table-row table:style-name="ro1">
          <table:table-cell table:number-columns-repeated="7"/>
        </table:table-row>
        <table:table-row table:style-name="ro1">
          <table:table-cell table:style-name="ce4" office:value-type="string" calcext:value-type="string" table:number-columns-spanned="7" table:number-rows-spanned="2">
            <text:p>For information concerning LibreOffice and it’s licensing, see Help&gt;Licence Information and Help&gt;About LibreOffice.</text:p>
          </table:table-cell>
          <table:covered-table-cell table:number-columns-repeated="6"/>
        </table:table-row>
        <table:table-row table:style-name="ro1">
          <table:covered-table-cell table:number-columns-repeated="7"/>
        </table:table-row>
      </table:table>
      <table:named-expressions/>
    </office:spreadshee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presentation="urn:oasis:names:tc:opendocument:xmlns:presentation: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Liberation Serif" svg:font-family="'Liberation Serif'" style:font-family-generic="roman" style:font-pitch="variable"/>
    <style:font-face style:name="Arial" svg:font-family="Arial" style:font-family-generic="swiss" style:font-pitch="variable"/>
    <style:font-face style:name="Liberation Sans" svg:font-family="'Liberation Sans'" style:font-family-generic="swiss" style:font-pitch="variable"/>
    <style:font-face style:name="Mangal" svg:font-family="Mangal" style:font-family-generic="system" style:font-pitch="variable"/>
    <style:font-face style:name="Microsoft YaHei" svg:font-family="'Microsoft YaHei'" style:font-family-generic="system" style:font-pitch="variable"/>
    <style:font-face style:name="Segoe UI" svg:font-family="'Segoe UI'" style:font-family-generic="system" style:font-pitch="variable"/>
    <style:font-face style:name="Tahoma" svg:font-family="Tahoma" style:font-family-generic="system" style:font-pitch="variable"/>
  </office:font-face-decls>
  <office:styles>
    <style:default-style style:family="table-cell">
      <style:paragraph-properties style:tab-stop-distance="12.46mm"/>
      <style:text-properties style:font-name="Liberation Sans" fo:language="en" fo:country="GB" style:font-name-asian="Segoe UI" style:language-asian="zh" style:country-asian="CN" style:font-name-complex="Tahoma" style:language-complex="hi" style:country-complex="IN"/>
    </style:default-style>
    <style:default-style style:family="graphic">
      <style:graphic-properties svg:stroke-color="#3465a4" draw:fill-color="#729fcf" fo:wrap-option="no-wrap" draw:shadow-offset-x="3mm" draw:shadow-offset-y="3mm"/>
      <style:paragraph-properties style:text-autospace="ideograph-alpha" style:punctuation-wrap="simple" style:line-break="strict" style:writing-mode="page" style:font-independent-line-spacing="false">
        <style:tab-stops/>
      </style:paragraph-properties>
      <style:text-properties style:use-window-font-color="true" style:font-name="Liberation Serif" fo:font-size="12pt" fo:language="en" fo:country="GB" style:letter-kerning="true" style:font-name-asian="Segoe UI" style:font-size-asian="12pt" style:language-asian="zh" style:country-asian="CN" style:font-name-complex="Tahoma" style:font-size-complex="12pt" style:language-complex="hi" style:country-complex="IN"/>
    </style:default-style>
    <number:number-style style:name="N0">
      <number:number number:min-integer-digits="1"/>
    </number:number-style>
    <number:currency-style style:name="N122P0" style:volatile="true">
      <number:currency-symbol number:language="en" number:country="GB">£</number:currency-symbol>
      <number:number number:decimal-places="2" loext:min-decimal-places="2" number:min-integer-digits="1" number:grouping="true"/>
    </number:currency-style>
    <number:currency-style style:name="N122">
      <style:text-properties fo:color="#ff0000"/>
      <number:text>-</number:text>
      <number:currency-symbol number:language="en" number:country="GB">£</number:currency-symbol>
      <number:number number:decimal-places="2" loext:min-decimal-places="2" number:min-integer-digits="1" number:grouping="true"/>
      <style:map style:condition="value()&gt;=0" style:apply-style-name="N122P0"/>
    </number:currency-style>
    <number:number-style style:name="N124">
      <number:number number:decimal-places="0" loext:min-decimal-places="0" number:min-integer-digits="0">
        <number:embedded-text number:position="2"> </number:embedded-text>
        <number:embedded-text number:position="1">:</number:embedded-text>
      </number:number>
    </number:number-style>
    <number:number-style style:name="N125">
      <number:fraction number:min-numerator-digits="1" loext:max-numerator-digits="1" number:min-denominator-digits="1" loext:max-denominator-value="9"/>
      <number:text>:</number:text>
    </number:number-style>
    <number:number-style style:name="N126">
      <number:fraction number:min-integer-digits="0" number:min-numerator-digits="3" loext:max-numerator-digits="3" number:min-denominator-digits="3" loext:max-denominator-value="999"/>
    </number:number-style>
    <number:number-style style:name="N127">
      <number:number number:decimal-places="4" loext:min-decimal-places="4" number:min-integer-digits="1"/>
    </number:number-style>
    <number:number-style style:name="N128">
      <number:number number:decimal-places="5" loext:min-decimal-places="5" number:min-integer-digits="1"/>
    </number:number-style>
    <number:number-style style:name="N129">
      <number:number number:decimal-places="3" loext:min-decimal-places="3" number:min-integer-digits="1"/>
    </number:number-style>
    <number:number-style style:name="N130">
      <number:number number:decimal-places="1" loext:min-decimal-places="1" number:min-integer-digits="1"/>
    </number:number-style>
    <number:number-style style:name="N132P0" style:volatile="true">
      <number:text>$</number:text>
      <number:number number:decimal-places="0" loext:min-decimal-places="0" number:min-integer-digits="1" number:grouping="true"/>
      <number:text> </number:text>
    </number:number-style>
    <number:number-style style:name="N132">
      <number:text>($</number:text>
      <number:number number:decimal-places="0" loext:min-decimal-places="0" number:min-integer-digits="1" number:grouping="true"/>
      <number:text>)</number:text>
      <style:map style:condition="value()&gt;=0" style:apply-style-name="N132P0"/>
    </number:number-style>
    <number:number-style style:name="N133P0" style:volatile="true">
      <number:text>$</number:text>
      <number:number number:decimal-places="0" loext:min-decimal-places="0" number:min-integer-digits="1" number:grouping="true"/>
      <number:text> </number:text>
    </number:number-style>
    <number:number-style style:name="N133">
      <style:text-properties fo:color="#ff0000"/>
      <number:text>($</number:text>
      <number:number number:decimal-places="0" loext:min-decimal-places="0" number:min-integer-digits="1" number:grouping="true"/>
      <number:text>)</number:text>
      <style:map style:condition="value()&gt;=0" style:apply-style-name="N133P0"/>
    </number:number-style>
    <number:number-style style:name="N135P0" style:volatile="true">
      <number:text>$</number:text>
      <number:number number:decimal-places="2" loext:min-decimal-places="2" number:min-integer-digits="1" number:grouping="true"/>
      <number:text> </number:text>
    </number:number-style>
    <number:number-style style:name="N135">
      <number:text>($</number:text>
      <number:number number:decimal-places="2" loext:min-decimal-places="2" number:min-integer-digits="1" number:grouping="true"/>
      <number:text>)</number:text>
      <style:map style:condition="value()&gt;=0" style:apply-style-name="N135P0"/>
    </number:number-style>
    <number:number-style style:name="N136P0" style:volatile="true">
      <number:text>$</number:text>
      <number:number number:decimal-places="2" loext:min-decimal-places="2" number:min-integer-digits="1" number:grouping="true"/>
      <number:text> </number:text>
    </number:number-style>
    <number:number-style style:name="N136">
      <style:text-properties fo:color="#ff0000"/>
      <number:text>($</number:text>
      <number:number number:decimal-places="2" loext:min-decimal-places="2" number:min-integer-digits="1" number:grouping="true"/>
      <number:text>)</number:text>
      <style:map style:condition="value()&gt;=0" style:apply-style-name="N136P0"/>
    </number:number-style>
    <number:number-style style:name="N140P0" style:volatile="true">
      <number:number number:decimal-places="0" loext:min-decimal-places="0" number:min-integer-digits="1" number:grouping="true"/>
      <number:text> </number:text>
    </number:number-style>
    <number:number-style style:name="N140P1" style:volatile="true">
      <number:text> (</number:text>
      <number:number number:decimal-places="0" loext:min-decimal-places="0" number:min-integer-digits="1" number:grouping="true"/>
      <number:text>)</number:text>
    </number:number-style>
    <number:number-style style:name="N140P2" style:volatile="true">
      <number:text> - </number:text>
    </number:number-style>
    <number:text-style style:name="N140">
      <number:text-content/>
      <number:text> </number:text>
      <style:map style:condition="value()&gt;0" style:apply-style-name="N140P0"/>
      <style:map style:condition="value()&lt;0" style:apply-style-name="N140P1"/>
      <style:map style:condition="value()=0" style:apply-style-name="N140P2"/>
    </number:text-style>
    <number:number-style style:name="N144P0" style:volatile="true">
      <number:text> $</number:text>
      <number:number number:decimal-places="0" loext:min-decimal-places="0" number:min-integer-digits="1" number:grouping="true"/>
      <number:text> </number:text>
    </number:number-style>
    <number:number-style style:name="N144P1" style:volatile="true">
      <number:text> $(</number:text>
      <number:number number:decimal-places="0" loext:min-decimal-places="0" number:min-integer-digits="1" number:grouping="true"/>
      <number:text>)</number:text>
    </number:number-style>
    <number:number-style style:name="N144P2" style:volatile="true">
      <number:text> $- </number:text>
    </number:number-style>
    <number:text-style style:name="N144">
      <number:text-content/>
      <number:text> </number:text>
      <style:map style:condition="value()&gt;0" style:apply-style-name="N144P0"/>
      <style:map style:condition="value()&lt;0" style:apply-style-name="N144P1"/>
      <style:map style:condition="value()=0" style:apply-style-name="N144P2"/>
    </number:text-style>
    <number:number-style style:name="N148P0" style:volatile="true">
      <number:number number:decimal-places="2" loext:min-decimal-places="2" number:min-integer-digits="1" number:grouping="true"/>
      <number:text> </number:text>
    </number:number-style>
    <number:number-style style:name="N148P1" style:volatile="true">
      <number:text> (</number:text>
      <number:number number:decimal-places="2" loext:min-decimal-places="2" number:min-integer-digits="1" number:grouping="true"/>
      <number:text>)</number:text>
    </number:number-style>
    <number:number-style style:name="N148P2" style:volatile="true">
      <number:text>-</number:text>
      <number:number number:decimal-places="0" loext:min-decimal-places="0" number:min-integer-digits="0"/>
      <number:text> </number:text>
    </number:number-style>
    <number:text-style style:name="N148">
      <number:text-content/>
      <number:text> </number:text>
      <style:map style:condition="value()&gt;0" style:apply-style-name="N148P0"/>
      <style:map style:condition="value()&lt;0" style:apply-style-name="N148P1"/>
      <style:map style:condition="value()=0" style:apply-style-name="N148P2"/>
    </number:text-style>
    <number:number-style style:name="N152P0" style:volatile="true">
      <number:text> $</number:text>
      <number:number number:decimal-places="2" loext:min-decimal-places="2" number:min-integer-digits="1" number:grouping="true"/>
      <number:text> </number:text>
    </number:number-style>
    <number:number-style style:name="N152P1" style:volatile="true">
      <number:text> $(</number:text>
      <number:number number:decimal-places="2" loext:min-decimal-places="2" number:min-integer-digits="1" number:grouping="true"/>
      <number:text>)</number:text>
    </number:number-style>
    <number:number-style style:name="N152P2" style:volatile="true">
      <number:text> $-</number:text>
      <number:number number:decimal-places="0" loext:min-decimal-places="0" number:min-integer-digits="0"/>
      <number:text> </number:text>
    </number:number-style>
    <number:text-style style:name="N152">
      <number:text-content/>
      <number:text> </number:text>
      <style:map style:condition="value()&gt;0" style:apply-style-name="N152P0"/>
      <style:map style:condition="value()&lt;0" style:apply-style-name="N152P1"/>
      <style:map style:condition="value()=0" style:apply-style-name="N152P2"/>
    </number:text-style>
    <number:time-style style:name="N153">
      <number:minutes number:style="long"/>
      <number:text>:</number:text>
      <number:seconds number:style="long"/>
    </number:time-style>
    <number:time-style style:name="N154" number:truncate-on-overflow="false">
      <number:hours/>
      <number:text>:</number:text>
      <number:minutes number:style="long"/>
      <number:text>:</number:text>
      <number:seconds number:style="long"/>
    </number:time-style>
    <number:time-style style:name="N155">
      <number:minutes number:style="long"/>
      <number:text>:</number:text>
      <number:seconds number:style="long" number:decimal-places="1"/>
    </number:time-style>
    <number:number-style style:name="N156">
      <number:scientific-number number:decimal-places="1" loext:min-decimal-places="1" number:min-integer-digits="3" number:min-exponent-digits="1" loext:exponent-interval="3" loext:forced-exponent-sign="true"/>
    </number:number-style>
    <number:number-style style:name="N157">
      <number:number number:decimal-places="6" loext:min-decimal-places="6" number:min-integer-digits="1"/>
    </number:number-style>
    <number:number-style style:name="N159P0" style:volatile="true">
      <number:number number:decimal-places="1" loext:min-decimal-places="1" number:min-integer-digits="1" number:grouping="true"/>
      <number:text> </number:text>
    </number:number-style>
    <number:number-style style:name="N159">
      <number:text>(</number:text>
      <number:number number:decimal-places="1" loext:min-decimal-places="1" number:min-integer-digits="1" number:grouping="true"/>
      <number:text>)</number:text>
      <style:map style:condition="value()&gt;=0" style:apply-style-name="N159P0"/>
    </number:number-style>
    <number:number-style style:name="N160">
      <number:number number:decimal-places="1" loext:min-decimal-places="1" number:min-integer-digits="1" number:grouping="true"/>
    </number:number-style>
    <number:number-style style:name="N162P0" style:volatile="true">
      <number:text>Yes</number:text>
    </number:number-style>
    <number:number-style style:name="N162P1" style:volatile="true">
      <number:text>Yes</number:text>
    </number:number-style>
    <number:number-style style:name="N162">
      <number:text>No</number:text>
      <style:map style:condition="value()&gt;0" style:apply-style-name="N162P0"/>
      <style:map style:condition="value()&lt;0" style:apply-style-name="N162P1"/>
    </number:number-style>
    <number:number-style style:name="N164P0" style:volatile="true">
      <number:text>True</number:text>
    </number:number-style>
    <number:number-style style:name="N164P1" style:volatile="true">
      <number:text>True</number:text>
    </number:number-style>
    <number:number-style style:name="N164">
      <number:text>False</number:text>
      <style:map style:condition="value()&gt;0" style:apply-style-name="N164P0"/>
      <style:map style:condition="value()&lt;0" style:apply-style-name="N164P1"/>
    </number:number-style>
    <number:number-style style:name="N166P0" style:volatile="true">
      <number:text>On</number:text>
    </number:number-style>
    <number:number-style style:name="N166P1" style:volatile="true">
      <number:text>On</number:text>
    </number:number-style>
    <number:number-style style:name="N166">
      <number:text>Off</number:text>
      <style:map style:condition="value()&gt;0" style:apply-style-name="N166P0"/>
      <style:map style:condition="value()&lt;0" style:apply-style-name="N166P1"/>
    </number:number-style>
    <number:number-style style:name="N169P0" style:volatile="true">
      <number:number number:decimal-places="0" loext:min-decimal-places="0" number:min-integer-digits="1" number:grouping="true"/>
      <number:text> </number:text>
    </number:number-style>
    <number:number-style style:name="N169">
      <number:text>(</number:text>
      <number:number number:decimal-places="0" loext:min-decimal-places="0" number:min-integer-digits="1" number:grouping="true"/>
      <number:text>)</number:text>
      <style:map style:condition="value()&gt;=0" style:apply-style-name="N169P0"/>
    </number:number-style>
    <number:number-style style:name="N170P0" style:volatile="true">
      <number:number number:decimal-places="2" loext:min-decimal-places="2" number:min-integer-digits="1" number:grouping="true"/>
      <number:text> </number:text>
    </number:number-style>
    <number:number-style style:name="N170">
      <number:text>(</number:text>
      <number:number number:decimal-places="2" loext:min-decimal-places="2" number:min-integer-digits="1" number:grouping="true"/>
      <number:text>)</number:text>
      <style:map style:condition="value()&gt;=0" style:apply-style-name="N170P0"/>
    </number:number-style>
    <number:date-style style:name="N173">
      <number:day-of-week number:calendar="jewish" number:style="long"/>
      <number:text> </number:text>
      <number:day number:calendar="jewish"/>
      <number:text> </number:text>
      <number:month number:calendar="jewish" number:style="long" number:textual="true"/>
      <number:text> </number:text>
      <number:year number:calendar="jewish" number:style="long"/>
    </number:date-style>
    <number:date-style style:name="N174">
      <number:day-of-week number:calendar="jewish" number:style="long"/>
      <number:text> </number:text>
      <number:month number:calendar="jewish" number:style="long" number:textual="true"/>
      <number:text> </number:text>
      <number:day number:calendar="jewish"/>
      <number:text> </number:text>
      <number:year number:calendar="jewish" number:style="long"/>
    </number:date-style>
    <number:date-style style:name="N10121" number:language="en" number:country="US">
      <number:month/>
      <number:text>/</number:text>
      <number:day/>
      <number:text>/</number:text>
      <number:year number:style="long"/>
    </number:date-style>
    <number:date-style style:name="N10122" number:language="en" number:country="US">
      <number:day/>
      <number:text>-</number:text>
      <number:month number:textual="true"/>
      <number:text>-</number:text>
      <number:year/>
    </number:date-style>
    <number:date-style style:name="N10123" number:language="en" number:country="US">
      <number:day/>
      <number:text>-</number:text>
      <number:month number:textual="true"/>
    </number:date-style>
    <number:date-style style:name="N10124" number:language="en" number:country="US">
      <number:month number:textual="true"/>
      <number:text>-</number:text>
      <number:year/>
    </number:date-style>
    <number:time-style style:name="N10125" number:language="en" number:country="US">
      <number:hours/>
      <number:text>:</number:text>
      <number:minutes number:style="long"/>
      <number:text> </number:text>
      <number:am-pm/>
    </number:time-style>
    <number:time-style style:name="N10126" number:language="en" number:country="US">
      <number:hours/>
      <number:text>:</number:text>
      <number:minutes number:style="long"/>
      <number:text>:</number:text>
      <number:seconds number:style="long"/>
      <number:text> </number:text>
      <number:am-pm/>
    </number:time-style>
    <number:time-style style:name="N10127" number:language="en" number:country="US">
      <number:hours/>
      <number:text>:</number:text>
      <number:minutes number:style="long"/>
    </number:time-style>
    <number:time-style style:name="N10128" number:language="en" number:country="US">
      <number:hours/>
      <number:text>:</number:text>
      <number:minutes number:style="long"/>
      <number:text>:</number:text>
      <number:seconds number:style="long"/>
    </number:time-style>
    <number:date-style style:name="N10129" number:language="en" number:country="US">
      <number:month/>
      <number:text>/</number:text>
      <number:day/>
      <number:text>/</number:text>
      <number:year number:style="long"/>
      <number:text> </number:text>
      <number:hours/>
      <number:text>:</number:text>
      <number:minutes number:style="long"/>
    </number:date-style>
    <number:number-style style:name="N10131P0" style:volatile="true" number:language="en" number:country="US">
      <number:number number:decimal-places="0" loext:min-decimal-places="0" number:min-integer-digits="1" number:grouping="true"/>
      <number:text> </number:text>
    </number:number-style>
    <number:number-style style:name="N10131" number:language="en" number:country="US">
      <number:text>(</number:text>
      <number:number number:decimal-places="0" loext:min-decimal-places="0" number:min-integer-digits="1" number:grouping="true"/>
      <number:text>)</number:text>
      <style:map style:condition="value()&gt;=0" style:apply-style-name="N10131P0"/>
    </number:number-style>
    <number:number-style style:name="N10132P0" style:volatile="true" number:language="en" number:country="US">
      <number:number number:decimal-places="0" loext:min-decimal-places="0" number:min-integer-digits="1" number:grouping="true"/>
      <number:text> </number:text>
    </number:number-style>
    <number:number-style style:name="N10132" number:language="en" number:country="US">
      <style:text-properties fo:color="#ff0000"/>
      <number:text>(</number:text>
      <number:number number:decimal-places="0" loext:min-decimal-places="0" number:min-integer-digits="1" number:grouping="true"/>
      <number:text>)</number:text>
      <style:map style:condition="value()&gt;=0" style:apply-style-name="N10132P0"/>
    </number:number-style>
    <number:number-style style:name="N10134P0" style:volatile="true" number:language="en" number:country="US">
      <number:number number:decimal-places="2" loext:min-decimal-places="2" number:min-integer-digits="1" number:grouping="true"/>
      <number:text> </number:text>
    </number:number-style>
    <number:number-style style:name="N10134" number:language="en" number:country="US">
      <number:text>(</number:text>
      <number:number number:decimal-places="2" loext:min-decimal-places="2" number:min-integer-digits="1" number:grouping="true"/>
      <number:text>)</number:text>
      <style:map style:condition="value()&gt;=0" style:apply-style-name="N10134P0"/>
    </number:number-style>
    <number:number-style style:name="N10135P0" style:volatile="true" number:language="en" number:country="US">
      <number:number number:decimal-places="2" loext:min-decimal-places="2" number:min-integer-digits="1" number:grouping="true"/>
      <number:text> </number:text>
    </number:number-style>
    <number:number-style style:name="N10135" number:language="en" number:country="US">
      <style:text-properties fo:color="#ff0000"/>
      <number:text>(</number:text>
      <number:number number:decimal-places="2" loext:min-decimal-places="2" number:min-integer-digits="1" number:grouping="true"/>
      <number:text>)</number:text>
      <style:map style:condition="value()&gt;=0" style:apply-style-name="N10135P0"/>
    </number:number-style>
    <number:currency-style style:name="N10137P0" style:volatile="true" number:language="en" number:country="US">
      <number:currency-symbol/>
      <number:number number:decimal-places="0" loext:min-decimal-places="0" number:min-integer-digits="1" number:grouping="true"/>
      <number:text> </number:text>
    </number:currency-style>
    <number:currency-style style:name="N10137" number:language="en" number:country="US">
      <number:text>(</number:text>
      <number:currency-symbol/>
      <number:number number:decimal-places="0" loext:min-decimal-places="0" number:min-integer-digits="1" number:grouping="true"/>
      <number:text>)</number:text>
      <style:map style:condition="value()&gt;=0" style:apply-style-name="N10137P0"/>
    </number:currency-style>
    <number:currency-style style:name="N10138P0" style:volatile="true" number:language="en" number:country="US">
      <number:currency-symbol/>
      <number:number number:decimal-places="0" loext:min-decimal-places="0" number:min-integer-digits="1" number:grouping="true"/>
      <number:text> </number:text>
    </number:currency-style>
    <number:currency-style style:name="N10138" number:language="en" number:country="US">
      <style:text-properties fo:color="#ff0000"/>
      <number:text>(</number:text>
      <number:currency-symbol/>
      <number:number number:decimal-places="0" loext:min-decimal-places="0" number:min-integer-digits="1" number:grouping="true"/>
      <number:text>)</number:text>
      <style:map style:condition="value()&gt;=0" style:apply-style-name="N10138P0"/>
    </number:currency-style>
    <number:currency-style style:name="N10140P0" style:volatile="true" number:language="en" number:country="US">
      <number:currency-symbol/>
      <number:number number:decimal-places="2" loext:min-decimal-places="2" number:min-integer-digits="1" number:grouping="true"/>
      <number:text> </number:text>
    </number:currency-style>
    <number:currency-style style:name="N10140" number:language="en" number:country="US">
      <number:text>(</number:text>
      <number:currency-symbol/>
      <number:number number:decimal-places="2" loext:min-decimal-places="2" number:min-integer-digits="1" number:grouping="true"/>
      <number:text>)</number:text>
      <style:map style:condition="value()&gt;=0" style:apply-style-name="N10140P0"/>
    </number:currency-style>
    <number:currency-style style:name="N10141P0" style:volatile="true" number:language="en" number:country="US">
      <number:currency-symbol/>
      <number:number number:decimal-places="2" loext:min-decimal-places="2" number:min-integer-digits="1" number:grouping="true"/>
      <number:text> </number:text>
    </number:currency-style>
    <number:currency-style style:name="N10141" number:language="en" number:country="US">
      <style:text-properties fo:color="#ff0000"/>
      <number:text>(</number:text>
      <number:currency-symbol/>
      <number:number number:decimal-places="2" loext:min-decimal-places="2" number:min-integer-digits="1" number:grouping="true"/>
      <number:text>)</number:text>
      <style:map style:condition="value()&gt;=0" style:apply-style-name="N10141P0"/>
    </number:currency-style>
    <style:style style:name="Default" style:family="table-cell">
      <style:text-properties style:font-name-asian="Microsoft YaHei" style:font-family-asian="'Microsoft YaHei'" style:font-family-generic-asian="system" style:font-pitch-asian="variable" style:font-name-complex="Mangal" style:font-family-complex="Mangal" style:font-family-generic-complex="system" style:font-pitch-complex="variable"/>
    </style:style>
    <style:style style:name="Result" style:family="table-cell" style:parent-style-name="Default">
      <style:text-properties fo:font-style="italic" style:text-underline-style="solid" style:text-underline-width="auto" style:text-underline-color="font-color" fo:font-weight="bold"/>
    </style:style>
    <style:style style:name="Result2" style:family="table-cell" style:parent-style-name="Result" style:data-style-name="N122"/>
    <style:style style:name="Heading" style:family="table-cell" style:parent-style-name="Default">
      <style:table-cell-properties style:text-align-source="fix" style:repeat-content="false"/>
      <style:paragraph-properties fo:text-align="center"/>
      <style:text-properties fo:font-size="16pt" fo:font-style="italic" fo:font-weight="bold"/>
    </style:style>
    <style:style style:name="Heading1" style:family="table-cell" style:parent-style-name="Heading">
      <style:table-cell-properties style:rotation-angle="90"/>
    </style:style>
    <draw:marker draw:name="Arrowheads_20_1" draw:display-name="Arrowheads 1" svg:viewBox="0 0 20 30" svg:d="M10 0l-10 30h20z"/>
  </office:styles>
  <office:automatic-styles>
    <style:page-layout style:name="Mpm1">
      <style:page-layout-properties style:writing-mode="lr-tb"/>
      <style:header-style>
        <style:header-footer-properties fo:min-height="7.5mm" fo:margin-left="0mm" fo:margin-right="0mm" fo:margin-bottom="2.5mm"/>
      </style:header-style>
      <style:footer-style>
        <style:header-footer-properties fo:min-height="7.5mm" fo:margin-left="0mm" fo:margin-right="0mm" fo:margin-top="2.5mm"/>
      </style:footer-style>
    </style:page-layout>
    <style:page-layout style:name="Mpm2">
      <style:page-layout-properties style:writing-mode="lr-tb"/>
      <style:header-style>
        <style:header-footer-properties fo:min-height="7.5mm" fo:margin-left="0mm" fo:margin-right="0mm" fo:margin-bottom="2.5mm" fo:border="2.49pt solid #000000" fo:padding="0.18mm" fo:background-color="#c0c0c0">
          <style:background-image/>
        </style:header-footer-properties>
      </style:header-style>
      <style:footer-style>
        <style:header-footer-properties fo:min-height="7.5mm" fo:margin-left="0mm" fo:margin-right="0mm" fo:margin-top="2.5mm" fo:border="2.49pt solid #000000" fo:padding="0.18mm" fo:background-color="#c0c0c0">
          <style:background-image/>
        </style:header-footer-properties>
      </style:footer-style>
    </style:page-layout>
  </office:automatic-styles>
  <office:master-styles>
    <style:master-page style:name="Default" style:page-layout-name="Mpm1">
      <style:header>
        <text:p><text:sheet-name>???</text:sheet-name></text:p>
      </style:header>
      <style:header-left style:display="false"/>
      <style:footer>
        <text:p>Page <text:page-number>1</text:page-number></text:p>
      </style:footer>
      <style:footer-left style:display="false"/>
    </style:master-page>
    <style:master-page style:name="Report" style:page-layout-name="Mpm2">
      <style:header>
        <style:region-left>
          <text:p><text:sheet-name>???</text:sheet-name><text:s/>(<text:title>???</text:title>)</text:p>
        </style:region-left>
        <style:region-right>
          <text:p><text:date style:data-style-name="N2" text:date-value="2018-03-13">00/00/0000</text:date>, <text:time style:data-style-name="N2" text:time-value="15:19:27.531000000">00:00:00</text:time></text:p>
        </style:region-right>
      </style:header>
      <style:header-left style:display="false"/>
      <style:footer>
        <text:p>Page <text:page-number>1</text:page-number><text:s/>/ <text:page-count>99</text:page-count></text:p>
      </style:footer>
      <style:footer-left style:display="false"/>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Wolf VanZandt</meta:initial-creator>
    <meta:creation-date>2016-10-02T13:10:07.240000000</meta:creation-date>
    <meta:generator>LibreOffice/5.4.0.3$Windows_x86 LibreOffice_project/7556cbc6811c9d992f4064ab9287069087d7f62c</meta:generator>
    <dc:date>2018-03-13T18:40:26.807000000</dc:date>
    <dc:creator>Wolf VanZandt</dc:creator>
    <meta:editing-duration>P20DT3H29M34S</meta:editing-duration>
    <meta:editing-cycles>81</meta:editing-cycles>
    <meta:document-statistic meta:table-count="10" meta:cell-count="369" meta:object-count="47"/>
  </office:meta>
</office:document-meta>
</file>

<file path=Basic/Standard/CountTime.xml><?xml version="1.0" encoding="utf-8"?>
<!DOCTYPE module  PUBLIC '-//OpenOffice.org//DTD OfficeDocument 1.0//EN'  'module.dtd'>
<script:module xmlns:script="http://openoffice.org/2000/script" script:name="CountTime" script:language="StarBasic">REM  *****  BASIC  *****
OPTION BASE 1
Sub COUNT1
DIM aDoc as object, oView as object, Sheet1 as object
DIM oCell as object
aDoc = ThisComponent
oView=ThisComponent.getCurrentController()
Sheet1=oView.getActiveSheet()
oCell=Sheet1.getCellByPosition(0,46)
IF MFLG=0 THEN
	CT(1,1)=CT(1,1)+1
	oCell.Value=CT(1,1)
END IF

IF MFLG=1 THEN
	oCell=Sheet1.getCellByPosition(8,2+P(1,1))
	CT(1,1)=CT(1,1)+1
	oCell.Value=CT(1,1)	
	IF NOW()&gt;ST(1,1) THEN
		ST(1,1)=ST(1,1)+FRQ
		P(1,1)=P(1,1)+1
		CT(1,1)=0
	END IF

END IF 

IF MFLG=2 THEN
	oCell=Sheet1.getCellByPosition(8,2+P(1,1))
	CT(1,1)=CT(1,1)+1
	IF CT(1,1)&gt;=NINT THEN
		P(1,1)=P(1,1)+1
		oCell.Value=(NOW()-ST(1,1))*60*60*24
		CT(1,1)=0
	END IF
END IF					
End Sub

Sub COUNT2
DIM aDoc as object, oView as object, Sheet1 as object
DIM oCell as object
aDoc = ThisComponent
oView=ThisComponent.getCurrentController()
Sheet1=oView.getActiveSheet()
oCell=Sheet1.getCellByPosition(2,46)
IF MFLG=0 THEN
	CT(1,2)=CT(1,2)+1
	oCell.Value=CT(1,2)
END IF

IF MFLG=1 THEN
	oCell=Sheet1.getCellByPosition(9,2+P(1,2))
	CT(1,2)=CT(1,2)+1
	oCell.Value=CT(1,2)	
	IF NOW()&gt;ST(1,1) THEN
		ST(1,1)=ST(1,1)+FRQ
		P(1,2)=P(1,2)+1
		CT(1,2)=0
	END IF

END IF
IF MFLG=2 THEN
	oCell=Sheet1.getCellByPosition(9,2+P(1,2))
	CT(1,2)=CT(1,2)+1
	IF CT(1,2)&gt;=NINT THEN
		P(1,2)=P(1,2)+1
		oCell.Value=(NOW()-ST(1,2))*60*60*24
		CT(1,2)=0
	END IF
END IF
End Sub

Sub COUNT3
DIM aDoc as object, oView as object, Sheet1 as object
DIM oCell as object
aDoc = ThisComponent
oView=ThisComponent.getCurrentController()
Sheet1=oView.getActiveSheet()
oCell=Sheet1.getCellByPosition(4,46)
IF MFLG=0 THEN
	CT(1,3)=CT(1,3)+1
	oCell.Value=CT(1,3)
END IF

IF MFLG=1 THEN
	oCell=Sheet1.getCellByPosition(10,2+P(1,3))
	CT(1,3)=CT(1,3)+1
	oCell.Value=CT(1,3)	
	IF NOW()&gt;ST(1,1) THEN
		ST(1,1)=ST(1,1)+FRQ
		P(1,3)=P(1,3)+1
		CT(1,3)=0
	END IF

END IF
IF MFLG=2 THEN
	oCell=Sheet1.getCellByPosition(10,2+P(1,3))
	CT(1,3)=CT(1,3)+1
	IF CT(1,3)&gt;=NINT THEN
		P(1,3)=P(1,3)+1
		oCell.Value=(NOW()-ST(1,3))*60*60*24
		CT(1,3)=0
	END IF
END IF
End Sub

Sub COUNT4
DIM aDoc as object, oView as object, Sheet1 as object
DIM oCell as object
aDoc = ThisComponent
oView=ThisComponent.getCurrentController()
Sheet1=oView.getActiveSheet()
oCell=Sheet1.getCellByPosition(6,46)
IF MFLG=0 THEN
	CT(1,4)=CT(1,4)+1
	oCell.Value=CT(1,4)
END IF

IF MFLG=1 THEN
	oCell=Sheet1.getCellByPosition(11,2+P(1,4))
	CT(1,4)=CT(1,4)+1
	oCell.Value=CT(1,4)	
	IF NOW()&gt;ST(1,1) THEN
		ST(1,1)=ST(1,1)+FRQ
		P(1,4)=P(1,4)+1
		CT(1,4)=0
	END IF

END IF	
IF MFLG=2 THEN
	oCell=Sheet1.getCellByPosition(11,2+P(1,4))
	CT(1,4)=CT(1,4)+1
	IF CT(1,4)&gt;=NINT THEN
		P(1,4)=P(1,4)+1
		oCell.Value=(NOW()-ST(1,4))*60*60*24
		CT(1,4)=0
	END IF
END IF
End Sub

SUB CLEAR1
	CT(1,1)=0
END SUB
SUB CLEAR2
	CT(1,2)=0
END SUB
SUB CLEAR3
	CT(1,3)=0
END SUB
SUB CLEAR4
	CT(1,4)=0
END SUB

SUB CLEARALL
DIM aDoc as object, oView as object, Sheet1 as object
DIM oCell as object
aDoc = ThisComponent
oView=ThisComponent.getCurrentController()
Sheet1=oView.getActiveSheet()

	FOR I=1 TO 4
		CT(1,I)=0
	NEXT I
oCell=Sheet1.getCellByPosition(0,46)
oCell.Value=0
oCell=Sheet1.getCellByPosition(2,46)
oCell.Value=0
oCell=Sheet1.getCellByPosition(4,46)
oCell.Value=0
oCell=Sheet1.getCellByPosition(6,46)
oCell.Value=0
END SUB

SUB CLEARALLT
	FOR I=1 TO 4
		ST(1,I)=0
		P(1,I)=0
	NEXT I
END SUB

SUB STARTTIME
DIM aDoc as object, oView as object, Sheet1 as object
DIM oCell as object
aDoc = ThisComponent
oView=ThisComponent.getCurrentController()
Sheet1=oView.getActiveSheet()
oCell=Sheet1.getCellByPosition(1,23)
oCell.Value=0
FOR I=1 TO 4
	ST(1,I)=NOW()
	P(1,I)=0
NEXT I
END SUB

SUB REFTIME
DIM aDoc as object, oView as object, Sheet1 as object
DIM oCell as object
aDoc = ThisComponent
oView=ThisComponent.getCurrentController()
Sheet1=oView.getActiveSheet()
oCell=Sheet1.getCellByPosition(1,23)
oCell.Value=(Now()-ST(1,1))*60*60*24
END SUB

SUB MARK1
DIM aDoc as object, oView as object, Sheet1 as object
DIM oCell as object
aDoc = ThisComponent
oView=ThisComponent.getCurrentController()
Sheet1=oView.getActiveSheet()
oCell=Sheet1.getCellByPosition(8,P(1,1)+2)
oCell.Value=(Now()-ST(1,1))*60*60*24
P(1,1)=P(1,1)+1
END SUB

SUB MARK2
DIM aDoc as object, oView as object, Sheet1 as object
DIM oCell as object
aDoc = ThisComponent
oView=ThisComponent.getCurrentController()
Sheet1=oView.getActiveSheet()
oCell=Sheet1.getCellByPosition(9,P(1,2)+2)
oCell.Value=(Now()-ST(1,2))*60*60*24
P(1,2)=P(1,2)+1
END SUB

SUB MARK3
DIM aDoc as object, oView as object, Sheet1 as object
DIM oCell as object
aDoc = ThisComponent
oView=ThisComponent.getCurrentController()
Sheet1=oView.getActiveSheet()
oCell=Sheet1.getCellByPosition(10,P(1,3)+2)
oCell.Value=(Now()-ST(1,3))*60*60*24
P(1,3)=P(1,3)+1
END SUB

SUB MARK4
DIM aDoc as object, oView as object, Sheet1 as object
DIM oCell as object
aDoc = ThisComponent
oView=ThisComponent.getCurrentController()
Sheet1=oView.getActiveSheet()
oCell=Sheet1.getCellByPosition(11,P(1,4)+2)
oCell.Value=(Now()-ST(1,4))*60*60*24
P(1,4)=P(1,4)+1
END SUB

SUB RESTART1
ST(1,1)=NOW()
END SUB

SUB RESTART2
ST(1,2)=NOW()
END SUB

SUB RESTART3
ST(1,3)=NOW()
END SUB

SUB RESTART4
ST(1,4)=NOW()
END SUB

SUB CLEART1
DIM aDoc as object, oView as object, Sheet1 as object
DIM oCell as object
aDoc = ThisComponent
oView=ThisComponent.getCurrentController()
Sheet1=oView.getActiveSheet()
FOR I=2 TO P(1,1)+2
	oCell=Sheet1.getCellByPosition(8,I)
	oCell.String=""
NEXT I
END SUB 

SUB CLEART2
DIM aDoc as object, oView as object, Sheet1 as object
DIM oCell as object
aDoc = ThisComponent
oView=ThisComponent.getCurrentController()
Sheet1=oView.getActiveSheet()
FOR I=2 TO P(1,2)+2
	oCell=Sheet1.getCellByPosition(9,I)
	oCell.String=""
NEXT I
END SUB

SUB CLEART3
DIM aDoc as object, oView as object, Sheet1 as object
DIM oCell as object
aDoc = ThisComponent
oView=ThisComponent.getCurrentController()
Sheet1=oView.getActiveSheet()
FOR I=2 TO P(1,3)+2
	oCell=Sheet1.getCellByPosition(10,I)
	oCell.String=""
NEXT I
END SUB

SUB CLEART4
DIM aDoc as object, oView as object, Sheet1 as object
DIM oCell as object
aDoc = ThisComponent
oView=ThisComponent.getCurrentController()
Sheet1=oView.getActiveSheet()
FOR I=2 TO P(1,4)+2
	oCell=Sheet1.getCellByPosition(11,I)
	oCell.String=""
NEXT I
END SUB

SUB COUNTLARM
DIM aDoc as object, oView as object, Sheet1 as object
DIM oCell as object,H AS INTEGER, M AS INTEGER, S AS INTEGER
DIM UpTime AS DOUBLE
aDoc = ThisComponent
oView=ThisComponent.getCurrentController()
Sheet1=oView.getActiveSheet()
oCell=Sheet1.getCellByPosition(1,56)
H=oCell.Value
oCell=Sheet1.getCellByPosition(3,56)
M=oCell.Value
oCell=Sheet1.getCellByPosition(5,56)
S=oCell.Value
UpTime=NOW()+TimeSerial(H,M,S)
oCell=Sheet1.getCellByPosition(3,63)
DO UNTIL UpTime-NOW()&lt;0
	oCell.Value=UpTime-NOW()
LOOP

Shell("C:\Program Files (x86)\Windows Media Player\wmplayer.exe",2,"C:\Users\Wolf\Music\VanZandt\StringOrchPiece.mid")
END SUB
	
SUB FREQSET

DIM aDoc as object, oView as object, Sheet1 as object
DIM oCell as object,H AS INTEGER, M AS INTEGER, S AS INTEGER
DIM UpTime AS DOUBLE
aDoc = ThisComponent
oView=ThisComponent.getCurrentController()
Sheet1=oView.getActiveSheet()
oCell=Sheet1.getCellByPosition(1,74)
H=oCell.Value
oCell=Sheet1.getCellByPosition(3,74)
M=oCell.Value
oCell=Sheet1.getCellByPosition(5,74)
S=oCell.Value
FRQ=TimeSerial(H,M,S)
MFLG=1
P(1,1)=0
oCell=Sheet1.getCellByPosition(3,79)
NINT=oCell.Value
ST(1,1)=NOW()
END SUB

SUB STOPFREQ
MFLG=0
FOR I=1 TO 4
	CT(1,I)=0
NEXT I
END SUB

SUB TPCSET

DIM aDoc as object, oView as object, Sheet1 as object
DIM oCell as object,H AS INTEGER, M AS INTEGER, S AS INTEGER
DIM UpTime AS DOUBLE
aDoc = ThisComponent
oView=ThisComponent.getCurrentController()
Sheet1=oView.getActiveSheet()
oCell=Sheet1.getCellByPosition(3,86)
NCNT=oCell.Value

MFLG=2
P(1,1)=0
oCell=Sheet1.getCellByPosition(3,87)
NINT=oCell.Value
FOR I=1 TO 4
	ST(1,I)=NOW()
	Q(1,1)=0
NEXT I
END SUB

SUB STARTTIMER

DIM aDoc as object, oView as object, Sheet1 as object
DIM oCell as object
MFLG=0
aDoc = ThisComponent
oView=ThisComponent.getCurrentController()
Sheet1=oView.getActiveSheet()
oCell=Sheet1.getCellByPosition(5,23)
ST(1,1)=NOW()
DO UNTIL MFLG=1
	oCell.Value=(NOW()-ST(1,1))*24*60*60
	FOR I=1 TO 1000
	NEXT I
LOOP
END SUB

SUB STOPTIMER
MFLG=1
END SUB

SUB ZEROTIMER
DIM aDoc as object, oView as object, Sheet1 as object
DIM oCell as object
aDoc = ThisComponent
oView=ThisComponent.getCurrentController()
Sheet1=oView.getActiveSheet()
oCell=Sheet1.getCellByPosition(5,23)
oCell.Value=0
ST(1,1)=NOW()
END SUB
	

</script:module>
</file>

<file path=Basic/Standard/Psychology.xml><?xml version="1.0" encoding="utf-8"?>
<!DOCTYPE module  PUBLIC '-//OpenOffice.org//DTD OfficeDocument 1.0//EN'  'module.dtd'>
<script:module xmlns:script="http://openoffice.org/2000/script" script:name="Psychology" script:language="StarBasic" script:moduleType="normal">REM  *****  BASIC  *****

SUB RANDPT
RNDM(1)=1
END SUB

SUB RANDPS
RNDM(2)=1
END SUB

SUB RANDOC
RNDM(3)=1
END SUB

SUB RANDMZ
'Randomizes the presentation list on the Psychology sheet.

'initialize
DIM T AS LONG, M AS LONG, N AS LONG, M1 AS LONG, N1 AS LONG
DIM M2 AS LONG, N2 AS LONG, I AS LONG, J AS LONG, K AS LONG
DIM L AS LONG, sh AS INTEGER, oDoc AS OBJECT, oSheet AS OBJECT
DIM oCell AS OBJECT, addr AS OBJECT, aCell AS OBJECT
DIM A AS DOUBLE, B AS DOUBLE, bCell AS OBJECT, cCell AS OBJECT
DIM CellRangeAddress AS New com.sun.star.table.CellRangeAddress
DIM CellAddress AS New com.sun.star.table.CellAddress



oDoc=ThisComponent
oSheet=oDoc.Sheets.getByName("Psychology")
addr=oSheet.getRangeAddress
sh=addr.Sheet

'Count the rows in the list
N=1
oCell=oSheet.getCellByPosition(10,1)
T=0
DO UNTIL oCell.Type=com.sun.star.table.CellContentType.EMPTY
	N=N+1
	oCell=oSheet.getCellByPosition(10,N)
	T=T+1
LOOP

'Generate order numbers
FOR I=1 TO T
	oCell=oSheet.getCellByPosition(11,I)
	oCell.Value=RND()
NEXT I
'Use insert routine to sort two columns according to order numbers


FOR J=2 TO T
	CellRangeAddress.Sheet=sh
	CellRangeAddress.StartColumn=11
	CellRangeAddress.StartRow=J
	CellRangeAddress.EndColumn=11
	CellRangeAddress.EndRow=J
	CellAddress.Sheet=sh
	CellAddress.Column=13
	CellAddress.Row=1	
	oSheet.copyRange(CellAddress,CellRangeAddress)
	CellRangeAddress.Sheet=sh
	CellRangeAddress.StartColumn=10
	CellRangeAddress.StartRow=J
	CellRangeAddress.EndColumn=10
	CellRangeAddress.EndRow=J
	CellAddress.Sheet=sh
	CellAddress.Column=12
	CellAddress.Row=1	
	oSheet.copyRange(CellAddress,CellRangeAddress)	
	oCell=oSheet.getCellByPosition(11,J)
	a=oCell.Value
	FOR I=J-1 TO 1 STEP -1
		oCell=oSheet.getCellByPosition(11,I)
		IF oCell.Value&lt;=a THEN GOTO RDM10
	CellRangeAddress.Sheet=sh
	CellRangeAddress.StartColumn=10
	CellRangeAddress.StartRow=I
	CellRangeAddress.EndColumn=10
	CellRangeAddress.EndRow=I
	CellAddress.Sheet=sh
	CellAddress.Column=10
	CellAddress.Row=I+1	
	oSheet.copyRange(CellAddress,CellRangeAddress)
	CellRangeAddress.Sheet=sh
	CellRangeAddress.StartColumn=11
	CellRangeAddress.StartRow=I
	CellRangeAddress.EndColumn=11
	CellRangeAddress.EndRow=I
	CellAddress.Sheet=sh
	CellAddress.Column=11
	CellAddress.Row=I+1	
	oSheet.copyRange(CellAddress,CellRangeAddress)		

	NEXT I
	I=0
RDM10:	
	CellRangeAddress.Sheet=sh
	CellRangeAddress.StartColumn=12
	CellRangeAddress.StartRow=1
	CellRangeAddress.EndColumn=12
	CellRangeAddress.EndRow=1
	CellAddress.Sheet=sh
	CellAddress.Column=10
	CellAddress.Row=I+1	
	oSheet.copyRange(CellAddress,CellRangeAddress)
	CellRangeAddress.Sheet=sh
	CellRangeAddress.StartColumn=13
	CellRangeAddress.StartRow=1
	CellRangeAddress.EndColumn=13
	CellRangeAddress.EndRow=1
	CellAddress.Sheet=sh
	CellAddress.Column=11
	CellAddress.Row=I+1	
	oSheet.copyRange(CellAddress,CellRangeAddress)




NEXT J

END SUB

SUB KyMan()
'Displays each item in the word list and advances to the next
'item.
DIM M AS LONG, N AS LONG
DIM sh AS INTEGER, oDoc AS OBJECT, oSheet AS OBJECT
DIM oCell AS OBJECT, addr AS OBJECT
DIM CellRangeAddress AS New com.sun.star.table.CellRangeAddress
DIM CellAddress AS New com.sun.star.table.CellAddress
DIM oCells AS OBJECT



oDoc=ThisComponent
oSheet=oDoc.Sheets.getByName("Psychology")
addr=oSheet.getRangeAddress
sh=addr.Sheet

M=10
N=1

'If next cell is empty, reset pointer to 0
oCell=oSheet.getCellByPosition(M,N+PNTR)
IF oCell.Type=com.sun.star.table.CellContentType.EMPTY THEN
	PNTR=0
END IF
	
'Transfer cell to kymograph
	CellRangeAddress.Sheet=sh
	CellRangeAddress.StartColumn=M
	CellRangeAddress.StartRow=N+PNTR
	CellRangeAddress.EndColumn=M
	CellRangeAddress.EndRow=N+PNTR
	CellAddress.Sheet=sh
	CellAddress.Column=1
	CellAddress.Row=6	
	oSheet.copyRange(CellAddress,CellRangeAddress)
'Format merged range
oCells=oSheet.getCellrangeByname("B7:F8")
oCells.merge(True)
oCells.ParaAdjust=com.sun.star.style.ParagraphAdjust.CENTER
'Advance pointer

PNTR=PNTR+1

END SUB

SUB STOPKY()
NFLG=1
END SUB

SUB AUTOKY()
'Performs the same procedure as Kyman automatically according to
'the specifications set for the kymograph.


DIM M AS LONG, N AS LONG, CCL AS INTEGER, I AS INTEGER, J AS INTEGER
DIM PRT AS DOUBLE, PAT AS DOUBLE
DIM sh AS INTEGER, oDoc AS OBJECT, oSheet AS OBJECT
DIM oCell AS OBJECT, addr AS OBJECT, aCell AS OBJECT
DIM CellRangeAddress AS New com.sun.star.table.CellRangeAddress
DIM CellAddress AS New com.sun.star.table.CellAddress
DIM oCells AS OBJECT, aCells AS OBJECT

'Initialize the procedure

oDoc=ThisComponent
oSheet=oDoc.Sheets.getByName("Psychology")
addr=oSheet.getRangeAddress
sh=addr.Sheet
oCell=oSheet.getCellByPosition(4,27)
CCL=INT(oCell.Value)
oCell=oSheet.getCellByPosition(4,22)
PRT=INT(oCell.Value)
oCell=oSheet.getCellByPosition(6,22)
PAT=INT(oCell.Value)
PNTR=0

'Set the starting position of the word list at column 10 and
'row 1.
M=10
N=1
'Cycle the number of times specified
FOR I=1 TO CCL
	'Randomize on cycle if requested
	IF RNDM(3)=1 THEN RANDMZ
	'Loop until last cell is reached
	DO 
	
		'If next cell is empty, reset pointer to 0
		oCell=oSheet.getCellByPosition(M,N+PNTR)
		IF oCell.Type=com.sun.star.table.CellContentType.EMPTY THEN
			PNTR=0
		END IF

		'Transfer cell to kymograph
		CellRangeAddress.Sheet=sh
		CellRangeAddress.StartColumn=M
		CellRangeAddress.StartRow=N+PNTR
		CellRangeAddress.EndColumn=M
		CellRangeAddress.EndRow=N+PNTR
		CellAddress.Sheet=sh
		CellAddress.Column=1
		CellAddress.Row=6	
		oSheet.copyRange(CellAddress,CellRangeAddress)
		'Format merged range
		oCells=oSheet.getCellrangeByname("B7:F8")
		oCells.merge(True)
		oCells.ParaAdjust=com.sun.star.style.ParagraphAdjust.CENTER
		'Insert time interval
		IF RNDM(1)=1 THEN PRT=PRT*RND()
		ST(1,1)=NOW()+TimeSerial(0,0,PRT)
		DO UNTIL NOW()&gt;=ST(1,1)
		LOOP
		'Blank the presentation window
		aCell=oSheet.getCellByPosition(1,6)
		aCell.String=""
		aCells=oSheet.getCellrangeByname("B7:F8")
		aCells.merge(True)
		aCells.ParaAdjust=com.sun.star.style.ParagraphAdjust.CENTER
		'Insert pause interval
		IF RNDM(2)=1 THEN PAT=PAT*RND()
		ST(1,1)=NOW()+TimeSerial(0,0,PAT)
		DO UNTIL NOW()&gt;=ST(1,1)
		LOOP				
		'Advance pointer
	
		PNTR=PNTR+1
		IF NFLG=1 THEN GOTO AK10
	LOOP UNTIL oCell.Type=com.sun.star.table.CellContentType.EMPTY
	PNTR=0
NEXT I	

AK10: NFLG=0
PNTR=0
FOR I=1 TO 3
	RNDM(I)=0
NEXT I
END SUB
</script:module>
</file>

<file path=Basic/Standard/Random.xml><?xml version="1.0" encoding="utf-8"?>
<!DOCTYPE module  PUBLIC '-//OpenOffice.org//DTD OfficeDocument 1.0//EN'  'module.dtd'>
<script:module xmlns:script="http://openoffice.org/2000/script" script:name="Random" script:language="StarBasic">REM  *****  BASIC  *****
OPTION BASE 1
SUB RIZER
DIM aDoc as object, oView as object, Sheet1 as object
DIM oCell as object, N AS INTEGER
aDoc = ThisComponent
oView=ThisComponent.getCurrentController()
Sheet1=oView.getActiveSheet()
oCell=Sheet1.getCellByPosition(2,7)
N=oCell.Value
FOR I=1 TO N
	oCell=Sheet1.getCellByPosition(I,9)
	oCell.Value=rnd()
NEXT I
END SUB

SUB CFLIPPER
DIM aDoc as object, oView as object, Sheet1 as object
DIM oCell as object, N AS INTEGER
aDoc = ThisComponent
oView=ThisComponent.getCurrentController()
Sheet1=oView.getActiveSheet()
oCell=Sheet1.getCellByPosition(2,13)
N=oCell.Value
FOR I=1 TO N
	oCell=Sheet1.getCellByPosition(I,15)
	oCell.Value=INT(rnd()*2)
	IF oCell.Value=2 then oCell.Value=1
NEXT I
END SUB

SUB DICE3
DIM aDoc as object, oView as object, Sheet1 as object
DIM oCell as object, N AS INTEGER
aDoc = ThisComponent
oView=ThisComponent.getCurrentController()
Sheet1=oView.getActiveSheet()
oCell=Sheet1.getCellByPosition(2,20)
N=oCell.Value
FOR I=1 TO N
	oCell=Sheet1.getCellByPosition(I,22)
	oCell.Value=INT(rnd()*3)+1
	IF oCell.Value=4 then oCell.Value=3
NEXT I
END SUB

SUB DICE4
DIM aDoc as object, oView as object, Sheet1 as object
DIM oCell as object, N AS INTEGER
aDoc = ThisComponent
oView=ThisComponent.getCurrentController()
Sheet1=oView.getActiveSheet()
oCell=Sheet1.getCellByPosition(2,26)
N=oCell.Value
FOR I=1 TO N
	oCell=Sheet1.getCellByPosition(I,28)
	oCell.Value=INT(rnd()*4)+1
	IF oCell.Value=5 then oCell.Value=4
NEXT I
END SUB

SUB DICE5
DIM aDoc as object, oView as object, Sheet1 as object
DIM oCell as object, N AS INTEGER
aDoc = ThisComponent
oView=ThisComponent.getCurrentController()
Sheet1=oView.getActiveSheet()
oCell=Sheet1.getCellByPosition(2,32)
N=oCell.Value
FOR I=1 TO N
	oCell=Sheet1.getCellByPosition(I,34)
	oCell.Value=INT(rnd()*5)+1
	IF oCell.Value=6 then oCell.Value=5
NEXT I
END SUB

SUB DICE6
DIM aDoc as object, oView as object, Sheet1 as object
DIM oCell as object, N AS INTEGER
aDoc = ThisComponent
oView=ThisComponent.getCurrentController()
Sheet1=oView.getActiveSheet()
oCell=Sheet1.getCellByPosition(2,38)
N=oCell.Value
FOR I=1 TO N
	oCell=Sheet1.getCellByPosition(I,40)
	oCell.Value=INT(rnd()*6)+1
	IF oCell.Value=7 then oCell.Value=6
NEXT I
END SUB

SUB DICE7
DIM aDoc as object, oView as object, Sheet1 as object
DIM oCell as object, N AS INTEGER
aDoc = ThisComponent
oView=ThisComponent.getCurrentController()
Sheet1=oView.getActiveSheet()
oCell=Sheet1.getCellByPosition(2,44)
N=oCell.Value
FOR I=1 TO N
	oCell=Sheet1.getCellByPosition(I,46)
	oCell.Value=INT(rnd()*7)+1
	IF oCell.Value=8 then oCell.Value=7
NEXT I
END SUB

SUB DICE8
DIM aDoc as object, oView as object, Sheet1 as object
DIM oCell as object, N AS INTEGER
aDoc = ThisComponent
oView=ThisComponent.getCurrentController()
Sheet1=oView.getActiveSheet()
oCell=Sheet1.getCellByPosition(2,50)
N=oCell.Value
FOR I=1 TO N
	oCell=Sheet1.getCellByPosition(I,52)
	oCell.Value=INT(rnd()*8)+1
	IF oCell.Value=9 then oCell.Value=8
NEXT I
END SUB

SUB DICE9
DIM aDoc as object, oView as object, Sheet1 as object
DIM oCell as object, N AS INTEGER
aDoc = ThisComponent
oView=ThisComponent.getCurrentController()
Sheet1=oView.getActiveSheet()
oCell=Sheet1.getCellByPosition(2,56)
N=oCell.Value
FOR I=1 TO N
	oCell=Sheet1.getCellByPosition(I,58)
	oCell.Value=INT(rnd()*9)+1
	IF oCell.Value=10 then oCell.Value=9
NEXT I
END SUB

SUB DICE10
DIM aDoc as object, oView as object, Sheet1 as object
DIM oCell as object, N AS INTEGER
aDoc = ThisComponent
oView=ThisComponent.getCurrentController()
Sheet1=oView.getActiveSheet()
oCell=Sheet1.getCellByPosition(2,62)
N=oCell.Value
FOR I=1 TO N
	oCell=Sheet1.getCellByPosition(I,64)
	oCell.Value=INT(rnd()*10)+1
	IF oCell.Value=11 then oCell.Value=10
NEXT I
END SUB

SUB DICE12
DIM aDoc as object, oView as object, Sheet1 as object
DIM oCell as object, N AS INTEGER
aDoc = ThisComponent
oView=ThisComponent.getCurrentController()
Sheet1=oView.getActiveSheet()
oCell=Sheet1.getCellByPosition(2,68)
N=oCell.Value
FOR I=1 TO N
	oCell=Sheet1.getCellByPosition(I,70)
	oCell.Value=INT(rnd()*12)+1
	IF oCell.Value=13 then oCell.Value=12
NEXT I
END SUB

SUB DICE20
DIM aDoc as object, oView as object, Sheet1 as object
DIM oCell as object, N AS INTEGER
aDoc = ThisComponent
oView=ThisComponent.getCurrentController()
Sheet1=oView.getActiveSheet()
oCell=Sheet1.getCellByPosition(2,74)
N=oCell.Value
FOR I=1 TO N
	oCell=Sheet1.getCellByPosition(I,76)
	oCell.Value=INT(rnd()*20)+1
	IF oCell.Value=21 then oCell.Value=20
NEXT I
END SUB

SUB DICE25
DIM aDoc as object, oView as object, Sheet1 as object
DIM oCell as object, N AS INTEGER
aDoc = ThisComponent
oView=ThisComponent.getCurrentController()
Sheet1=oView.getActiveSheet()
oCell=Sheet1.getCellByPosition(2,80)
N=oCell.Value
FOR I=1 TO N
	oCell=Sheet1.getCellByPosition(I,82)
	oCell.Value=INT(rnd()*25)+1
	IF oCell.Value=26 then oCell.Value=25
NEXT I
END SUB

SUB DICE100
DIM aDoc as object, oView as object, Sheet1 as object
DIM oCell as object, N AS INTEGER
aDoc = ThisComponent
oView=ThisComponent.getCurrentController()
Sheet1=oView.getActiveSheet()
oCell=Sheet1.getCellByPosition(2,86)
N=oCell.Value
FOR I=1 TO N
	oCell=Sheet1.getCellByPosition(I,88)
	oCell.Value=INT(rnd()*100)+1
	IF oCell.Value=101 then oCell.Value=100
NEXT I
END SUB

SUB DICEn
DIM aDoc as object, oView as object, Sheet1 as object
DIM oCell as object, N AS INTEGER, F AS INTEGER
aDoc = ThisComponent
oView=ThisComponent.getCurrentController()
Sheet1=oView.getActiveSheet()
oCell=Sheet1.getCellByPosition(2,92)
N=oCell.Value
oCell=Sheet1.getCellByPosition(2,94)
F=oCell.Value
FOR I=1 TO N
	oCell=Sheet1.getCellByPosition(I,96)
	oCell.Value=INT(rnd()*F)+1
	IF oCell.Value=F+1 then oCell.Value=F
NEXT I
END SUB

SUB LISTAMIZER
DIM M AS INTEGER, N AS INTEGER, R AS INTEGER
DIM I AS INTEGER, J AS INTEGER, S AS INTEGER
DIM aDoc as object, oView as object, Sheet1 as object
DIM oCell as object, IL(), ITEM AS STRING
'Determine number of items, R
aDoc = ThisComponent
oView=ThisComponent.getCurrentController()
Sheet1=oView.getActiveSheet()
oCell=Sheet1.getCellByPosition(2,100)
M=oCell.Value
oCell=Sheet1.getCellByPosition(3,100)
N=oCell.Value
S=M
oCell=Sheet1.getCellByPosition(N-1,M-1)
R=0
DO UNTIL oCell.String="" OR oCell.String=" "

	R=R+1
	S=S+1
	oCell=Sheet1.getCellByPosition(N-1,S-1)
LOOP

'Load internal list
REDIM IL(R-1)

FOR I=1 TO R
	oCell=Sheet1.getCellByPosition(N-1,M+I-2)
	IL(I)=oCell.String
NEXT I
'Select random item
I=INT(RND()*R)+1
IF I=R+1 THEN I=R
ITEM=IL(I)

'Output selected item
oCell=Sheet1.getCellByPosition(2,102)
oCell.String=ITEM
END SUB

SUB MATRIXIZER
DIM M AS INTEGER, N AS INTEGER, R AS INTEGER, C AS INTEGER
DIM I AS INTEGER, J AS INTEGER, S AS INTEGER, T AS INTEGER
DIM aDoc as object, oView as object, Sheet1 as object
DIM oCell as object, IL(), ITEM() AS STRING,V AS INTEGER
'Determine number of items, R
aDoc = ThisComponent
oView=ThisComponent.getCurrentController()
Sheet1=oView.getActiveSheet()
oCell=Sheet1.getCellByPosition(2,106)
M=oCell.Value
oCell=Sheet1.getCellByPosition(3,106)
N=oCell.Value
S=M
T=N
oCell=Sheet1.getCellByPosition(N-1,M-1)
R=0
DO UNTIL oCell.String="" OR oCell.String=" "

	R=R+1
	S=S+1
	oCell=Sheet1.getCellByPosition(N-1,S-1)
LOOP
oCell=Sheet1.getCellByPosition(N-1,M-1)
C=0
DO UNTIL oCell.String="" OR oCell.String=" "

	C=C+1
	T=T+1
	oCell=Sheet1.getCellByPosition(T-1,M-1)
LOOP
'Load internal list
REDIM IL(R-1,C-1), ITEM(C-1)
FOR I=1 TO R
	FOR J=1 TO C
		oCell=Sheet1.getCellByPosition(N+J-2,M+I-2)
		IL(I,J)=oCell.String
	NEXT J
NEXT I
'Select random item
FOR J=1 TO C
	V=INT(RND()*R+1)
	IF V&gt;R THEN V=R
	ITEM(J)=IL(V,J)
NEXT J

'Output selected item
FOR I=1 TO C
	oCell=Sheet1.getCellByPosition(1+I,108)
	oCell.String=ITEM(I)
NEXT I
END SUB
</script:module>
</file>

<file path=Basic/Standard/Structures.xml><?xml version="1.0" encoding="utf-8"?>
<!DOCTYPE module  PUBLIC '-//OpenOffice.org//DTD OfficeDocument 1.0//EN'  'module.dtd'>
<script:module xmlns:script="http://openoffice.org/2000/script" script:name="Structures" script:language="StarBasic">REM  *****  BASIC  *****
OPTION BASE 1
GLOBAL CT(1,4) AS INTEGER
GLOBAL ST(1,4)
GLOBAL P(1,4)
GLOBAL Q(1,4)
GLOBAL MFLG AS INTEGER
GLOBAL FRQ
GLOBAL NINT AS INTEGER
GLOBAL NCNT AS INTEGER
GLOBAL RNDM(3) AS INTEGER
GLOBAL PNTR AS LONG
GLOBAL NFLG AS INTEGER

</script:module>
</file>

<file path=Basic/Standard/script-lb.xml><?xml version="1.0" encoding="utf-8"?>
<!DOCTYPE library  PUBLIC '-//OpenOffice.org//DTD OfficeDocument 1.0//EN'  'library.dtd'>
<library:library xmlns:library="http://openoffice.org/2000/library" library:name="Standard" library:readonly="false" library:passwordprotected="false">
  <library:element library:name="Structures"/>
  <library:element library:name="CountTime"/>
  <library:element library:name="Random"/>
  <library:element library:name="Psychology"/>
</library:library>
</file>

<file path=Basic/script-lc.xml><?xml version="1.0" encoding="utf-8"?>
<!DOCTYPE libraries  PUBLIC '-//OpenOffice.org//DTD OfficeDocument 1.0//EN'  'libraries.dtd'>
<library:libraries xmlns:library="http://openoffice.org/2000/library" xmlns:xlink="http://www.w3.org/1999/xlink">
  <library:library library:name="Standard" library:link="false"/>
</library:libraries>
</file>